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styles.xml" manifest:media-type="text/xml"/>
  <manifest:file-entry manifest:full-path="Object 46/meta.xml" manifest:media-type="text/xml"/>
  <manifest:file-entry manifest:full-path="Object 46/" manifest:media-type="application/vnd.oasis.opendocument.chart"/>
  <manifest:file-entry manifest:full-path="Object 45/content.xml" manifest:media-type="text/xml"/>
  <manifest:file-entry manifest:full-path="Object 45/manifest.rdf" manifest:media-type="application/rdf+xml"/>
  <manifest:file-entry manifest:full-path="Object 45/Configurations2/accelerator/current.xml" manifest:media-type=""/>
  <manifest:file-entry manifest:full-path="Object 45/Configurations2/" manifest:media-type="application/vnd.sun.xml.ui.configuration"/>
  <manifest:file-entry manifest:full-path="Object 45/styles.xml" manifest:media-type="text/xml"/>
  <manifest:file-entry manifest:full-path="Object 45/settings.xml" manifest:media-type="text/xml"/>
  <manifest:file-entry manifest:full-path="Object 45/" manifest:version="1.2" manifest:media-type="application/vnd.oasis.opendocument.spreadsheet"/>
  <manifest:file-entry manifest:full-path="Object 44/content.xml" manifest:media-type="text/xml"/>
  <manifest:file-entry manifest:full-path="Object 44/styles.xml" manifest:media-type="text/xml"/>
  <manifest:file-entry manifest:full-path="Object 44/meta.xml" manifest:media-type="text/xml"/>
  <manifest:file-entry manifest:full-path="Object 44/" manifest:media-type="application/vnd.oasis.opendocument.chart"/>
  <manifest:file-entry manifest:full-path="Object 43/content.xml" manifest:media-type="text/xml"/>
  <manifest:file-entry manifest:full-path="Object 43/styles.xml" manifest:media-type="text/xml"/>
  <manifest:file-entry manifest:full-path="Object 43/meta.xml" manifest:media-type="text/xml"/>
  <manifest:file-entry manifest:full-path="Object 43/" manifest:media-type="application/vnd.oasis.opendocument.chart"/>
  <manifest:file-entry manifest:full-path="Object 42/content.xml" manifest:media-type="text/xml"/>
  <manifest:file-entry manifest:full-path="Object 42/styles.xml" manifest:media-type="text/xml"/>
  <manifest:file-entry manifest:full-path="Object 42/meta.xml" manifest:media-type="text/xml"/>
  <manifest:file-entry manifest:full-path="Object 42/" manifest:media-type="application/vnd.oasis.opendocument.chart"/>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9/content.xml" manifest:media-type="text/xml"/>
  <manifest:file-entry manifest:full-path="Object 49/styles.xml" manifest:media-type="text/xml"/>
  <manifest:file-entry manifest:full-path="Object 49/meta.xml" manifest:media-type="text/xml"/>
  <manifest:file-entry manifest:full-path="Object 49/" manifest:media-type="application/vnd.oasis.opendocument.chart"/>
  <manifest:file-entry manifest:full-path="layout-cache" manifest:media-type="application/binary"/>
  <manifest:file-entry manifest:full-path="Object 47/content.xml" manifest:media-type="text/xml"/>
  <manifest:file-entry manifest:full-path="Object 47/styles.xml" manifest:media-type="text/xml"/>
  <manifest:file-entry manifest:full-path="Object 47/meta.xml" manifest:media-type="text/xml"/>
  <manifest:file-entry manifest:full-path="Object 47/" manifest:media-type="application/vnd.oasis.opendocument.char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
  <manifest:file-entry manifest:full-path="ObjectReplacements/Object 50" manifest:media-type=""/>
  <manifest:file-entry manifest:full-path="ObjectReplacements/Object 3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manifest.rdf" manifest:media-type="application/rdf+xml"/>
  <manifest:file-entry manifest:full-path="Object 50/content.xml" manifest:media-type="text/xml"/>
  <manifest:file-entry manifest:full-path="Object 50/styles.xml" manifest:media-type="text/xml"/>
  <manifest:file-entry manifest:full-path="Object 50/meta.xml" manifest:media-type="text/xml"/>
  <manifest:file-entry manifest:full-path="Object 50/" manifest:media-type="application/vnd.oasis.opendocument.char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8/content.xml" manifest:media-type="text/xml"/>
  <manifest:file-entry manifest:full-path="Object 48/styles.xml" manifest:media-type="text/xml"/>
  <manifest:file-entry manifest:full-path="Object 48/meta.xml" manifest:media-type="text/xml"/>
  <manifest:file-entry manifest:full-path="Object 48/" manifest:media-type="application/vnd.oasis.opendocument.char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1/content.xml" manifest:media-type="text/xml"/>
  <manifest:file-entry manifest:full-path="Object 51/styles.xml" manifest:media-type="text/xml"/>
  <manifest:file-entry manifest:full-path="Object 51/meta.xml" manifest:media-type="text/xml"/>
  <manifest:file-entry manifest:full-path="Object 51/" manifest:media-type="application/vnd.oasis.opendocument.chart"/>
  <manifest:file-entry manifest:full-path="styles.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7/content.xml" manifest:media-type="text/xml"/>
  <manifest:file-entry manifest:full-path="Object 37/settings.xml" manifest:media-type="text/xml"/>
  <manifest:file-entry manifest:full-path="Object 37/styles.xml" manifest:media-type="text/xml"/>
  <manifest:file-entry manifest:full-path="Object 37/manifest.rdf" manifest:media-type="application/rdf+xml"/>
  <manifest:file-entry manifest:full-path="Object 37/" manifest:version="1.2" manifest:media-type="application/vnd.oasis.opendocument.spreadshee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39/content.xml" manifest:media-type="text/xml"/>
  <manifest:file-entry manifest:full-path="Object 39/styles.xml" manifest:media-type="text/xml"/>
  <manifest:file-entry manifest:full-path="Object 39/meta.xml" manifest:media-type="text/xml"/>
  <manifest:file-entry manifest:full-path="Object 3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1" style:family="table-row">
      <style:table-row-properties style:min-row-height="0.706cm"/>
    </style:style>
    <style:style style:name="Tabela1.A1" style:family="table-cell">
      <style:table-cell-properties fo:padding="0cm" fo:border="none"/>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1" style:family="table-row">
      <style:table-row-properties style:min-row-height="0.706cm"/>
    </style:style>
    <style:style style:name="Tabela2.A1" style:family="table-cell">
      <style:table-cell-properties fo:padding="0cm" fo:border="none"/>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1" style:family="table-row">
      <style:table-row-properties style:min-row-height="0.706cm"/>
    </style:style>
    <style:style style:name="Tabela3.A1" style:family="table-cell">
      <style:table-cell-properties fo:padding="0cm" fo:border="none"/>
    </style:style>
    <style:style style:name="Tabela7" style:family="table">
      <style:table-properties style:width="17cm" fo:break-before="page" table:align="margins"/>
    </style:style>
    <style:style style:name="Tabela7.A" style:family="table-column">
      <style:table-column-properties style:column-width="17cm" style:rel-column-width="65535*"/>
    </style:style>
    <style:style style:name="Tabela7.1" style:family="table-row">
      <style:table-row-properties style:min-row-height="0.706cm"/>
    </style:style>
    <style:style style:name="Tabela7.A1" style:family="table-cell">
      <style:table-cell-properties fo:padding="0cm" fo:border="none"/>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1" style:family="table-row">
      <style:table-row-properties style:min-row-height="0.706cm"/>
    </style:style>
    <style:style style:name="Tabela8.A1" style:family="table-cell">
      <style:table-cell-properties fo:padding="0cm" fo:border="none"/>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1" style:family="table-row">
      <style:table-row-properties style:min-row-height="0.706cm"/>
    </style:style>
    <style:style style:name="Tabela4.A1" style:family="table-cell">
      <style:table-cell-properties fo:padding="0cm" fo:border="none"/>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1" style:family="table-row">
      <style:table-row-properties style:min-row-height="0.706cm"/>
    </style:style>
    <style:style style:name="Tabela9.A1" style:family="table-cell">
      <style:table-cell-properties fo:padding="0cm" fo:border="none"/>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1" style:family="table-row">
      <style:table-row-properties style:min-row-height="0.706cm"/>
    </style:style>
    <style:style style:name="Tabela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text-properties fo:font-size="12pt" fo:font-weight="normal" officeooo:rsid="001e4999" officeooo:paragraph-rsid="001e4999" style:font-size-asian="10.5pt" style:font-weight-asian="normal" style:font-size-complex="12pt" style:font-weight-complex="normal"/>
    </style:style>
    <style:style style:name="P3" style:family="paragraph" style:parent-style-name="Standard">
      <style:paragraph-properties fo:line-height="115%" fo:text-align="justify" style:justify-single-word="false"/>
      <style:text-properties fo:font-size="12pt" fo:font-weight="normal" officeooo:rsid="001e4999" officeooo:paragraph-rsid="01f2fd1e" style:font-size-asian="10.5pt" style:font-weight-asian="normal" style:font-size-complex="12pt" style:font-weight-complex="normal"/>
    </style:style>
    <style:style style:name="P4" style:family="paragraph" style:parent-style-name="Standard">
      <style:paragraph-properties fo:line-height="115%" fo:text-align="justify" style:justify-single-word="false"/>
      <style:text-properties fo:font-size="12pt" fo:font-weight="normal" officeooo:rsid="001e4999" officeooo:paragraph-rsid="00229675" style:font-size-asian="10.5pt" style:font-weight-asian="normal" style:font-size-complex="12pt" style:font-weight-complex="normal"/>
    </style:style>
    <style:style style:name="P5" style:family="paragraph" style:parent-style-name="Standard">
      <style:paragraph-properties fo:line-height="115%" fo:text-align="justify" style:justify-single-word="false"/>
      <style:text-properties fo:font-size="12pt" fo:font-weight="normal" officeooo:rsid="001e4999" officeooo:paragraph-rsid="01f64af1" style:font-size-asian="10.5pt" style:font-weight-asian="normal" style:font-size-complex="12pt" style:font-weight-complex="normal"/>
    </style:style>
    <style:style style:name="P6" style:family="paragraph" style:parent-style-name="Standard">
      <style:paragraph-properties fo:line-height="115%" fo:text-align="justify" style:justify-single-word="false"/>
      <style:text-properties fo:font-size="12pt" fo:font-weight="normal" officeooo:rsid="001e4999" officeooo:paragraph-rsid="02ee9efd" style:font-size-asian="10.5pt" style:font-weight-asian="normal" style:font-size-complex="12pt" style:font-weight-complex="normal"/>
    </style:style>
    <style:style style:name="P7" style:family="paragraph" style:parent-style-name="Standard">
      <style:paragraph-properties fo:line-height="115%" fo:text-align="justify" style:justify-single-word="false"/>
      <style:text-properties fo:font-size="12pt" fo:font-weight="normal" officeooo:rsid="001e4999" officeooo:paragraph-rsid="02f510a2"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fo:font-weight="normal" officeooo:rsid="0016ce22" officeooo:paragraph-rsid="0016ce22"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2pt" fo:font-weight="normal" officeooo:rsid="00114896" officeooo:paragraph-rsid="00114896" style:font-size-asian="10.5pt" style:font-weight-asian="normal" style:font-size-complex="12pt" style:font-weight-complex="normal"/>
    </style:style>
    <style:style style:name="P10" style:family="paragraph" style:parent-style-name="Standard">
      <style:paragraph-properties fo:line-height="115%" fo:text-align="justify" style:justify-single-word="false"/>
      <style:text-properties fo:font-size="12pt" fo:font-weight="normal" officeooo:rsid="02f946bc" officeooo:paragraph-rsid="02f946bc" style:font-size-asian="10.5pt" style:font-weight-asian="normal" style:font-size-complex="12pt" style:font-weight-complex="normal"/>
    </style:style>
    <style:style style:name="P11" style:family="paragraph" style:parent-style-name="Standard">
      <style:paragraph-properties fo:line-height="115%" fo:text-align="justify" style:justify-single-word="false"/>
      <style:text-properties fo:font-size="12pt" fo:font-weight="normal" officeooo:rsid="02f946bc" officeooo:paragraph-rsid="031533f8" style:font-size-asian="10.5pt" style:font-weight-asian="normal" style:font-size-complex="12pt" style:font-weight-complex="normal"/>
    </style:style>
    <style:style style:name="P12" style:family="paragraph" style:parent-style-name="Standard">
      <style:paragraph-properties fo:line-height="115%" fo:text-align="justify" style:justify-single-word="false"/>
      <style:text-properties fo:font-size="12pt" fo:font-weight="normal" officeooo:rsid="02fe9570" officeooo:paragraph-rsid="02fe9570" style:font-size-asian="10.5pt" style:font-weight-asian="normal" style:font-size-complex="12pt" style:font-weight-complex="normal"/>
    </style:style>
    <style:style style:name="P13" style:family="paragraph" style:parent-style-name="Standard">
      <style:paragraph-properties fo:line-height="115%" fo:text-align="justify" style:justify-single-word="false"/>
      <style:text-properties fo:font-size="12pt" fo:font-weight="normal" officeooo:rsid="0305b63a" officeooo:paragraph-rsid="0305b63a" style:font-size-asian="10.5pt" style:font-weight-asian="normal" style:font-size-complex="12pt" style:font-weight-complex="normal"/>
    </style:style>
    <style:style style:name="P14" style:family="paragraph" style:parent-style-name="Standard">
      <style:paragraph-properties fo:line-height="115%" fo:text-align="justify" style:justify-single-word="false"/>
      <style:text-properties fo:font-size="12pt" fo:font-weight="normal" officeooo:rsid="03090d6b" officeooo:paragraph-rsid="03090d6b" style:font-size-asian="10.5pt" style:font-weight-asian="normal" style:font-size-complex="12pt" style:font-weight-complex="normal"/>
    </style:style>
    <style:style style:name="P15" style:family="paragraph" style:parent-style-name="Standard">
      <style:paragraph-properties fo:line-height="115%" fo:text-align="justify" style:justify-single-word="false"/>
      <style:text-properties fo:font-size="12pt" fo:font-weight="normal" officeooo:rsid="031533f8" officeooo:paragraph-rsid="031533f8" style:font-size-asian="10.5pt" style:font-weight-asian="normal" style:font-size-complex="12pt" style:font-weight-complex="normal"/>
    </style:style>
    <style:style style:name="P16" style:family="paragraph" style:parent-style-name="Standard">
      <style:paragraph-properties fo:line-height="115%" fo:text-align="justify" style:justify-single-word="false"/>
      <style:text-properties fo:font-size="12pt" fo:font-weight="normal" officeooo:rsid="031cd3f0" officeooo:paragraph-rsid="031cd3f0" style:font-size-asian="10.5pt" style:font-weight-asian="normal" style:font-size-complex="12pt" style:font-weight-complex="normal"/>
    </style:style>
    <style:style style:name="P17" style:family="paragraph" style:parent-style-name="Standard">
      <style:paragraph-properties fo:line-height="115%" fo:text-align="justify" style:justify-single-word="false"/>
      <style:text-properties fo:font-size="12pt" fo:font-weight="normal" officeooo:rsid="03201329" officeooo:paragraph-rsid="03201329" style:font-size-asian="10.5pt" style:font-weight-asian="normal" style:font-size-complex="12pt" style:font-weight-complex="normal"/>
    </style:style>
    <style:style style:name="P18" style:family="paragraph" style:parent-style-name="Standard">
      <style:paragraph-properties fo:line-height="115%" fo:text-align="center" style:justify-single-word="false"/>
      <style:text-properties fo:font-size="16pt" fo:font-weight="bold" officeooo:rsid="000fb782" officeooo:paragraph-rsid="000fb782" style:font-size-asian="16pt" style:font-weight-asian="bold" style:font-size-complex="16pt" style:font-weight-complex="bold"/>
    </style:style>
    <style:style style:name="P19" style:family="paragraph" style:parent-style-name="Standard">
      <loext:graphic-properties draw:fill="solid" draw:fill-color="#dddddd" draw:opacity="100%"/>
      <style:paragraph-properties fo:line-height="115%" fo:background-color="#dddddd"/>
      <style:text-properties fo:font-size="16pt" fo:font-weight="bold" officeooo:rsid="01a44cc9" officeooo:paragraph-rsid="01f2fd1e" style:font-size-asian="16pt" style:font-weight-asian="bold" style:font-size-complex="16pt" style:font-weight-complex="bold"/>
    </style:style>
    <style:style style:name="P20" style:family="paragraph" style:parent-style-name="Standard">
      <loext:graphic-properties draw:fill="solid" draw:fill-color="#dddddd" draw:opacity="100%"/>
      <style:paragraph-properties fo:line-height="115%" fo:background-color="#dddddd"/>
      <style:text-properties fo:font-size="16pt" fo:font-weight="bold" officeooo:rsid="01f64af1" officeooo:paragraph-rsid="01f64af1" style:font-size-asian="16pt" style:font-weight-asian="bold" style:font-size-complex="16pt" style:font-weight-complex="bold"/>
    </style:style>
    <style:style style:name="P21" style:family="paragraph" style:parent-style-name="Standard">
      <loext:graphic-properties draw:fill="solid" draw:fill-color="#dddddd" draw:opacity="100%"/>
      <style:paragraph-properties fo:line-height="115%" fo:background-color="#dddddd"/>
      <style:text-properties fo:font-size="16pt" fo:font-weight="bold" officeooo:rsid="02202aa6" officeooo:paragraph-rsid="02202aa6" style:font-size-asian="16pt" style:font-weight-asian="bold" style:font-size-complex="16pt" style:font-weight-complex="bold"/>
    </style:style>
    <style:style style:name="P22" style:family="paragraph" style:parent-style-name="Standard">
      <loext:graphic-properties draw:fill="solid" draw:fill-color="#dddddd" draw:opacity="100%"/>
      <style:paragraph-properties fo:line-height="115%" fo:background-color="#dddddd"/>
      <style:text-properties fo:font-size="16pt" fo:font-weight="bold" officeooo:rsid="02da39d5" officeooo:paragraph-rsid="02da39d5" style:font-size-asian="16pt" style:font-weight-asian="bold" style:font-size-complex="16pt" style:font-weight-complex="bold"/>
    </style:style>
    <style:style style:name="P23" style:family="paragraph" style:parent-style-name="Standard">
      <loext:graphic-properties draw:fill="solid" draw:fill-color="#dddddd" draw:opacity="100%"/>
      <style:paragraph-properties fo:line-height="115%" fo:background-color="#dddddd"/>
      <style:text-properties fo:font-size="16pt" fo:font-weight="bold" officeooo:rsid="02ed7c79" officeooo:paragraph-rsid="02ee9efd" style:font-size-asian="16pt" style:font-weight-asian="bold" style:font-size-complex="16pt" style:font-weight-complex="bold"/>
    </style:style>
    <style:style style:name="P24" style:family="paragraph" style:parent-style-name="Standard">
      <style:paragraph-properties fo:line-height="115%" fo:text-align="center" style:justify-single-word="false"/>
      <style:text-properties fo:font-size="16pt" fo:font-weight="normal" officeooo:rsid="000fb782" officeooo:paragraph-rsid="000fb782" style:font-size-asian="16pt" style:font-weight-asian="normal" style:font-size-complex="16pt" style:font-weight-complex="normal"/>
    </style:style>
    <style:style style:name="P25" style:family="paragraph" style:parent-style-name="Standard">
      <style:paragraph-properties fo:line-height="115%" fo:text-align="center" style:justify-single-word="false"/>
      <style:text-properties fo:font-size="16pt" fo:font-weight="normal" officeooo:rsid="01f24760" officeooo:paragraph-rsid="01f24760" style:font-size-asian="16pt" style:font-weight-asian="normal" style:font-size-complex="16pt" style:font-weight-complex="normal"/>
    </style:style>
    <style:style style:name="P26" style:family="paragraph" style:parent-style-name="Standard">
      <style:paragraph-properties fo:line-height="115%" fo:text-align="center" style:justify-single-word="false"/>
      <style:text-properties fo:font-size="24pt" fo:font-weight="normal" officeooo:rsid="01f24760" officeooo:paragraph-rsid="01f24760" style:font-size-asian="24pt" style:font-weight-asian="normal" style:font-size-complex="24pt" style:font-weight-complex="normal"/>
    </style:style>
    <style:style style:name="P27" style:family="paragraph" style:parent-style-name="Standard">
      <style:paragraph-properties fo:line-height="115%" fo:text-align="center" style:justify-single-word="false"/>
      <style:text-properties fo:font-size="24pt" fo:font-weight="normal" officeooo:rsid="000fb782" officeooo:paragraph-rsid="000fb782" style:font-size-asian="24pt" style:font-weight-asian="normal" style:font-size-complex="24pt" style:font-weight-complex="normal"/>
    </style:style>
    <style:style style:name="P28" style:family="paragraph" style:parent-style-name="Standard">
      <style:paragraph-properties fo:line-height="115%" fo:text-align="center" style:justify-single-word="false"/>
      <style:text-properties fo:font-size="24pt" fo:font-weight="normal" officeooo:rsid="000fb782" officeooo:paragraph-rsid="00114896" style:font-size-asian="24pt" style:font-weight-asian="normal" style:font-size-complex="24pt" style:font-weight-complex="normal"/>
    </style:style>
    <style:style style:name="P29" style:family="paragraph" style:parent-style-name="Standard">
      <style:paragraph-properties fo:line-height="115%" fo:text-align="end" style:justify-single-word="false"/>
      <style:text-properties fo:font-size="24pt" fo:font-weight="bold" officeooo:rsid="000fb782" officeooo:paragraph-rsid="000fb782" style:font-size-asian="24pt" style:font-weight-asian="bold" style:font-size-complex="24pt" style:font-weight-complex="bold"/>
    </style:style>
    <style:style style:name="P30" style:family="paragraph" style:parent-style-name="Standard">
      <style:paragraph-properties fo:line-height="115%" fo:text-align="center" style:justify-single-word="false"/>
      <style:text-properties fo:font-size="14pt" fo:font-weight="normal" officeooo:rsid="00153869" officeooo:paragraph-rsid="00153869" style:font-size-asian="14pt" style:font-weight-asian="normal" style:font-size-complex="14pt" style:font-weight-complex="normal"/>
    </style:style>
    <style:style style:name="P31" style:family="paragraph" style:parent-style-name="Standard">
      <style:paragraph-properties fo:line-height="115%" fo:text-align="center" style:justify-single-word="false"/>
      <style:text-properties fo:font-size="14pt" fo:font-weight="normal" officeooo:rsid="01f24760" officeooo:paragraph-rsid="01f24760" style:font-size-asian="14pt" style:font-weight-asian="normal" style:font-size-complex="14pt" style:font-weight-complex="normal"/>
    </style:style>
    <style:style style:name="P32" style:family="paragraph" style:parent-style-name="Standard">
      <style:paragraph-properties fo:line-height="115%" fo:text-align="center" style:justify-single-word="false"/>
      <style:text-properties fo:font-size="14pt" fo:font-weight="normal" officeooo:rsid="00124e78" officeooo:paragraph-rsid="00114896" style:font-size-asian="14pt" style:font-weight-asian="normal" style:font-size-complex="14pt" style:font-weight-complex="normal"/>
    </style:style>
    <style:style style:name="P33" style:family="paragraph" style:parent-style-name="Standard">
      <style:paragraph-properties fo:line-height="115%" fo:text-align="center" style:justify-single-word="false"/>
      <style:text-properties fo:font-size="14pt" fo:font-weight="normal" officeooo:rsid="00114896" officeooo:paragraph-rsid="00114896" style:font-size-asian="14pt" style:font-weight-asian="normal" style:font-size-complex="14pt" style:font-weight-complex="normal"/>
    </style:style>
    <style:style style:name="P34" style:family="paragraph" style:parent-style-name="Standard">
      <style:paragraph-properties fo:line-height="115%" fo:text-align="start" style:justify-single-word="false"/>
      <style:text-properties fo:font-size="14pt" fo:font-weight="normal" officeooo:rsid="00114896" officeooo:paragraph-rsid="00114896" style:font-size-asian="14pt" style:font-weight-asian="normal" style:font-size-complex="14pt" style:font-weight-complex="normal"/>
    </style:style>
    <style:style style:name="P35" style:family="paragraph" style:parent-style-name="Standard">
      <style:paragraph-properties fo:line-height="115%" fo:text-align="center" style:justify-single-word="false"/>
      <style:text-properties fo:font-size="14pt" fo:font-weight="normal" officeooo:rsid="000fb782" officeooo:paragraph-rsid="000fb782" style:font-size-asian="14pt" style:font-weight-asian="normal" style:font-size-complex="14pt" style:font-weight-complex="normal"/>
    </style:style>
    <style:style style:name="P36" style:family="paragraph" style:parent-style-name="Standard">
      <style:paragraph-properties fo:line-height="115%" fo:text-align="center" style:justify-single-word="false"/>
      <style:text-properties fo:font-size="14pt" fo:font-weight="bold" officeooo:rsid="00153869" officeooo:paragraph-rsid="00153869" style:font-size-asian="14pt" style:font-weight-asian="bold" style:font-size-complex="14pt" style:font-weight-complex="bold"/>
    </style:style>
    <style:style style:name="P37" style:family="paragraph" style:parent-style-name="Standard">
      <style:paragraph-properties fo:line-height="115%" fo:text-align="end" style:justify-single-word="false"/>
      <style:text-properties officeooo:rsid="000fb782" officeooo:paragraph-rsid="000fb782"/>
    </style:style>
    <style:style style:name="P38" style:family="paragraph" style:parent-style-name="Standard">
      <style:paragraph-properties fo:line-height="115%" fo:text-align="justify" style:justify-single-word="false"/>
      <style:text-properties fo:font-weight="bold" officeooo:rsid="022c1d59" officeooo:paragraph-rsid="022c1d59" style:font-weight-asian="bold" style:font-weight-complex="bold"/>
    </style:style>
    <style:style style:name="P39" style:family="paragraph" style:parent-style-name="Standard">
      <style:paragraph-properties fo:line-height="115%" fo:text-align="justify" style:justify-single-word="false"/>
      <style:text-properties officeooo:paragraph-rsid="01f64af1"/>
    </style:style>
    <style:style style:name="P40" style:family="paragraph" style:parent-style-name="Standard">
      <style:paragraph-properties fo:line-height="115%" fo:text-align="justify" style:justify-single-word="false"/>
      <style:text-properties officeooo:paragraph-rsid="02202aa6"/>
    </style:style>
    <style:style style:name="P41" style:family="paragraph" style:parent-style-name="Standard">
      <style:paragraph-properties fo:line-height="115%" fo:text-align="justify" style:justify-single-word="false"/>
      <style:text-properties officeooo:paragraph-rsid="01f2fd1e"/>
    </style:style>
    <style:style style:name="P42" style:family="paragraph" style:parent-style-name="Standard">
      <style:paragraph-properties fo:line-height="115%" fo:text-align="justify" style:justify-single-word="false"/>
      <style:text-properties officeooo:paragraph-rsid="02ddd8dd"/>
    </style:style>
    <style:style style:name="P43" style:family="paragraph" style:parent-style-name="Standard">
      <style:paragraph-properties fo:line-height="115%" fo:text-align="justify" style:justify-single-word="false"/>
      <style:text-properties officeooo:paragraph-rsid="02ee9efd"/>
    </style:style>
    <style:style style:name="P44" style:family="paragraph" style:parent-style-name="Standard">
      <style:paragraph-properties fo:line-height="115%" fo:text-align="justify" style:justify-single-word="false"/>
      <style:text-properties officeooo:rsid="02202aa6" officeooo:paragraph-rsid="02202aa6"/>
    </style:style>
    <style:style style:name="P45" style:family="paragraph" style:parent-style-name="Standard">
      <style:paragraph-properties fo:line-height="115%" fo:text-align="start" style:justify-single-word="false"/>
      <style:text-properties fo:font-style="normal" fo:font-weight="normal" officeooo:rsid="022195f5" officeooo:paragraph-rsid="02202aa6"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officeooo:rsid="02e52a3e" officeooo:paragraph-rsid="02e52a3e"/>
    </style:style>
    <style:style style:name="P47" style:family="paragraph" style:parent-style-name="Standard">
      <style:paragraph-properties fo:line-height="115%" fo:text-align="justify" style:justify-single-word="false"/>
      <style:text-properties officeooo:rsid="02dfade4" officeooo:paragraph-rsid="02ddd8dd"/>
    </style:style>
    <style:style style:name="P48" style:family="paragraph" style:parent-style-name="Standard" style:list-style-name="L1">
      <style:paragraph-properties fo:line-height="115%" fo:text-align="justify" style:justify-single-word="false"/>
      <style:text-properties officeooo:rsid="02e52a3e" officeooo:paragraph-rsid="02e52a3e"/>
    </style:style>
    <style:style style:name="P49" style:family="paragraph" style:parent-style-name="Standard" style:list-style-name="L1">
      <style:paragraph-properties fo:line-height="115%" fo:text-align="justify" style:justify-single-word="false"/>
      <style:text-properties officeooo:rsid="02e68211" officeooo:paragraph-rsid="02e68211"/>
    </style:style>
    <style:style style:name="P50" style:family="paragraph" style:parent-style-name="Standard" style:list-style-name="L2">
      <style:paragraph-properties fo:line-height="115%" fo:text-align="justify" style:justify-single-word="false"/>
      <style:text-properties fo:font-size="12pt" fo:font-weight="normal" officeooo:rsid="02f946bc" officeooo:paragraph-rsid="02f946bc" style:font-size-asian="10.5pt" style:font-weight-asian="normal" style:font-size-complex="12pt" style:font-weight-complex="normal"/>
    </style:style>
    <style:style style:name="P51" style:family="paragraph" style:parent-style-name="Standard" style:list-style-name="L4">
      <style:paragraph-properties fo:line-height="115%" fo:text-align="justify" style:justify-single-word="false"/>
      <style:text-properties fo:font-size="12pt" fo:font-weight="normal" officeooo:rsid="02f946bc" officeooo:paragraph-rsid="031533f8" style:font-size-asian="10.5pt" style:font-weight-asian="normal" style:font-size-complex="12pt" style:font-weight-complex="normal"/>
    </style:style>
    <style:style style:name="P52" style:family="paragraph" style:parent-style-name="Standard" style:list-style-name="L3">
      <style:paragraph-properties fo:line-height="115%" fo:text-align="justify" style:justify-single-word="false"/>
      <style:text-properties fo:font-size="12pt" fo:font-weight="normal" officeooo:rsid="02fe9570" officeooo:paragraph-rsid="02fe9570" style:font-size-asian="10.5pt" style:font-weight-asian="normal" style:font-size-complex="12pt" style:font-weight-complex="normal"/>
    </style:style>
    <style:style style:name="P53" style:family="paragraph" style:parent-style-name="Standard">
      <style:paragraph-properties fo:line-height="115%" fo:text-align="justify" style:justify-single-word="false"/>
      <style:text-properties fo:font-size="12pt" fo:font-weight="normal" officeooo:rsid="02fe9570" officeooo:paragraph-rsid="02fe9570" style:font-size-asian="10.5pt" style:font-weight-asian="normal" style:font-size-complex="12pt" style:font-weight-complex="normal"/>
    </style:style>
    <style:style style:name="P54" style:family="paragraph" style:parent-style-name="Standard" style:list-style-name="L3">
      <style:paragraph-properties fo:line-height="115%" fo:text-align="justify" style:justify-single-word="false"/>
      <style:text-properties fo:font-size="12pt" fo:font-weight="normal" officeooo:rsid="0301a0b7" officeooo:paragraph-rsid="0301a0b7" style:font-size-asian="10.5pt" style:font-weight-asian="normal" style:font-size-complex="12pt" style:font-weight-complex="normal"/>
    </style:style>
    <style:style style:name="P55" style:family="paragraph" style:parent-style-name="Standard" style:list-style-name="L3">
      <style:paragraph-properties fo:line-height="115%" fo:text-align="justify" style:justify-single-word="false"/>
      <style:text-properties fo:font-size="12pt" fo:font-weight="normal" officeooo:rsid="0303769c" officeooo:paragraph-rsid="0303769c" style:font-size-asian="10.5pt" style:font-weight-asian="normal" style:font-size-complex="12pt" style:font-weight-complex="normal"/>
    </style:style>
    <style:style style:name="P56" style:family="paragraph" style:parent-style-name="Standard" style:list-style-name="L5">
      <style:paragraph-properties fo:line-height="115%" fo:text-align="justify" style:justify-single-word="false"/>
      <style:text-properties fo:font-size="12pt" fo:font-weight="normal" officeooo:rsid="03183a80" officeooo:paragraph-rsid="03183a80" style:font-size-asian="10.5pt" style:font-weight-asian="normal" style:font-size-complex="12pt" style:font-weight-complex="normal"/>
    </style:style>
    <style:style style:name="P57" style:family="paragraph" style:parent-style-name="Standard" style:list-style-name="L6">
      <style:paragraph-properties fo:line-height="115%" fo:text-align="justify" style:justify-single-word="false"/>
      <style:text-properties fo:font-size="12pt" fo:font-weight="normal" officeooo:rsid="031dfd3d" officeooo:paragraph-rsid="031dfd3d" style:font-size-asian="10.5pt" style:font-weight-asian="normal" style:font-size-complex="12pt" style:font-weight-complex="normal"/>
    </style:style>
    <style:style style:name="P58" style:family="paragraph" style:parent-style-name="Standard" style:list-style-name="L7">
      <style:paragraph-properties fo:line-height="115%" fo:text-align="justify" style:justify-single-word="false"/>
      <style:text-properties fo:font-size="12pt" fo:font-weight="normal" officeooo:rsid="03218995" officeooo:paragraph-rsid="03218995" style:font-size-asian="10.5pt" style:font-weight-asian="normal" style:font-size-complex="12pt" style:font-weight-complex="normal"/>
    </style:style>
    <style:style style:name="P59" style:family="paragraph" style:parent-style-name="Standard" style:list-style-name="L7">
      <style:paragraph-properties fo:line-height="115%" fo:text-align="justify" style:justify-single-word="false"/>
      <style:text-properties fo:font-size="12pt" fo:font-weight="normal" officeooo:rsid="03218995" officeooo:paragraph-rsid="032ee581" style:font-size-asian="10.5pt" style:font-weight-asian="normal" style:font-size-complex="12pt" style:font-weight-complex="normal"/>
    </style:style>
    <style:style style:name="P60" style:family="paragraph" style:parent-style-name="Standard" style:list-style-name="L7">
      <style:paragraph-properties fo:line-height="115%" fo:text-align="justify" style:justify-single-word="false"/>
      <style:text-properties fo:font-size="12pt" fo:font-weight="normal" officeooo:rsid="032434ce" officeooo:paragraph-rsid="032bbedd" style:font-size-asian="10.5pt" style:font-weight-asian="normal" style:font-size-complex="12pt" style:font-weight-complex="normal"/>
    </style:style>
    <style:style style:name="P61" style:family="paragraph" style:parent-style-name="Standard" style:list-style-name="L7">
      <style:paragraph-properties fo:line-height="115%" fo:text-align="justify" style:justify-single-word="false"/>
      <style:text-properties fo:font-size="12pt" fo:font-weight="normal" officeooo:rsid="032434ce" officeooo:paragraph-rsid="032ee581" style:font-size-asian="10.5pt" style:font-weight-asian="normal" style:font-size-complex="12pt" style:font-weight-complex="normal"/>
    </style:style>
    <style:style style:name="P62" style:family="paragraph" style:parent-style-name="Standard">
      <style:paragraph-properties fo:line-height="115%" fo:text-align="justify" style:justify-single-word="false"/>
      <style:text-properties fo:font-size="12pt" fo:font-weight="normal" officeooo:rsid="001e4999" officeooo:paragraph-rsid="01f64af1" style:font-size-asian="10.5pt" style:font-weight-asian="normal" style:font-size-complex="12pt" style:font-weight-complex="normal"/>
    </style:style>
    <style:style style:name="P63" style:family="paragraph" style:parent-style-name="Standard">
      <style:paragraph-properties fo:line-height="115%" fo:text-align="justify" style:justify-single-word="false"/>
      <style:text-properties fo:font-size="12pt" fo:font-weight="normal" officeooo:rsid="001e4999" officeooo:paragraph-rsid="02eb1c0e" style:font-size-asian="10.5pt" style:font-weight-asian="normal" style:font-size-complex="12pt" style:font-weight-complex="normal"/>
    </style:style>
    <style:style style:name="P64" style:family="paragraph" style:parent-style-name="Standard">
      <style:paragraph-properties fo:line-height="115%" fo:text-align="justify" style:justify-single-word="false"/>
      <style:text-properties fo:font-size="12pt" fo:font-weight="normal" officeooo:rsid="032bbedd" officeooo:paragraph-rsid="032bbedd" style:font-size-asian="10.5pt" style:font-weight-asian="normal" style:font-size-complex="12pt" style:font-weight-complex="normal"/>
    </style:style>
    <style:style style:name="P65" style:family="paragraph" style:parent-style-name="Standard">
      <style:paragraph-properties fo:line-height="115%" fo:text-align="justify" style:justify-single-word="false"/>
      <style:text-properties fo:font-size="12pt" fo:font-weight="normal" officeooo:rsid="0331cddd" officeooo:paragraph-rsid="0331cddd" style:font-size-asian="10.5pt" style:font-weight-asian="normal" style:font-size-complex="12pt" style:font-weight-complex="normal"/>
    </style:style>
    <style:style style:name="P66" style:family="paragraph" style:parent-style-name="Standard" style:list-style-name="L6">
      <style:paragraph-properties fo:line-height="115%" fo:text-align="justify" style:justify-single-word="false"/>
      <style:text-properties fo:font-size="12pt" fo:font-style="normal" fo:font-weight="normal" officeooo:rsid="031dfd3d" officeooo:paragraph-rsid="031dfd3d"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15%" fo:text-align="justify" style:justify-single-word="false"/>
      <style:text-properties officeooo:paragraph-rsid="02ee9efd"/>
    </style:style>
    <style:style style:name="P68" style:family="paragraph" style:parent-style-name="Standard" style:list-style-name="L8">
      <style:paragraph-properties fo:line-height="115%" fo:text-align="justify" style:justify-single-word="false"/>
      <style:text-properties officeooo:paragraph-rsid="033de74a"/>
    </style:style>
    <style:style style:name="P69" style:family="paragraph" style:parent-style-name="Standard" style:list-style-name="L11">
      <style:paragraph-properties fo:line-height="115%" fo:text-align="justify" style:justify-single-word="false"/>
      <style:text-properties officeooo:paragraph-rsid="03065840"/>
    </style:style>
    <style:style style:name="P70" style:family="paragraph" style:parent-style-name="Standard" style:list-style-name="L12">
      <style:paragraph-properties fo:line-height="115%" fo:text-align="justify" style:justify-single-word="false"/>
      <style:text-properties officeooo:paragraph-rsid="0357cf1c"/>
    </style:style>
    <style:style style:name="P71" style:family="paragraph" style:parent-style-name="Standard">
      <style:paragraph-properties fo:line-height="115%" fo:text-align="justify" style:justify-single-word="false"/>
      <style:text-properties officeooo:paragraph-rsid="03a50dd1"/>
    </style:style>
    <style:style style:name="P72" style:family="paragraph" style:parent-style-name="Standard">
      <style:paragraph-properties fo:line-height="115%" fo:text-align="justify" style:justify-single-word="false"/>
      <style:text-properties officeooo:paragraph-rsid="03d5d425"/>
    </style:style>
    <style:style style:name="P73" style:family="paragraph" style:parent-style-name="Standard">
      <style:paragraph-properties fo:line-height="115%" fo:text-align="justify" style:justify-single-word="false"/>
      <style:text-properties officeooo:rsid="0337b9f7" officeooo:paragraph-rsid="0337b9f7"/>
    </style:style>
    <style:style style:name="P74" style:family="paragraph" style:parent-style-name="Standard">
      <style:paragraph-properties fo:line-height="115%" fo:text-align="justify" style:justify-single-word="false"/>
      <style:text-properties officeooo:rsid="0337b9f7" officeooo:paragraph-rsid="033de74a"/>
    </style:style>
    <style:style style:name="P75" style:family="paragraph" style:parent-style-name="Standard">
      <style:paragraph-properties fo:line-height="115%" fo:text-align="justify" style:justify-single-word="false"/>
      <style:text-properties officeooo:rsid="0337b9f7" officeooo:paragraph-rsid="03a50dd1"/>
    </style:style>
    <style:style style:name="P76" style:family="paragraph" style:parent-style-name="Standard">
      <style:paragraph-properties fo:line-height="115%" fo:text-align="justify" style:justify-single-word="false"/>
      <style:text-properties officeooo:rsid="033de74a" officeooo:paragraph-rsid="033de74a"/>
    </style:style>
    <style:style style:name="P77" style:family="paragraph" style:parent-style-name="Standard" style:list-style-name="L10">
      <style:paragraph-properties fo:line-height="115%" fo:text-align="justify" style:justify-single-word="false"/>
      <style:text-properties officeooo:rsid="033de74a" officeooo:paragraph-rsid="033de74a"/>
    </style:style>
    <style:style style:name="P78" style:family="paragraph" style:parent-style-name="Standard">
      <style:paragraph-properties fo:line-height="115%" fo:text-align="justify" style:justify-single-word="false"/>
      <style:text-properties officeooo:rsid="033de74a" officeooo:paragraph-rsid="0357cf1c"/>
    </style:style>
    <style:style style:name="P79" style:family="paragraph" style:parent-style-name="Standard">
      <style:paragraph-properties fo:line-height="115%" fo:text-align="justify" style:justify-single-word="false"/>
      <style:text-properties officeooo:rsid="0341e818" officeooo:paragraph-rsid="0341e818"/>
    </style:style>
    <style:style style:name="P80" style:family="paragraph" style:parent-style-name="Standard">
      <style:paragraph-properties fo:line-height="115%" fo:text-align="justify" style:justify-single-word="false"/>
      <style:text-properties officeooo:rsid="02eb1c0e" officeooo:paragraph-rsid="0347a8c0"/>
    </style:style>
    <style:style style:name="P81" style:family="paragraph" style:parent-style-name="Standard">
      <style:paragraph-properties fo:line-height="115%" fo:text-align="justify" style:justify-single-word="false"/>
      <style:text-properties officeooo:rsid="0357cf1c" officeooo:paragraph-rsid="0357cf1c"/>
    </style:style>
    <style:style style:name="P82" style:family="paragraph" style:parent-style-name="Standard" style:list-style-name="L14">
      <style:paragraph-properties fo:line-height="115%" fo:text-align="justify" style:justify-single-word="false"/>
      <style:text-properties officeooo:rsid="035a9bcd" officeooo:paragraph-rsid="035a9bcd"/>
    </style:style>
    <style:style style:name="P83" style:family="paragraph" style:parent-style-name="Standard">
      <style:paragraph-properties fo:line-height="115%" fo:text-align="justify" style:justify-single-word="false"/>
      <style:text-properties officeooo:rsid="035bd886" officeooo:paragraph-rsid="035bd886"/>
    </style:style>
    <style:style style:name="P84" style:family="paragraph" style:parent-style-name="Standard">
      <style:paragraph-properties fo:line-height="115%" fo:text-align="justify" style:justify-single-word="false"/>
      <style:text-properties fo:font-weight="bold" officeooo:rsid="022c1d59" officeooo:paragraph-rsid="022c1d59" style:font-weight-asian="bold" style:font-weight-complex="bold"/>
    </style:style>
    <style:style style:name="P85" style:family="paragraph" style:parent-style-name="Standard">
      <style:paragraph-properties fo:line-height="115%" fo:text-align="justify" style:justify-single-word="false"/>
      <style:text-properties fo:font-weight="bold" officeooo:rsid="022c1d59" officeooo:paragraph-rsid="038e04af" style:font-weight-asian="bold" style:font-weight-complex="bold"/>
    </style:style>
    <style:style style:name="P86" style:family="paragraph" style:parent-style-name="Standard">
      <style:paragraph-properties fo:line-height="115%" fo:text-align="justify" style:justify-single-word="false"/>
      <style:text-properties fo:font-weight="bold" officeooo:rsid="022c1d59" officeooo:paragraph-rsid="03976612" style:font-weight-asian="bold" style:font-weight-complex="bold"/>
    </style:style>
    <style:style style:name="P87" style:family="paragraph" style:parent-style-name="Standard">
      <style:paragraph-properties fo:line-height="115%" fo:text-align="justify" style:justify-single-word="false"/>
      <style:text-properties fo:font-weight="bold" officeooo:rsid="022c1d59" officeooo:paragraph-rsid="03c9dfbc" style:font-weight-asian="bold" style:font-weight-complex="bold"/>
    </style:style>
    <style:style style:name="P88" style:family="paragraph" style:parent-style-name="Standard">
      <style:paragraph-properties fo:line-height="115%" fo:text-align="start" style:justify-single-word="false"/>
      <style:text-properties fo:font-weight="bold" officeooo:rsid="022c1d59" officeooo:paragraph-rsid="03976612" style:font-weight-asian="bold" style:font-weight-complex="bold"/>
    </style:style>
    <style:style style:name="P89" style:family="paragraph" style:parent-style-name="Standard">
      <style:paragraph-properties fo:line-height="115%" fo:text-align="center" style:justify-single-word="false"/>
      <style:text-properties fo:font-weight="bold" officeooo:rsid="022c1d59" officeooo:paragraph-rsid="03976612" style:font-weight-asian="bold" style:font-weight-complex="bold"/>
    </style:style>
    <style:style style:name="P90" style:family="paragraph" style:parent-style-name="Standard">
      <style:paragraph-properties fo:line-height="115%" fo:text-align="justify" style:justify-single-word="false"/>
      <style:text-properties fo:font-weight="bold" officeooo:rsid="03688c1c" officeooo:paragraph-rsid="022c1d59" style:font-weight-asian="bold" style:font-weight-complex="bold"/>
    </style:style>
    <style:style style:name="P91" style:family="paragraph" style:parent-style-name="Standard">
      <style:paragraph-properties fo:line-height="115%" fo:text-align="justify" style:justify-single-word="false"/>
      <style:text-properties fo:font-weight="bold" officeooo:rsid="03688c1c" officeooo:paragraph-rsid="03688c1c" style:font-weight-asian="bold" style:font-weight-complex="bold"/>
    </style:style>
    <style:style style:name="P92" style:family="paragraph" style:parent-style-name="Standard" style:list-style-name="L15">
      <style:paragraph-properties fo:line-height="115%" fo:text-align="justify" style:justify-single-word="false"/>
      <style:text-properties fo:font-weight="bold" officeooo:rsid="03688c1c" officeooo:paragraph-rsid="03688c1c" style:font-weight-asian="bold" style:font-weight-complex="bold"/>
    </style:style>
    <style:style style:name="P93" style:family="paragraph" style:parent-style-name="Standard" style:list-style-name="L15">
      <style:paragraph-properties fo:line-height="115%" fo:text-align="justify" style:justify-single-word="false"/>
      <style:text-properties fo:font-weight="bold" officeooo:rsid="036985ce" officeooo:paragraph-rsid="036985ce" style:font-weight-asian="bold" style:font-weight-complex="bold"/>
    </style:style>
    <style:style style:name="P94" style:family="paragraph" style:parent-style-name="Standard" style:list-style-name="L15">
      <style:paragraph-properties fo:line-height="115%" fo:text-align="justify" style:justify-single-word="false"/>
      <style:text-properties fo:font-weight="bold" officeooo:rsid="036afb20" officeooo:paragraph-rsid="036afb20" style:font-weight-asian="bold" style:font-weight-complex="bold"/>
    </style:style>
    <style:style style:name="P95" style:family="paragraph" style:parent-style-name="Standard">
      <style:paragraph-properties fo:line-height="115%" fo:text-align="justify" style:justify-single-word="false"/>
      <style:text-properties fo:font-weight="bold" officeooo:rsid="036afb20" officeooo:paragraph-rsid="036afb20" style:font-weight-asian="bold" style:font-weight-complex="bold"/>
    </style:style>
    <style:style style:name="P96" style:family="paragraph" style:parent-style-name="Standard">
      <style:paragraph-properties fo:line-height="115%" fo:text-align="justify" style:justify-single-word="false"/>
      <style:text-properties fo:font-weight="bold" officeooo:rsid="036afb20" officeooo:paragraph-rsid="038218f5" style:font-weight-asian="bold" style:font-weight-complex="bold"/>
    </style:style>
    <style:style style:name="P97" style:family="paragraph" style:parent-style-name="Standard">
      <style:paragraph-properties fo:line-height="115%" fo:text-align="justify" style:justify-single-word="false"/>
      <style:text-properties fo:font-weight="bold" officeooo:rsid="038218f5" officeooo:paragraph-rsid="038218f5" style:font-weight-asian="bold" style:font-weight-complex="bold"/>
    </style:style>
    <style:style style:name="P98" style:family="paragraph" style:parent-style-name="Standard" style:list-style-name="L16">
      <style:paragraph-properties fo:line-height="115%" fo:text-align="justify" style:justify-single-word="false"/>
      <style:text-properties fo:font-weight="bold" officeooo:rsid="0382973e" officeooo:paragraph-rsid="0382973e" style:font-weight-asian="bold" style:font-weight-complex="bold"/>
    </style:style>
    <style:style style:name="P99" style:family="paragraph" style:parent-style-name="Standard">
      <style:paragraph-properties fo:line-height="115%" fo:text-align="justify" style:justify-single-word="false"/>
      <style:text-properties fo:font-weight="bold" officeooo:rsid="03988d9d" officeooo:paragraph-rsid="03988d9d" style:font-weight-asian="bold" style:font-weight-complex="bold"/>
    </style:style>
    <style:style style:name="P100" style:family="paragraph" style:parent-style-name="Standard">
      <style:paragraph-properties fo:line-height="115%" fo:text-align="justify" style:justify-single-word="false"/>
      <style:text-properties fo:font-weight="bold" officeooo:rsid="039d9f1c" officeooo:paragraph-rsid="039d9f1c" style:font-weight-asian="bold" style:font-weight-complex="bold"/>
    </style:style>
    <style:style style:name="P101" style:family="paragraph" style:parent-style-name="Standard">
      <style:paragraph-properties fo:line-height="115%" fo:text-align="justify" style:justify-single-word="false"/>
      <style:text-properties fo:font-weight="bold" officeooo:rsid="039fc9e0" officeooo:paragraph-rsid="039fc9e0" style:font-weight-asian="bold" style:font-weight-complex="bold"/>
    </style:style>
    <style:style style:name="P102" style:family="paragraph" style:parent-style-name="Standard">
      <style:paragraph-properties fo:line-height="115%" fo:text-align="justify" style:justify-single-word="false"/>
      <style:text-properties fo:font-weight="bold" officeooo:rsid="03a159dd" officeooo:paragraph-rsid="03a159dd" style:font-weight-asian="bold" style:font-weight-complex="bold"/>
    </style:style>
    <style:style style:name="P103" style:family="paragraph" style:parent-style-name="Standard">
      <style:paragraph-properties fo:line-height="115%" fo:text-align="center" style:justify-single-word="false"/>
      <style:text-properties fo:font-weight="bold" officeooo:rsid="02202aa6" officeooo:paragraph-rsid="03a50dd1" style:font-weight-asian="bold" style:font-weight-complex="bold"/>
    </style:style>
    <style:style style:name="P104" style:family="paragraph" style:parent-style-name="Standard">
      <style:paragraph-properties fo:line-height="115%" fo:text-align="start" style:justify-single-word="false"/>
      <style:text-properties fo:font-weight="bold" officeooo:rsid="02202aa6" officeooo:paragraph-rsid="03a50dd1" style:font-weight-asian="bold" style:font-weight-complex="bold"/>
    </style:style>
    <style:style style:name="P105" style:family="paragraph" style:parent-style-name="Standard">
      <style:paragraph-properties fo:line-height="115%" fo:text-align="justify" style:justify-single-word="false"/>
      <style:text-properties fo:font-weight="bold" officeooo:rsid="03c1ad41" officeooo:paragraph-rsid="03c1ad41" style:font-weight-asian="bold" style:font-weight-complex="bold"/>
    </style:style>
    <style:style style:name="P106" style:family="paragraph" style:parent-style-name="Standard">
      <style:paragraph-properties fo:line-height="115%" fo:text-align="justify" style:justify-single-word="false"/>
      <style:text-properties fo:font-weight="bold" officeooo:rsid="03ca6027" officeooo:paragraph-rsid="03ca6027" style:font-weight-asian="bold" style:font-weight-complex="bold"/>
    </style:style>
    <style:style style:name="P107" style:family="paragraph" style:parent-style-name="Standard">
      <style:paragraph-properties fo:line-height="115%" fo:text-align="justify" style:justify-single-word="false"/>
      <style:text-properties fo:font-weight="bold" officeooo:rsid="03d14b70" officeooo:paragraph-rsid="03d14b70" style:font-weight-asian="bold" style:font-weight-complex="bold"/>
    </style:style>
    <style:style style:name="P108" style:family="paragraph" style:parent-style-name="Standard">
      <style:paragraph-properties fo:line-height="115%" fo:text-align="center" style:justify-single-word="false"/>
      <style:text-properties fo:font-weight="bold" officeooo:rsid="03d14b70" officeooo:paragraph-rsid="03d14b70" style:font-weight-asian="bold" style:font-weight-complex="bold"/>
    </style:style>
    <style:style style:name="P109" style:family="paragraph" style:parent-style-name="Standard">
      <style:paragraph-properties fo:line-height="115%" fo:text-align="justify" style:justify-single-word="false"/>
      <style:text-properties fo:font-style="normal" fo:font-weight="normal" officeooo:rsid="022195f5" officeooo:paragraph-rsid="02202aa6" style:font-style-asian="normal" style:font-weight-asian="normal" style:font-style-complex="normal" style:font-weight-complex="normal"/>
    </style:style>
    <style:style style:name="P110" style:family="paragraph" style:parent-style-name="Standard">
      <style:paragraph-properties fo:line-height="115%" fo:text-align="center" style:justify-single-word="false"/>
      <style:text-properties fo:font-style="normal" fo:font-weight="normal" officeooo:rsid="022195f5" officeooo:paragraph-rsid="02202aa6" style:font-style-asian="normal" style:font-weight-asian="normal" style:font-style-complex="normal" style:font-weight-complex="normal"/>
    </style:style>
    <style:style style:name="P111" style:family="paragraph" style:parent-style-name="Standard">
      <style:paragraph-properties fo:line-height="115%" fo:text-align="justify" style:justify-single-word="false"/>
      <style:text-properties fo:font-style="normal" fo:font-weight="bold" officeooo:rsid="03c1ad41" officeooo:paragraph-rsid="03d5d425" style:font-style-asian="normal" style:font-weight-asian="bold" style:font-style-complex="normal" style:font-weight-complex="bold"/>
    </style:style>
    <style:style style:name="P112" style:family="paragraph" style:parent-style-name="Standard" style:list-style-name="L17">
      <style:paragraph-properties fo:line-height="115%" fo:text-align="justify" style:justify-single-word="false"/>
      <style:text-properties fo:font-style="normal" fo:font-weight="bold" officeooo:rsid="03d84b22" officeooo:paragraph-rsid="03d84b22" style:font-style-asian="normal" style:font-weight-asian="bold" style:font-style-complex="normal" style:font-weight-complex="bold"/>
    </style:style>
    <style:style style:name="P113" style:family="paragraph" style:parent-style-name="Standard" style:list-style-name="L17">
      <style:paragraph-properties fo:line-height="115%" fo:text-align="justify" style:justify-single-word="false"/>
      <style:text-properties fo:font-style="normal" fo:font-weight="bold" officeooo:rsid="03d89eb4" officeooo:paragraph-rsid="03d89eb4" style:font-style-asian="normal" style:font-weight-asian="bold" style:font-style-complex="normal" style:font-weight-complex="bold"/>
    </style:style>
    <style:style style:name="P114" style:family="paragraph" style:parent-style-name="Standard">
      <style:paragraph-properties fo:line-height="115%" fo:text-align="justify" style:justify-single-word="false"/>
      <style:text-properties fo:font-weight="normal" officeooo:rsid="03d14b70" officeooo:paragraph-rsid="03d14b70" style:font-weight-asian="normal" style:font-weight-complex="normal"/>
    </style:style>
    <style:style style:name="P115" style:family="paragraph" style:parent-style-name="Standard">
      <style:paragraph-properties fo:line-height="115%" fo:text-align="justify" style:justify-single-word="false"/>
      <style:text-properties officeooo:rsid="02236484" officeooo:paragraph-rsid="037196cf"/>
    </style:style>
    <style:style style:name="P116" style:family="paragraph" style:parent-style-name="Standard">
      <style:paragraph-properties fo:line-height="115%" fo:text-align="center" style:justify-single-word="false"/>
      <style:text-properties officeooo:rsid="02236484" officeooo:paragraph-rsid="037196cf"/>
    </style:style>
    <style:style style:name="P117" style:family="paragraph" style:parent-style-name="Standard">
      <style:paragraph-properties fo:line-height="115%" fo:text-align="justify" style:justify-single-word="false"/>
      <style:text-properties officeooo:rsid="037512bb" officeooo:paragraph-rsid="037512bb"/>
    </style:style>
    <style:style style:name="P118" style:family="paragraph" style:parent-style-name="Standard">
      <style:paragraph-properties fo:line-height="115%" fo:text-align="center" style:justify-single-word="false"/>
      <style:text-properties officeooo:rsid="037512bb" officeooo:paragraph-rsid="037512bb"/>
    </style:style>
    <style:style style:name="P119" style:family="paragraph" style:parent-style-name="Standard">
      <style:paragraph-properties fo:line-height="115%" fo:text-align="justify" style:justify-single-word="false"/>
      <style:text-properties officeooo:rsid="0375d04b" officeooo:paragraph-rsid="037767db"/>
    </style:style>
    <style:style style:name="P120" style:family="paragraph" style:parent-style-name="Standard">
      <style:paragraph-properties fo:line-height="115%" fo:text-align="justify" style:justify-single-word="false"/>
      <style:text-properties officeooo:rsid="0375d04b" officeooo:paragraph-rsid="037ca3b7"/>
    </style:style>
    <style:style style:name="P121" style:family="paragraph" style:parent-style-name="Standard">
      <style:paragraph-properties fo:line-height="115%" fo:text-align="center" style:justify-single-word="false"/>
      <style:text-properties officeooo:rsid="0375d04b" officeooo:paragraph-rsid="037767db"/>
    </style:style>
    <style:style style:name="P122" style:family="paragraph" style:parent-style-name="Standard">
      <style:paragraph-properties fo:line-height="115%" fo:text-align="justify" style:justify-single-word="false"/>
      <style:text-properties officeooo:rsid="037e1850" officeooo:paragraph-rsid="037e1850"/>
    </style:style>
    <style:style style:name="P123" style:family="paragraph" style:parent-style-name="Standard">
      <style:paragraph-properties fo:line-height="115%" fo:text-align="justify" style:justify-single-word="false"/>
      <style:text-properties officeooo:rsid="037e1850" officeooo:paragraph-rsid="03988d9d"/>
    </style:style>
    <style:style style:name="P124" style:family="paragraph" style:parent-style-name="Standard">
      <style:paragraph-properties fo:line-height="115%" fo:text-align="justify" style:justify-single-word="false"/>
      <style:text-properties officeooo:rsid="038ca1b8" officeooo:paragraph-rsid="038f4754"/>
    </style:style>
    <style:style style:name="P125" style:family="paragraph" style:parent-style-name="Standard">
      <loext:graphic-properties draw:fill="solid" draw:fill-color="#dddddd" draw:opacity="100%"/>
      <style:paragraph-properties fo:line-height="115%" fo:background-color="#dddddd"/>
      <style:text-properties fo:font-size="16pt" fo:font-weight="bold" officeooo:rsid="03a50dd1" officeooo:paragraph-rsid="03a50dd1" style:font-size-asian="16pt" style:font-weight-asian="bold" style:font-size-complex="16pt" style:font-weight-complex="bold"/>
    </style:style>
    <style:style style:name="P126" style:family="paragraph" style:parent-style-name="Standard">
      <loext:graphic-properties draw:fill="solid" draw:fill-color="#dddddd" draw:opacity="100%"/>
      <style:paragraph-properties fo:line-height="115%" fo:background-color="#dddddd"/>
      <style:text-properties fo:font-size="16pt" fo:font-weight="bold" officeooo:rsid="03d5d425" officeooo:paragraph-rsid="03d5d425" style:font-size-asian="16pt" style:font-weight-asian="bold" style:font-size-complex="16pt" style:font-weight-complex="bold"/>
    </style:style>
    <style:style style:name="P127" style:family="paragraph" style:parent-style-name="Standard">
      <style:paragraph-properties fo:line-height="115%" fo:text-align="justify" style:justify-single-word="false"/>
      <style:text-properties officeooo:rsid="03a986b9" officeooo:paragraph-rsid="03a986b9"/>
    </style:style>
    <style:style style:name="P128" style:family="paragraph" style:parent-style-name="Standard">
      <style:paragraph-properties fo:line-height="115%" fo:text-align="center" style:justify-single-word="false"/>
      <style:text-properties officeooo:rsid="03a986b9" officeooo:paragraph-rsid="03a986b9"/>
    </style:style>
    <style:style style:name="P129" style:family="paragraph" style:parent-style-name="Standard">
      <style:paragraph-properties fo:line-height="115%" fo:text-align="justify" style:justify-single-word="false"/>
      <style:text-properties officeooo:rsid="03aa92fe" officeooo:paragraph-rsid="03a50dd1"/>
    </style:style>
    <style:style style:name="P130" style:family="paragraph" style:parent-style-name="Standard">
      <style:paragraph-properties fo:line-height="115%" fo:text-align="justify" style:justify-single-word="false"/>
      <style:text-properties officeooo:rsid="03aa92fe" officeooo:paragraph-rsid="03b0f647"/>
    </style:style>
    <style:style style:name="P131" style:family="paragraph" style:parent-style-name="Standard">
      <style:paragraph-properties fo:line-height="115%" fo:text-align="center" style:justify-single-word="false"/>
      <style:text-properties officeooo:rsid="03aa92fe" officeooo:paragraph-rsid="03b0f647"/>
    </style:style>
    <style:style style:name="P132" style:family="paragraph" style:parent-style-name="Standard">
      <style:paragraph-properties fo:line-height="115%" fo:text-align="justify" style:justify-single-word="false"/>
      <style:text-properties fo:font-style="italic" fo:font-weight="bold" officeooo:rsid="03c03343" officeooo:paragraph-rsid="03c03343" style:font-style-asian="italic" style:font-weight-asian="bold" style:font-style-complex="italic" style:font-weight-complex="bold"/>
    </style:style>
    <style:style style:name="P133" style:family="paragraph" style:parent-style-name="Standard">
      <style:paragraph-properties fo:line-height="115%" fo:text-align="justify" style:justify-single-word="false"/>
      <style:text-properties officeooo:rsid="03d14b70" officeooo:paragraph-rsid="03d14b70"/>
    </style:style>
    <style:style style:name="P134" style:family="paragraph" style:parent-style-name="Drawing">
      <style:paragraph-properties fo:text-align="center" style:justify-single-word="false"/>
    </style:style>
    <style:style style:name="P135" style:family="paragraph" style:parent-style-name="Drawing">
      <style:paragraph-properties fo:text-align="center" style:justify-single-word="false"/>
      <style:text-properties officeooo:paragraph-rsid="03890c0c"/>
    </style:style>
    <style:style style:name="P136" style:family="paragraph" style:parent-style-name="Drawing">
      <style:paragraph-properties fo:text-align="center" style:justify-single-word="false"/>
      <style:text-properties officeooo:paragraph-rsid="039f9c74"/>
    </style:style>
    <style:style style:name="P137" style:family="paragraph" style:parent-style-name="Drawing">
      <style:paragraph-properties fo:text-align="center" style:justify-single-word="false"/>
      <style:text-properties officeooo:paragraph-rsid="03adbbb7"/>
    </style:style>
    <style:style style:name="P138" style:family="paragraph" style:parent-style-name="Drawing">
      <style:paragraph-properties fo:text-align="center" style:justify-single-word="false"/>
      <style:text-properties officeooo:paragraph-rsid="03b0f647"/>
    </style:style>
    <style:style style:name="P139" style:family="paragraph" style:parent-style-name="Drawing">
      <style:paragraph-properties fo:text-align="center" style:justify-single-word="false"/>
      <style:text-properties officeooo:paragraph-rsid="03b122f7"/>
    </style:style>
    <style:style style:name="P140" style:family="paragraph" style:parent-style-name="Drawing">
      <style:paragraph-properties fo:text-align="center" style:justify-single-word="false"/>
      <style:text-properties officeooo:paragraph-rsid="03b16c2b"/>
    </style:style>
    <style:style style:name="P141" style:family="paragraph" style:parent-style-name="Drawing">
      <style:paragraph-properties fo:text-align="center" style:justify-single-word="false"/>
      <style:text-properties officeooo:paragraph-rsid="03b3c486"/>
    </style:style>
    <style:style style:name="P142" style:family="paragraph" style:parent-style-name="Drawing">
      <style:paragraph-properties fo:text-align="center" style:justify-single-word="false"/>
      <style:text-properties officeooo:paragraph-rsid="03d14b70"/>
    </style:style>
    <style:style style:name="T1" style:family="text">
      <style:text-properties officeooo:rsid="00114896"/>
    </style:style>
    <style:style style:name="T2" style:family="text">
      <style:text-properties officeooo:rsid="00265810"/>
    </style:style>
    <style:style style:name="T3" style:family="text">
      <style:text-properties officeooo:rsid="004f547b"/>
    </style:style>
    <style:style style:name="T4" style:family="text">
      <style:text-properties fo:font-style="italic" style:font-style-asian="italic" style:font-style-complex="italic"/>
    </style:style>
    <style:style style:name="T5" style:family="text">
      <style:text-properties fo:font-style="italic" officeooo:rsid="01f64af1" style:font-style-asian="italic" style:font-style-complex="italic"/>
    </style:style>
    <style:style style:name="T6" style:family="text">
      <style:text-properties fo:font-style="italic" officeooo:rsid="00265810" style:font-style-asian="italic" style:font-style-complex="italic"/>
    </style:style>
    <style:style style:name="T7" style:family="text">
      <style:text-properties fo:font-style="italic" officeooo:rsid="02feab37" style:font-style-asian="italic" style:font-style-complex="italic"/>
    </style:style>
    <style:style style:name="T8" style:family="text">
      <style:text-properties fo:font-style="italic" officeooo:rsid="0333c7bd" style:font-style-asian="italic" style:font-style-complex="italic"/>
    </style:style>
    <style:style style:name="T9" style:family="text">
      <style:text-properties fo:font-style="italic" officeooo:rsid="02f0fe53" style:font-style-asian="italic" style:font-style-complex="italic"/>
    </style:style>
    <style:style style:name="T10" style:family="text">
      <style:text-properties fo:font-style="italic" officeooo:rsid="037011a6"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37386b3" style:font-style-asian="italic" style:font-weight-asian="normal" style:font-style-complex="italic" style:font-weight-complex="normal"/>
    </style:style>
    <style:style style:name="T13" style:family="text">
      <style:text-properties fo:font-style="italic" fo:font-weight="normal" officeooo:rsid="037ca3b7" style:font-style-asian="italic" style:font-weight-asian="normal" style:font-style-complex="italic" style:font-weight-complex="normal"/>
    </style:style>
    <style:style style:name="T14" style:family="text">
      <style:text-properties fo:font-style="italic" fo:font-weight="normal" officeooo:rsid="039588f5" style:font-style-asian="italic" style:font-weight-asian="normal" style:font-style-complex="italic" style:font-weight-complex="normal"/>
    </style:style>
    <style:style style:name="T15" style:family="text">
      <style:text-properties fo:font-style="italic" fo:font-weight="normal" officeooo:rsid="039d9f1c"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22195f5" style:font-style-asian="normal" style:font-style-complex="normal"/>
    </style:style>
    <style:style style:name="T18" style:family="text">
      <style:text-properties fo:font-style="normal" officeooo:rsid="03183a80" style:font-style-asian="normal" style:font-style-complex="normal"/>
    </style:style>
    <style:style style:name="T19" style:family="text">
      <style:text-properties fo:font-style="normal" officeooo:rsid="0319e559" style:font-style-asian="normal" style:font-style-complex="normal"/>
    </style:style>
    <style:style style:name="T20" style:family="text">
      <style:text-properties fo:font-style="normal" officeooo:rsid="031e6040" style:font-style-asian="normal" style:font-style-complex="normal"/>
    </style:style>
    <style:style style:name="T21" style:family="text">
      <style:text-properties fo:font-style="normal" officeooo:rsid="032ee581" style:font-style-asian="normal" style:font-style-complex="normal"/>
    </style:style>
    <style:style style:name="T22" style:family="text">
      <style:text-properties fo:font-style="normal" officeooo:rsid="03201329" style:font-style-asian="normal" style:font-style-complex="normal"/>
    </style:style>
    <style:style style:name="T23" style:family="text">
      <style:text-properties fo:font-style="normal" officeooo:rsid="0333c7bd" style:font-style-asian="normal" style:font-style-complex="normal"/>
    </style:style>
    <style:style style:name="T24" style:family="text">
      <style:text-properties fo:font-style="normal" officeooo:rsid="03340386" style:font-style-asian="normal" style:font-style-complex="normal"/>
    </style:style>
    <style:style style:name="T25" style:family="text">
      <style:text-properties fo:font-style="normal" officeooo:rsid="03346438" style:font-style-asian="normal" style:font-style-complex="normal"/>
    </style:style>
    <style:style style:name="T26" style:family="text">
      <style:text-properties fo:font-style="normal" officeooo:rsid="03355d30" style:font-style-asian="normal" style:font-style-complex="normal"/>
    </style:style>
    <style:style style:name="T27" style:family="text">
      <style:text-properties fo:font-style="normal" officeooo:rsid="03612bae" style:font-style-asian="normal" style:font-style-complex="normal"/>
    </style:style>
    <style:style style:name="T28" style:family="text">
      <style:text-properties fo:font-style="normal" officeooo:rsid="038e04af" style:font-style-asian="normal" style:font-style-complex="normal"/>
    </style:style>
    <style:style style:name="T29" style:family="text">
      <style:text-properties fo:font-style="normal" officeooo:rsid="03a34597" style:font-style-asian="normal" style:font-style-complex="normal"/>
    </style:style>
    <style:style style:name="T30" style:family="text">
      <style:text-properties fo:font-style="normal" officeooo:rsid="037386b3" style:font-style-asian="normal" style:font-style-complex="normal"/>
    </style:style>
    <style:style style:name="T31" style:family="text">
      <style:text-properties fo:font-style="normal" officeooo:rsid="03c9dfbc" style:font-style-asian="normal" style:font-style-complex="normal"/>
    </style:style>
    <style:style style:name="T32" style:family="text">
      <style:text-properties fo:font-style="normal" officeooo:rsid="03ca6027" style:font-style-asian="normal" style:font-style-complex="normal"/>
    </style:style>
    <style:style style:name="T33" style:family="text">
      <style:text-properties fo:font-style="normal" officeooo:rsid="03cd7429"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20473e0" style:font-style-asian="normal" style:font-weight-asian="normal" style:font-style-complex="normal" style:font-weight-complex="normal"/>
    </style:style>
    <style:style style:name="T36" style:family="text">
      <style:text-properties fo:font-style="normal" fo:font-weight="normal" officeooo:rsid="03601b46" style:font-style-asian="normal" style:font-weight-asian="normal" style:font-style-complex="normal" style:font-weight-complex="normal"/>
    </style:style>
    <style:style style:name="T37" style:family="text">
      <style:text-properties fo:font-style="normal" fo:font-weight="normal" officeooo:rsid="036afb20" style:font-style-asian="normal" style:font-weight-asian="normal" style:font-style-complex="normal" style:font-weight-complex="normal"/>
    </style:style>
    <style:style style:name="T38" style:family="text">
      <style:text-properties fo:font-style="normal" fo:font-weight="normal" officeooo:rsid="037196cf" style:font-style-asian="normal" style:font-weight-asian="normal" style:font-style-complex="normal" style:font-weight-complex="normal"/>
    </style:style>
    <style:style style:name="T39" style:family="text">
      <style:text-properties fo:font-style="normal" fo:font-weight="normal" officeooo:rsid="037386b3" style:font-style-asian="normal" style:font-weight-asian="normal" style:font-style-complex="normal" style:font-weight-complex="normal"/>
    </style:style>
    <style:style style:name="T40" style:family="text">
      <style:text-properties fo:font-style="normal" fo:font-weight="normal" officeooo:rsid="037ca3b7" style:font-style-asian="normal" style:font-weight-asian="normal" style:font-style-complex="normal" style:font-weight-complex="normal"/>
    </style:style>
    <style:style style:name="T41" style:family="text">
      <style:text-properties fo:font-style="normal" fo:font-weight="normal" officeooo:rsid="037fba78" style:font-style-asian="normal" style:font-weight-asian="normal" style:font-style-complex="normal" style:font-weight-complex="normal"/>
    </style:style>
    <style:style style:name="T42" style:family="text">
      <style:text-properties fo:font-style="normal" fo:font-weight="normal" officeooo:rsid="03808daa" style:font-style-asian="normal" style:font-weight-asian="normal" style:font-style-complex="normal" style:font-weight-complex="normal"/>
    </style:style>
    <style:style style:name="T43" style:family="text">
      <style:text-properties fo:font-style="normal" fo:font-weight="normal" officeooo:rsid="0380e7ae" style:font-style-asian="normal" style:font-weight-asian="normal" style:font-style-complex="normal" style:font-weight-complex="normal"/>
    </style:style>
    <style:style style:name="T44" style:family="text">
      <style:text-properties fo:font-style="normal" fo:font-weight="normal" officeooo:rsid="038f4754" style:font-style-asian="normal" style:font-weight-asian="normal" style:font-style-complex="normal" style:font-weight-complex="normal"/>
    </style:style>
    <style:style style:name="T45" style:family="text">
      <style:text-properties fo:font-style="normal" fo:font-weight="normal" officeooo:rsid="039020e6" style:font-style-asian="normal" style:font-weight-asian="normal" style:font-style-complex="normal" style:font-weight-complex="normal"/>
    </style:style>
    <style:style style:name="T46" style:family="text">
      <style:text-properties fo:font-style="normal" fo:font-weight="normal" officeooo:rsid="039113e9" style:font-style-asian="normal" style:font-weight-asian="normal" style:font-style-complex="normal" style:font-weight-complex="normal"/>
    </style:style>
    <style:style style:name="T47" style:family="text">
      <style:text-properties fo:font-style="normal" fo:font-weight="normal" officeooo:rsid="0394ebbd" style:font-style-asian="normal" style:font-weight-asian="normal" style:font-style-complex="normal" style:font-weight-complex="normal"/>
    </style:style>
    <style:style style:name="T48" style:family="text">
      <style:text-properties fo:font-style="normal" fo:font-weight="normal" officeooo:rsid="039588f5" style:font-style-asian="normal" style:font-weight-asian="normal" style:font-style-complex="normal" style:font-weight-complex="normal"/>
    </style:style>
    <style:style style:name="T49" style:family="text">
      <style:text-properties fo:font-style="normal" fo:font-weight="normal" officeooo:rsid="03976612" style:font-style-asian="normal" style:font-weight-asian="normal" style:font-style-complex="normal" style:font-weight-complex="normal"/>
    </style:style>
    <style:style style:name="T50" style:family="text">
      <style:text-properties fo:font-style="normal" fo:font-weight="normal" officeooo:rsid="039ab638" style:font-style-asian="normal" style:font-weight-asian="normal" style:font-style-complex="normal" style:font-weight-complex="normal"/>
    </style:style>
    <style:style style:name="T51" style:family="text">
      <style:text-properties fo:font-style="normal" fo:font-weight="normal" officeooo:rsid="039ce7be" style:font-style-asian="normal" style:font-weight-asian="normal" style:font-style-complex="normal" style:font-weight-complex="normal"/>
    </style:style>
    <style:style style:name="T52" style:family="text">
      <style:text-properties fo:font-style="normal" fo:font-weight="normal" officeooo:rsid="039d9f1c" style:font-style-asian="normal" style:font-weight-asian="normal" style:font-style-complex="normal" style:font-weight-complex="normal"/>
    </style:style>
    <style:style style:name="T53" style:family="text">
      <style:text-properties fo:font-style="normal" fo:font-weight="normal" officeooo:rsid="03a29d4a" style:font-style-asian="normal" style:font-weight-asian="normal" style:font-style-complex="normal" style:font-weight-complex="normal"/>
    </style:style>
    <style:style style:name="T54" style:family="text">
      <style:text-properties fo:font-style="normal" fo:font-weight="normal" officeooo:rsid="03a34597" style:font-style-asian="normal" style:font-weight-asian="normal" style:font-style-complex="normal" style:font-weight-complex="normal"/>
    </style:style>
    <style:style style:name="T55" style:family="text">
      <style:text-properties fo:font-style="normal" fo:font-weight="normal" officeooo:rsid="03a4be7f" style:font-style-asian="normal" style:font-weight-asian="normal" style:font-style-complex="normal" style:font-weight-complex="normal"/>
    </style:style>
    <style:style style:name="T56" style:family="text">
      <style:text-properties fo:font-style="normal" fo:font-weight="normal" officeooo:rsid="03abe67b" style:font-style-asian="normal" style:font-weight-asian="normal" style:font-style-complex="normal" style:font-weight-complex="normal"/>
    </style:style>
    <style:style style:name="T57" style:family="text">
      <style:text-properties fo:font-style="normal" fo:font-weight="normal" officeooo:rsid="03b88c35" style:font-style-asian="normal" style:font-weight-asian="normal" style:font-style-complex="normal" style:font-weight-complex="normal"/>
    </style:style>
    <style:style style:name="T58" style:family="text">
      <style:text-properties fo:font-style="normal" fo:font-weight="normal" officeooo:rsid="03b8a078" style:font-style-asian="normal" style:font-weight-asian="normal" style:font-style-complex="normal" style:font-weight-complex="normal"/>
    </style:style>
    <style:style style:name="T59" style:family="text">
      <style:text-properties fo:font-style="normal" fo:font-weight="normal" officeooo:rsid="03b8fcc4" style:font-style-asian="normal" style:font-weight-asian="normal" style:font-style-complex="normal" style:font-weight-complex="normal"/>
    </style:style>
    <style:style style:name="T60" style:family="text">
      <style:text-properties fo:font-style="normal" fo:font-weight="normal" officeooo:rsid="03c0de36" style:font-style-asian="normal" style:font-weight-asian="normal" style:font-style-complex="normal" style:font-weight-complex="normal"/>
    </style:style>
    <style:style style:name="T61" style:family="text">
      <style:text-properties fo:font-style="normal" fo:font-weight="normal" officeooo:rsid="03c81755" style:font-style-asian="normal" style:font-weight-asian="normal" style:font-style-complex="normal" style:font-weight-complex="normal"/>
    </style:style>
    <style:style style:name="T62" style:family="text">
      <style:text-properties fo:font-style="normal" fo:font-weight="normal" officeooo:rsid="03caa3fc" style:font-style-asian="normal" style:font-weight-asian="normal" style:font-style-complex="normal" style:font-weight-complex="normal"/>
    </style:style>
    <style:style style:name="T63" style:family="text">
      <style:text-properties fo:font-style="normal" fo:font-weight="normal" officeooo:rsid="03cbbd4e" style:font-style-asian="normal" style:font-weight-asian="normal" style:font-style-complex="normal" style:font-weight-complex="normal"/>
    </style:style>
    <style:style style:name="T64" style:family="text">
      <style:text-properties fo:font-style="normal" fo:font-weight="normal" officeooo:rsid="03cd7429" style:font-style-asian="normal" style:font-weight-asian="normal" style:font-style-complex="normal" style:font-weight-complex="normal"/>
    </style:style>
    <style:style style:name="T65" style:family="text">
      <style:text-properties fo:font-style="normal" fo:font-weight="normal" officeooo:rsid="03cf4e31"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38f4754" style:font-style-asian="normal" style:font-weight-asian="bold" style:font-style-complex="normal" style:font-weight-complex="bold"/>
    </style:style>
    <style:style style:name="T68" style:family="text">
      <style:text-properties fo:font-style="normal" fo:font-weight="bold" officeooo:rsid="039c193c" style:font-style-asian="normal" style:font-weight-asian="bold" style:font-style-complex="normal" style:font-weight-complex="bold"/>
    </style:style>
    <style:style style:name="T69" style:family="text">
      <style:text-properties fo:font-weight="bold" style:font-weight-asian="bold" style:font-weight-complex="bold"/>
    </style:style>
    <style:style style:name="T70" style:family="text">
      <style:text-properties fo:font-weight="bold" officeooo:rsid="02ec42bb" style:font-weight-asian="bold" style:font-weight-complex="bold"/>
    </style:style>
    <style:style style:name="T71" style:family="text">
      <style:text-properties fo:font-weight="bold" officeooo:rsid="02f0fe53" style:font-weight-asian="bold" style:font-weight-complex="bold"/>
    </style:style>
    <style:style style:name="T72" style:family="text">
      <style:text-properties fo:font-weight="bold" officeooo:rsid="02f510a2" style:font-weight-asian="bold" style:font-weight-complex="bold"/>
    </style:style>
    <style:style style:name="T73" style:family="text">
      <style:text-properties fo:font-weight="bold" officeooo:rsid="033cde3a" style:font-weight-asian="bold" style:font-weight-complex="bold"/>
    </style:style>
    <style:style style:name="T74" style:family="text">
      <style:text-properties fo:font-weight="bold" officeooo:rsid="0346a935" style:font-weight-asian="bold" style:font-weight-complex="bold"/>
    </style:style>
    <style:style style:name="T75" style:family="text">
      <style:text-properties fo:font-weight="bold" officeooo:rsid="0347a8c0" style:font-weight-asian="bold" style:font-weight-complex="bold"/>
    </style:style>
    <style:style style:name="T76" style:family="text">
      <style:text-properties officeooo:rsid="01efc307"/>
    </style:style>
    <style:style style:name="T77" style:family="text">
      <style:text-properties officeooo:rsid="01f2fd1e"/>
    </style:style>
    <style:style style:name="T78" style:family="text">
      <style:text-properties fo:font-weight="normal" style:font-weight-asian="normal" style:font-weight-complex="normal"/>
    </style:style>
    <style:style style:name="T79" style:family="text">
      <style:text-properties fo:font-weight="normal" officeooo:rsid="033cde3a" style:font-weight-asian="normal" style:font-weight-complex="normal"/>
    </style:style>
    <style:style style:name="T80" style:family="text">
      <style:text-properties fo:font-weight="normal" officeooo:rsid="033de74a" style:font-weight-asian="normal" style:font-weight-complex="normal"/>
    </style:style>
    <style:style style:name="T81" style:family="text">
      <style:text-properties fo:font-weight="normal" officeooo:rsid="0347a8c0" style:font-weight-asian="normal" style:font-weight-complex="normal"/>
    </style:style>
    <style:style style:name="T82" style:family="text">
      <style:text-properties fo:font-weight="normal" officeooo:rsid="034cbc5f" style:font-weight-asian="normal" style:font-weight-complex="normal"/>
    </style:style>
    <style:style style:name="T83" style:family="text">
      <style:text-properties fo:font-weight="normal" officeooo:rsid="020473e0" style:font-weight-asian="normal" style:font-weight-complex="normal"/>
    </style:style>
    <style:style style:name="T84" style:family="text">
      <style:text-properties fo:font-weight="normal" officeooo:rsid="03d67da5" style:font-weight-asian="normal" style:font-weight-complex="normal"/>
    </style:style>
    <style:style style:name="T85" style:family="text">
      <style:text-properties fo:font-weight="normal" officeooo:rsid="03d7ea14" style:font-weight-asian="normal" style:font-weight-complex="normal"/>
    </style:style>
    <style:style style:name="T86" style:family="text">
      <style:text-properties fo:font-weight="normal" officeooo:rsid="03d84b22" style:font-weight-asian="normal" style:font-weight-complex="normal"/>
    </style:style>
    <style:style style:name="T87" style:family="text">
      <style:text-properties fo:font-weight="normal" officeooo:rsid="03d9aace" style:font-weight-asian="normal" style:font-weight-complex="normal"/>
    </style:style>
    <style:style style:name="T88" style:family="text">
      <style:text-properties officeooo:rsid="01f64af1"/>
    </style:style>
    <style:style style:name="T89" style:family="text">
      <style:text-properties officeooo:rsid="01f75340"/>
    </style:style>
    <style:style style:name="T90" style:family="text">
      <style:text-properties officeooo:rsid="02d5ebbd"/>
    </style:style>
    <style:style style:name="T91" style:family="text">
      <style:text-properties officeooo:rsid="02d6de4f"/>
    </style:style>
    <style:style style:name="T92" style:family="text">
      <style:text-properties officeooo:rsid="02d84000"/>
    </style:style>
    <style:style style:name="T93" style:family="text">
      <style:text-properties officeooo:rsid="02db60c2"/>
    </style:style>
    <style:style style:name="T94" style:family="text">
      <style:text-properties officeooo:rsid="02dbd824"/>
    </style:style>
    <style:style style:name="T95" style:family="text">
      <style:text-properties officeooo:rsid="02e52a3e"/>
    </style:style>
    <style:style style:name="T96" style:family="text">
      <style:text-properties officeooo:rsid="02e86ab5"/>
    </style:style>
    <style:style style:name="T97" style:family="text">
      <style:text-properties officeooo:rsid="02ec42bb"/>
    </style:style>
    <style:style style:name="T98" style:family="text">
      <style:text-properties officeooo:rsid="02ef19e9"/>
    </style:style>
    <style:style style:name="T99" style:family="text">
      <style:text-properties officeooo:rsid="02ef9073"/>
    </style:style>
    <style:style style:name="T100" style:family="text">
      <style:text-properties officeooo:rsid="02f0fe53"/>
    </style:style>
    <style:style style:name="T101" style:family="text">
      <style:text-properties officeooo:rsid="02f510a2"/>
    </style:style>
    <style:style style:name="T102" style:family="text">
      <style:text-properties officeooo:rsid="02f9fcbf"/>
    </style:style>
    <style:style style:name="T103" style:family="text">
      <style:text-properties officeooo:rsid="02fba448"/>
    </style:style>
    <style:style style:name="T104" style:family="text">
      <style:text-properties officeooo:rsid="02feab37"/>
    </style:style>
    <style:style style:name="T105" style:family="text">
      <style:text-properties officeooo:rsid="0301a0b7"/>
    </style:style>
    <style:style style:name="T106" style:family="text">
      <style:text-properties officeooo:rsid="0303769c"/>
    </style:style>
    <style:style style:name="T107" style:family="text">
      <style:text-properties officeooo:rsid="0305fd98"/>
    </style:style>
    <style:style style:name="T108" style:family="text">
      <style:text-properties officeooo:rsid="03090d6b"/>
    </style:style>
    <style:style style:name="T109" style:family="text">
      <style:text-properties officeooo:rsid="03091406"/>
    </style:style>
    <style:style style:name="T110" style:family="text">
      <style:text-properties officeooo:rsid="032925bd"/>
    </style:style>
    <style:style style:name="T111" style:family="text">
      <style:text-properties officeooo:rsid="032ee581"/>
    </style:style>
    <style:style style:name="T112" style:family="text">
      <style:text-properties fo:font-size="12pt" fo:font-weight="normal" style:font-size-asian="10.5pt" style:font-weight-asian="normal" style:font-size-complex="12pt" style:font-weight-complex="normal"/>
    </style:style>
    <style:style style:name="T113" style:family="text">
      <style:text-properties fo:font-size="12pt" fo:font-weight="normal" officeooo:rsid="03218995" style:font-size-asian="10.5pt" style:font-weight-asian="normal" style:font-size-complex="12pt" style:font-weight-complex="normal"/>
    </style:style>
    <style:style style:name="T114" style:family="text">
      <style:text-properties fo:font-size="12pt" fo:font-weight="normal" officeooo:rsid="032bbedd" style:font-size-asian="10.5pt" style:font-weight-asian="normal" style:font-size-complex="12pt" style:font-weight-complex="normal"/>
    </style:style>
    <style:style style:name="T115" style:family="text">
      <style:text-properties fo:font-size="12pt" fo:font-weight="normal" officeooo:rsid="033de74a" style:font-size-asian="10.5pt" style:font-weight-asian="normal" style:font-size-complex="12pt" style:font-weight-complex="normal"/>
    </style:style>
    <style:style style:name="T116" style:family="text">
      <style:text-properties fo:font-size="12pt" fo:font-weight="normal" officeooo:rsid="032ee581" style:font-size-asian="10.5pt" style:font-weight-asian="normal" style:font-size-complex="12pt" style:font-weight-complex="normal"/>
    </style:style>
    <style:style style:name="T117" style:family="text">
      <style:text-properties fo:font-size="12pt" fo:font-weight="normal" officeooo:rsid="03065840" style:font-size-asian="10.5pt" style:font-weight-asian="normal" style:font-size-complex="12pt" style:font-weight-complex="normal"/>
    </style:style>
    <style:style style:name="T11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9" style:family="text">
      <style:text-properties fo:font-size="12pt" fo:font-style="italic" fo:font-weight="normal" officeooo:rsid="03453c2f" style:font-size-asian="10.5pt" style:font-style-asian="italic" style:font-weight-asian="normal" style:font-size-complex="12pt" style:font-style-complex="italic" style:font-weight-complex="normal"/>
    </style:style>
    <style:style style:name="T12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32ee581"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3453c2f"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3553245"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33de74a"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35a9bcd"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2f510a2"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382973e"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38496b9" style:font-size-asian="10.5pt" style:font-style-asian="normal" style:font-weight-asian="normal" style:font-size-complex="12pt" style:font-style-complex="normal" style:font-weight-complex="normal"/>
    </style:style>
    <style:style style:name="T129" style:family="text">
      <style:text-properties fo:font-size="12pt" fo:font-style="normal" fo:font-weight="bold" officeooo:rsid="03453c2f" style:font-size-asian="10.5pt" style:font-style-asian="normal" style:font-weight-asian="bold" style:font-size-complex="12pt" style:font-style-complex="normal" style:font-weight-complex="bold"/>
    </style:style>
    <style:style style:name="T130" style:family="text">
      <style:text-properties fo:font-size="12pt" fo:font-style="normal" style:font-size-asian="10.5pt" style:font-style-asian="normal" style:font-size-complex="12pt" style:font-style-complex="normal"/>
    </style:style>
    <style:style style:name="T131" style:family="text">
      <style:text-properties fo:font-size="12pt" fo:font-style="normal" officeooo:rsid="02f510a2" style:font-size-asian="10.5pt" style:font-style-asian="normal" style:font-size-complex="12pt" style:font-style-complex="normal"/>
    </style:style>
    <style:style style:name="T132" style:family="text">
      <style:text-properties officeooo:rsid="032f21eb"/>
    </style:style>
    <style:style style:name="T133" style:family="text">
      <style:text-properties officeooo:rsid="03381e61"/>
    </style:style>
    <style:style style:name="T134" style:family="text">
      <style:text-properties officeooo:rsid="0346a935"/>
    </style:style>
    <style:style style:name="T135" style:family="text">
      <style:text-properties officeooo:rsid="03571ecc"/>
    </style:style>
    <style:style style:name="T136" style:family="text">
      <style:text-properties officeooo:rsid="036480bf"/>
    </style:style>
    <style:style style:name="T137" style:family="text">
      <style:text-properties officeooo:rsid="037011a6"/>
    </style:style>
    <style:style style:name="T138" style:family="text">
      <style:text-properties officeooo:rsid="0380e7ae"/>
    </style:style>
    <style:style style:name="T139" style:family="text">
      <style:text-properties officeooo:rsid="039d9f1c"/>
    </style:style>
    <style:style style:name="T140" style:family="text">
      <style:text-properties officeooo:rsid="03a78d35"/>
    </style:style>
    <style:style style:name="T141" style:family="text">
      <style:text-properties officeooo:rsid="03a986b9"/>
    </style:style>
    <style:style style:name="T142" style:family="text">
      <style:text-properties officeooo:rsid="03b0f647"/>
    </style:style>
    <style:style style:name="T143" style:family="text">
      <style:text-properties officeooo:rsid="03b16c2b"/>
    </style:style>
    <style:style style:name="T144" style:family="text">
      <style:text-properties officeooo:rsid="03c03343"/>
    </style:style>
    <style:style style:name="T145" style:family="text">
      <style:text-properties officeooo:rsid="03cd742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Wyk"/>
      </text:sequence-decls>
      <text:p text:style-name="P37">Politechnika Wrocławska</text:p>
      <text:p text:style-name="P37"><text:span text:style-name="T76">14</text:span>.<text:span text:style-name="T91">01</text:span>.20<text:span text:style-name="T91">20</text:span>r</text:p>
      <text:p text:style-name="P29"/>
      <text:p text:style-name="P18"/>
      <text:p text:style-name="P24">Projektowanie Efektywnych Algoryt<text:span text:style-name="T1">m</text:span>ów</text:p>
      <text:p text:style-name="P25">Etap <text:span text:style-name="T90">3</text:span></text:p>
      <text:p text:style-name="P27"/>
      <text:p text:style-name="P27"/>
      <text:p text:style-name="P27"/>
      <text:p text:style-name="P36">Temat:</text:p>
      <text:p text:style-name="P30">Rozwiązanie TSP za pomocą <text:span text:style-name="T90">algorytmów genetycznych</text:span></text:p>
      <text:p text:style-name="P31"/>
      <text:p text:style-name="P26"/>
      <text:p text:style-name="P28"/>
      <text:p text:style-name="P28"/>
      <text:p text:style-name="P32">Prowadzący</text:p>
      <text:p text:style-name="P33">dr inż. Tomasz Kapłon</text:p>
      <text:p text:style-name="P35"/>
      <text:p text:style-name="P35"/>
      <text:p text:style-name="P35"/>
      <text:p text:style-name="P35"/>
      <text:p text:style-name="P35"/>
      <text:p text:style-name="P33">Autor</text:p>
      <text:p text:style-name="P33">Paweł Parczyk</text:p>
      <text:p text:style-name="P34"/>
      <text:p text:style-name="P9"/>
      <text:p text:style-name="P8"/>
      <text:p text:style-name="P8"/>
      <text:p text:style-name="P8"/>
      <text:p text:style-name="P8"/>
      <text:p text:style-name="P8"/>
      <text:p text:style-name="P8"/>
      <text:p text:style-name="P8"/>
      <text:p text:style-name="P8"/>
      <table:table table:name="Tabela1" table:style-name="Tabela1">
        <table:table-column table:style-name="Tabela1.A"/>
        <text:soft-page-break/>
        <table:table-row table:style-name="Tabela1.1">
          <table:table-cell table:style-name="Tabela1.A1" office:value-type="string">
            <text:p text:style-name="P19"><text:span text:style-name="T77">Wstęp</text:span> </text:p>
          </table:table-cell>
        </table:table-row>
      </table:table>
      <text:p text:style-name="P3"/>
      <text:p text:style-name="P3"><text:tab/>Początki problemu Komiwojażera (TSP - Travelling salesman problem) sięgają XIX wieku, kiedy to William Rowan Hamilton opisał problem istnienia cyklu n-elementowego w grafie o n wierzchołkach. Za pierwszego autora, który sformalizował matematycznie problem komiwojażera, uznaje się Karla Mengera, który w 1930 zwrócił szczególną uwagę na trudność w obliczeniu optymalnego rozwiązania. Z uwagi na prostotę opisu problemu i trudność optymalizacji algorytmów służących do jego rozwiązania, problem stał się bardzo popularny. </text:p>
      <text:p text:style-name="P2"/>
      <text:p text:style-name="P2"><text:tab/>Celem projektu było stworzenie algorytmów <text:span text:style-name="T92">genetycznych </text:span>rozwiązujących <text:span text:style-name="T76">problem TSP dla instancji, których metody dokładne, zaimplementowane na poprzednim etapie projektu nie były w stanie odnaleźć.</text:span></text:p>
      <text:p text:style-name="P4"/>
      <text:p text:style-name="P4"><text:tab/><text:span text:style-name="T2">Program został napisany w języku c++ w wersji 11 z wykorzystaniem technik programowania obiektowego. Kod został skompilowany przez kompilator </text:span><text:span text:style-name="T6">g++</text:span><text:span text:style-name="T2">, a następnie uruchomiony na komputerze zarządzanym przez system </text:span><text:span text:style-name="T6">Linux Ubuntu 16.04</text:span><text:span text:style-name="T2">, sama maszyna wyposażona była w 8GB pamięci ram i procesor </text:span><text:span text:style-name="T6">intel core i5</text:span><text:span text:style-name="T2">.</text:span></text:p>
      <text:p text:style-name="P4"/>
      <text:p text:style-name="P4"><text:tab/><text:span text:style-name="T3">Algorytmy zostały napisane w wersjach iteracyjnych w celu zminimalizowania czasu wykonania.</text:span></text:p>
      <text:p text:style-name="P5"/>
      <table:table table:name="Tabela2" table:style-name="Tabela2">
        <table:table-column table:style-name="Tabela2.A"/>
        <table:table-row table:style-name="Tabela2.1">
          <table:table-cell table:style-name="Tabela2.A1" office:value-type="string">
            <text:p text:style-name="P20">Cechy metod niedokładnych</text:p>
          </table:table-cell>
        </table:table-row>
      </table:table>
      <text:p text:style-name="P5"/>
      <text:p text:style-name="P5"><text:tab/><text:span text:style-name="T88">Podczas realizacji pierwszego etapu zostały zaimplementowane metody, których zadaniem było znalezienie najlepszego rozwiązania (dla rozpatrywanego problemu najlepszy to taki dla którego koszt przejścia jest najniższy). Z uwagi cechy problemu TSP (liczba potencjalnych rozwiązań wynos </text:span><text:span text:style-name="T5">n!</text:span><text:span text:style-name="T88">) takie algorytmy mają ograniczenia. </text:span></text:p>
      <text:p text:style-name="P5"/>
      <text:p text:style-name="P5"><text:tab/><text:span text:style-name="T88">Problem z uzyskaniem wyniku optymalnego pojawia się gdy czas przetwarzania staje się dłuższy niż maksymalny dopuszczony czas, lub maszyna przetwarzająca problem ma mniej pamięci niż algorytm potrzebuje. </text:span></text:p>
      <text:p text:style-name="P5"/>
      <text:p text:style-name="P5"><text:tab/><text:span text:style-name="T89">Problem skończonych zasobów czasowych i sprzętowych rozwiązują algorytmy niedokładne. Ich zadaniem jest przeszukiwanie przestrzeni stanów przez określony czas i znalezienie jak najlepszego rezultatu w tym czasie. Daje to możliwość przetwarzania znacznie większych instancji problemów, kosztem dokładności rozwiązań. Pomimo zmiany strategii znalezienia optymalnego rozwiązania w dalszym ciągu pozostaje możliwe.</text:span></text:p>
      <text:p text:style-name="P5"/>
      <text:p text:style-name="P5"/>
      <text:p text:style-name="P5"/>
      <text:p text:style-name="P5"/>
      <text:p text:style-name="P5"/>
      <text:p text:style-name="P5"/>
      <table:table table:name="Tabela3" table:style-name="Tabela3">
        <table:table-column table:style-name="Tabela3.A"/>
        <text:soft-page-break/>
        <table:table-row table:style-name="Tabela3.1">
          <table:table-cell table:style-name="Tabela3.A1" office:value-type="string">
            <text:p text:style-name="P22">Algorytmy genetyczne</text:p>
          </table:table-cell>
        </table:table-row>
      </table:table>
      <text:p text:style-name="P39"/>
      <text:p text:style-name="P41"><text:tab/><text:span text:style-name="T93">Algorytmy genetyczne są rodzajem heurystyki przeszukującej przestrzeń rozwiązań w celu znalezienia najlepszego z nich.</text:span></text:p>
      <text:p text:style-name="P41"/>
      <text:p text:style-name="P42"><text:tab/><text:span text:style-name="T94">Algorytmy genetyczne swoją nazwę zawdzięczają zjawisku ewolucji biologicznej z której jej twórcy czerpali inspirację. W procesie projektowania definiuje się środowisko, w którym istnieje populacja. Każdy osobnik tej populacji ma przypisany pewien zbiór informacji, jest to jego genotyp, który jest podstawą do stworzenia fenotypu (genotyp jest zestawem cech dziedziczonych, a fenotyp to zespół cech organizmu wynikający z genotypu). Osobniki na podstawie fenotypu poddaje się ocenie przez wyznaczenie wartości funkcji przystosowania modelującej środowisko – genotyp określa rozwiązanie, a funkcja przystosowania ocenia jak dobre ono jest.</text:span></text:p>
      <text:p text:style-name="P42"/>
      <text:p text:style-name="P47"><text:tab/>Genotyp składa się z chromosomów, a każdy chromosom składa się z genów. </text:p>
      <text:p text:style-name="P42"/>
      <text:p text:style-name="P42"><text:tab/><text:span text:style-name="T95">Działanie zaimplementowanego algorytmu można opisać poniższą listą kroków:</text:span></text:p>
      <text:list xml:id="list4457149788727984419" text:style-name="L1">
        <text:list-item>
          <text:p text:style-name="P48">Losuje się początkowa <text:span text:style-name="T69">populację</text:span>.</text:p>
        </text:list-item>
        <text:list-item>
          <text:p text:style-name="P48">Populacja zostaje poddana ocenie przystosowania, <text:span text:style-name="T134">w tym procesie jest wykorzystywana </text:span><text:span text:style-name="T74">funkcja dopasowania</text:span>, najlepsze osobniki przechodzą dalej do procesu reprodukcji.</text:p>
        </text:list-item>
        <text:list-item>
          <text:p text:style-name="P48">Wyselekcjonowane osobniki zostają poddane reprodukcji, w wyniku której tworzone jest kolejne pokolenie. </text:p>
          <text:list>
            <text:list-item>
              <text:p text:style-name="P48"><text:s/>Osobniki zostają poddane <text:span text:style-name="T69">krzyżowaniu</text:span>.</text:p>
            </text:list-item>
            <text:list-item>
              <text:p text:style-name="P49">Na uzyskanych osobnikach zostaje wykonana <text:span text:style-name="T66">mutacja</text:span><text:span text:style-name="T34">.</text:span></text:p>
            </text:list-item>
          </text:list>
        </text:list-item>
        <text:list-item>
          <text:p text:style-name="P48"><text:s/><text:span text:style-name="T96">Jeżeli nie nastąpił warunek zakończenia to powrót do 3. </text:span></text:p>
        </text:list-item>
      </text:list>
      <text:p text:style-name="P46"/>
      <text:p text:style-name="P80">Algorytm wymaga określenia kilku parametrów, które wypływają na jakość otrzymywanych rozwiązań. Pierwszym z nich jest <text:span text:style-name="T69">czas przetwarzania</text:span>. Wpływa on na długość przetwarzania a w konsekwencji na liczbę pokoleń, która zostanie wygenerowana. Kolejnym jest <text:span text:style-name="T69">wielkość populacji</text:span>, która określa ilość osobników w każdym pokoleniu. Trzecim parametrem jest <text:span text:style-name="T69">operator krzyżowania</text:span>. Jest to funkcja określająca sposób łączenia osobników rodzicielskich w celu uzyskania osobników potomnych. <text:span text:style-name="T97">Następnym parametrem jest </text:span><text:span text:style-name="T70">funkcja mutacji</text:span><text:span text:style-name="T97">, która służy do wprowadzenia do osobników pewnych cech losowych w celu zwieszenia różnorodności osobników. Ostatnim parametrem jest </text:span><text:span text:style-name="T70">prawdopodobieństwo wystąpienia mutacji</text:span><text:span text:style-name="T97">. </text:span></text:p>
      <text:p text:style-name="P80"/>
      <text:p text:style-name="P80"><text:span text:style-name="T97"><text:tab/>Oprócz operacji na samych osobnikach, należy jeszcze zdefiniować środowisko, w którym żyją generowane osobniki. Robi się to projektując </text:span><text:span text:style-name="T75">funkcję dopasowania</text:span><text:span text:style-name="T81">, która ocenia jak dobrze dany osobnik jest przystosowany do życia w symulowanym środowisku. Dla rozpatrywanego problemu funkcja dopasowania oblicza długość ścieżki jaką reprezentuje dany osobnik. </text:span><text:span text:style-name="T82">Im mniejsza tym osobnik jest lepiej przystosowany.</text:span></text:p>
      <text:p text:style-name="P63"/>
      <table:table table:name="Tabela7" table:style-name="Tabela7">
        <table:table-column table:style-name="Tabela7.A"/>
        <table:table-row table:style-name="Tabela7.1">
          <table:table-cell table:style-name="Tabela7.A1" office:value-type="string">
            <text:p text:style-name="P23"><text:span text:style-name="T99">Operatory </text:span>krzyżowania</text:p>
          </table:table-cell>
        </table:table-row>
      </table:table>
      <text:p text:style-name="P43"/>
      <text:p text:style-name="P6"><text:tab/><text:span text:style-name="T71">Edge Crossover </text:span><text:span text:style-name="T100">(krzyżowanie krawędziowe): Technika krzyżowania chromosomów, w której wykorzystuje się już istniejące połączenia pomiędzy chromosomami (</text:span><text:span text:style-name="T9">krawędzie</text:span><text:span text:style-name="T100">). </text:span></text:p>
      <text:p text:style-name="P10">Prezentacja operatora dla przykładowej pary rodziców: </text:p>
      <text:list xml:id="list6844406608026986923" text:style-name="L2">
        <text:list-item>
          <text:p text:style-name="P50"><text:span text:style-name="T102">Rodzic</text:span> 1: 1 2 <text:span text:style-name="T105">6</text:span> <text:span text:style-name="T105">5</text:span> <text:span text:style-name="T105">4</text:span> <text:span text:style-name="T105">7</text:span> <text:span text:style-name="T105">3</text:span></text:p>
        </text:list-item>
        <text:list-item>
          <text:p text:style-name="P50"><text:span text:style-name="T103">Rodzic </text:span>2: 7 6 1 2 3 4 5</text:p>
        </text:list-item>
      </text:list>
      <text:p text:style-name="P12"/>
      <text:p text:style-name="P12">Na początku wyznaczone zostają pary sąsiadujących ze sobą genów u obu rodziców i zapisuje się je bez powtórzeń <text:span text:style-name="T108">w liście sąsiadów</text:span>. <text:span text:style-name="T135">Sąsiadują ze sobą takie geny które mają wspólną krawędz.</text:span> </text:p>
      <text:list xml:id="list4631290934840594643" text:style-name="L3">
        <text:list-item>
          <text:p text:style-name="P52">1: <text:span text:style-name="T106">3</text:span> 2 6 (u rodzica 1 liczba <text:span text:style-name="T4">1</text:span> sąsiaduje z <text:span text:style-name="T4">7</text:span> i <text:span text:style-name="T4">2</text:span>, a u rodzica <text:span text:style-name="T16">2</text:span> liczba <text:span text:style-name="T4">1</text:span> s<text:span text:style-name="T104">ąsiaduje z </text:span><text:span text:style-name="T7">6</text:span><text:span text:style-name="T104"> i </text:span><text:span text:style-name="T7">2</text:span>)</text:p>
        </text:list-item>
        <text:list-item>
          <text:p text:style-name="P54">2: 1 <text:span text:style-name="T106">6 3</text:span></text:p>
        </text:list-item>
        <text:list-item>
          <text:p text:style-name="P54">3: <text:span text:style-name="T106">1</text:span> <text:span text:style-name="T106">7</text:span> <text:span text:style-name="T106">2 4</text:span></text:p>
        </text:list-item>
        <text:list-item>
          <text:p text:style-name="P54">4: <text:span text:style-name="T106">5 7 3 </text:span></text:p>
        </text:list-item>
        <text:list-item>
          <text:p text:style-name="P55">5: 4 6 7</text:p>
        </text:list-item>
        <text:list-item>
          <text:p text:style-name="P55">6: 7 1 2 5</text:p>
        </text:list-item>
        <text:list-item>
          <text:p text:style-name="P55">7: 4 3 5 6</text:p>
        </text:list-item>
      </text:list>
      <text:p text:style-name="P13">Następnie losowo wybiera się jeden z <text:span text:style-name="T107">genów </text:span>i ustawia się go na pierwszej pozycji u potomka. </text:p>
      <text:list xml:id="list6166590353362085636" text:style-name="L11">
        <text:list-item>
          <text:p text:style-name="P69"><text:span text:style-name="T117">Potomek: 6 [x] [x] [x] [x] [x] [x]</text:span></text:p>
        </text:list-item>
      </text:list>
      <text:p text:style-name="P14">Wybrany <text:span text:style-name="T109">gen </text:span>usuwa się z listy sąsiadów, <text:span text:style-name="T109">a następnie usuwa się sąsiedztwa pozostałych genów z nim. Następnym krokiem jest znalezienie takiego genu, dla którego lista sąsiadów jest najmniejsza. Jeżeli występuje więcej genów o równej długości to wybrany zostaje losowy z nich. Operację tą powtarza się aż do uzupełnienia wszystkich genów u potomka.</text:span></text:p>
      <text:p text:style-name="P6"/>
      <text:p text:style-name="P7"><text:tab/><text:span text:style-name="T72">Partially Mapped Crossover </text:span><text:span text:style-name="T101">(krzyżowanie z częściowym odwzorowaniem): Technika krzyżowania polegająca na wybraniu pewnego ciągu genów u obu rodziców, a następnie zamianę tych części u pary rodziców. Następnie pozostałe geny zamienia się w taki sposób aby osobnik spełniał wymagania środowiska.</text:span></text:p>
      <text:p text:style-name="P11">Prezentacja operatora dla przykładowej pary rodziców: </text:p>
      <text:list xml:id="list8083423662399427025" text:style-name="L4">
        <text:list-item>
          <text:p text:style-name="P51"><text:span text:style-name="T102">Rodzic</text:span> 1: 1 2 <text:span text:style-name="T105">6</text:span> <text:span text:style-name="T105">5</text:span> <text:span text:style-name="T105">4</text:span> <text:span text:style-name="T105">7</text:span> <text:span text:style-name="T105">3</text:span></text:p>
        </text:list-item>
        <text:list-item>
          <text:p text:style-name="P51"><text:span text:style-name="T103">Rodzic </text:span>2: <text:span text:style-name="T111">1</text:span> 6 <text:span text:style-name="T111">7</text:span> 2 3 4 5</text:p>
        </text:list-item>
      </text:list>
      <text:p text:style-name="P15">W wyniku działania operatora powstają dwa osobniki potomne <text:span text:style-name="T4">R</text:span> i <text:span text:style-name="T4">S. </text:span><text:span text:style-name="T18">Losowo zostaje wybrany fragment osobników, który zostanie zamieniony. </text:span></text:p>
      <text:list xml:id="list3703621079773268110" text:style-name="L5">
        <text:list-item>
          <text:p text:style-name="P56"><text:span text:style-name="T16">R: [x] [x] </text:span><text:span text:style-name="T21">7 </text:span><text:span text:style-name="T16">2 3 4 [x] – </text:span><text:span text:style-name="T19">Wprowadzony zostaje ciąg od rodzica 2</text:span></text:p>
        </text:list-item>
        <text:list-item>
          <text:p text:style-name="P56"><text:span text:style-name="T16">S: [x] [x] 6 5 4 7 [x] – </text:span><text:span text:style-name="T19">Wprowadzony zostaje ciąg od rodzica 1</text:span></text:p>
        </text:list-item>
      </text:list>
      <text:p text:style-name="P16"><text:span text:style-name="T19">N</text:span><text:span text:style-name="T16">astępnie osobniki zostają uzupełnione genami, które nie powodują konfliktu</text:span></text:p>
      <text:list xml:id="list8915346183150669258" text:style-name="L6">
        <text:list-item>
          <text:p text:style-name="P66">R: 1 [x] <text:span text:style-name="T111">7</text:span> 2 3 4 [x] – Wprowadzone zostają geny od rodzica 1</text:p>
        </text:list-item>
        <text:list-item>
          <text:p text:style-name="P57"><text:span text:style-name="T16">S: [x] [x] 6 5 4 7 [x] – W tym przypadku każdy z genów (</text:span><text:span text:style-name="T4">7</text:span><text:span text:style-name="T16">, </text:span><text:span text:style-name="T4">6</text:span><text:span text:style-name="T16">, </text:span><text:span text:style-name="T4">5</text:span><text:span text:style-name="T16">) powoduje konfli</text:span><text:span text:style-name="T20">kt</text:span></text:p>
        </text:list-item>
      </text:list>
      <text:p text:style-name="P17"><text:span text:style-name="T20">W </text:span><text:span text:style-name="T16">następnym kroku wstawiane są geny zgodnie z odwzorowaniem: 7</text:span><text:span text:style-name="T16"><draw:frame draw:style-name="fr5" draw:name="Obiekt1" text:anchor-type="as-char" svg:y="-0.226cm" svg:width="0.591cm" svg:height="0.212cm" draw:z-index="0"><draw:object xlink:href="./Object 1" xlink:type="simple" xlink:show="embed" xlink:actuate="onLoad"/><draw:image xlink:href="./ObjectReplacements/Object 1" xlink:type="simple" xlink:show="embed" xlink:actuate="onLoad"/><svg:desc>formuła</svg:desc></draw:frame></text:span><text:span text:style-name="T16">6, 2</text:span><text:span text:style-name="T16"><draw:frame draw:style-name="fr5" draw:name="Obiekt28" text:anchor-type="as-char" svg:y="-0.226cm" svg:width="0.591cm" svg:height="0.212cm" draw:z-index="1"><draw:object xlink:href="./Object 28" xlink:type="simple" xlink:show="embed" xlink:actuate="onLoad"/><draw:image xlink:href="./ObjectReplacements/Object 28" xlink:type="simple" xlink:show="embed" xlink:actuate="onLoad"/><svg:desc>formuła</svg:desc></draw:frame></text:span><text:span text:style-name="T16">5, 3</text:span><text:span text:style-name="T16"><draw:frame draw:style-name="fr5" draw:name="Obiekt29" text:anchor-type="as-char" svg:y="-0.226cm" svg:width="0.591cm" svg:height="0.212cm" draw:z-index="2"><draw:object xlink:href="./Object 29" xlink:type="simple" xlink:show="embed" xlink:actuate="onLoad"/><draw:image xlink:href="./ObjectReplacements/Object 29" xlink:type="simple" xlink:show="embed" xlink:actuate="onLoad"/><svg:desc>formuła</svg:desc></draw:frame></text:span><text:span text:style-name="T16">4, <text:line-break/>4</text:span><text:span text:style-name="T16"><draw:frame draw:style-name="fr5" draw:name="Obiekt30" text:anchor-type="as-char" svg:y="-0.226cm" svg:width="0.591cm" svg:height="0.212cm" draw:z-index="3"><draw:object xlink:href="./Object 30" xlink:type="simple" xlink:show="embed" xlink:actuate="onLoad"/><draw:image xlink:href="./ObjectReplacements/Object 30" xlink:type="simple" xlink:show="embed" xlink:actuate="onLoad"/><svg:desc>formuła</svg:desc></draw:frame></text:span><text:span text:style-name="T16">7.</text:span></text:p>
      <text:list xml:id="list7735410711886532643" text:style-name="L7">
        <text:list-item>
          <text:p text:style-name="P58">R: 1 5 7 2 3 4 [x]</text:p>
        </text:list-item>
        <text:list-item>
          <text:p text:style-name="P60">S: <text:span text:style-name="T111">1</text:span> [x] <text:span text:style-name="T110">6 5 4 7 2</text:span></text:p>
        </text:list-item>
      </text:list>
      <text:p text:style-name="P64"><text:soft-page-break/>Jeśli nie udało się wstawić niektórych genów potrzebne jest podwójne <text:span text:style-name="T111">lub kolejne odwzorowanie </text:span>odwzorowanie: </text:p>
      <text:list xml:id="list3152178840036" text:continue-numbering="true" text:style-name="L7">
        <text:list-item>
          <text:p text:style-name="P59">R: 1 5 7 2 3 4 <text:span text:style-name="T111">6</text:span></text:p>
        </text:list-item>
        <text:list-item>
          <text:p text:style-name="P61">S: <text:span text:style-name="T111">1</text:span> <text:span text:style-name="T132">3</text:span> <text:span text:style-name="T110">6 5 4 7 2</text:span></text:p>
        </text:list-item>
      </text:list>
      <text:p text:style-name="P65">Aby wstawić <text:span text:style-name="T4">6 </text:span><text:span text:style-name="T16">w </text:span><text:span text:style-name="T4">R </text:span><text:span text:style-name="T16">wykorzystano odwzorowanie </text:span><text:span text:style-name="T22">3</text:span><text:span text:style-name="T22"><draw:frame draw:style-name="fr5" draw:name="Obiekt31" text:anchor-type="as-char" svg:y="-0.226cm" svg:width="0.591cm" svg:height="0.212cm" draw:z-index="4"><draw:object xlink:href="./Object 31" xlink:type="simple" xlink:show="embed" xlink:actuate="onLoad"/><draw:image xlink:href="./ObjectReplacements/Object 31" xlink:type="simple" xlink:show="embed" xlink:actuate="onLoad"/><svg:desc>formuła</svg:desc></draw:frame></text:span><text:span text:style-name="T22">4</text:span><text:span text:style-name="T22"><draw:frame draw:style-name="fr5" draw:name="Obiekt32" text:anchor-type="as-char" svg:y="-0.226cm" svg:width="0.591cm" svg:height="0.212cm" draw:z-index="5"><draw:object xlink:href="./Object 32" xlink:type="simple" xlink:show="embed" xlink:actuate="onLoad"/><draw:image xlink:href="./ObjectReplacements/Object 32" xlink:type="simple" xlink:show="embed" xlink:actuate="onLoad"/><svg:desc>formuła</svg:desc></draw:frame></text:span><text:span text:style-name="T16">7 </text:span><text:span text:style-name="T16"><draw:frame draw:style-name="fr5" draw:name="Obiekt33" text:anchor-type="as-char" svg:y="-0.226cm" svg:width="0.591cm" svg:height="0.212cm" draw:z-index="6"><draw:object xlink:href="./Object 33" xlink:type="simple" xlink:show="embed" xlink:actuate="onLoad"/><draw:image xlink:href="./ObjectReplacements/Object 33" xlink:type="simple" xlink:show="embed" xlink:actuate="onLoad"/><svg:desc>formuła</svg:desc></draw:frame></text:span><text:span text:style-name="T16">6, </text:span><text:span text:style-name="T23">natomiast do wstawienia </text:span><text:span text:style-name="T8">3</text:span><text:span text:style-name="T23"> w </text:span><text:span text:style-name="T8">S</text:span><text:span text:style-name="T23"> został użyty ciąg odwzorowań 6 </text:span><text:span text:style-name="T23"><draw:frame draw:style-name="fr5" draw:name="Obiekt34" text:anchor-type="as-char" svg:y="-0.226cm" svg:width="0.591cm" svg:height="0.212cm" draw:z-index="7"><draw:object xlink:href="./Object 34" xlink:type="simple" xlink:show="embed" xlink:actuate="onLoad"/><draw:image xlink:href="./ObjectReplacements/Object 34" xlink:type="simple" xlink:show="embed" xlink:actuate="onLoad"/><svg:desc>formuła</svg:desc></draw:frame></text:span><text:span text:style-name="T23">7</text:span><text:span text:style-name="T23"><draw:frame draw:style-name="fr5" draw:name="Obiekt35" text:anchor-type="as-char" svg:y="-0.226cm" svg:width="0.591cm" svg:height="0.212cm" draw:z-index="8"><draw:object xlink:href="./Object 35" xlink:type="simple" xlink:show="embed" xlink:actuate="onLoad"/><draw:image xlink:href="./ObjectReplacements/Object 35" xlink:type="simple" xlink:show="embed" xlink:actuate="onLoad"/><svg:desc>formuła</svg:desc></draw:frame></text:span><text:span text:style-name="T23">4</text:span><text:span text:style-name="T23"><draw:frame draw:style-name="fr5" draw:name="Obiekt36" text:anchor-type="as-char" svg:y="-0.226cm" svg:width="0.591cm" svg:height="0.212cm" draw:z-index="9"><draw:object xlink:href="./Object 36" xlink:type="simple" xlink:show="embed" xlink:actuate="onLoad"/><draw:image xlink:href="./ObjectReplacements/Object 36" xlink:type="simple" xlink:show="embed" xlink:actuate="onLoad"/><svg:desc>formuła</svg:desc></draw:frame></text:span><text:span text:style-name="T23">3. </text:span><text:span text:style-name="T24">W konsekwencji zaprezentowanego cyklu przetwarzania powstały dwa osobniki potomne R(1,5,7,2,3,4,6) i S(1,3,</text:span><text:span text:style-name="T25">6</text:span><text:span text:style-name="T24">,5,4,7,2). </text:span><text:span text:style-name="T26">Aby algorytm genetyczny był kompletny niezbędne jest wprowadzenie mechanizmu mutacji.</text:span></text:p>
      <text:p text:style-name="P65"><text:span text:style-name="T26"/></text:p>
      <table:table table:name="Tabela8" table:style-name="Tabela8">
        <table:table-column table:style-name="Tabela8.A"/>
        <table:table-row table:style-name="Tabela8.1">
          <table:table-cell table:style-name="Tabela8.A1" office:value-type="string">
            <text:p text:style-name="P23">Algorytmy <text:span text:style-name="T98">mutacji</text:span></text:p>
          </table:table-cell>
        </table:table-row>
      </table:table>
      <text:p text:style-name="P43"/>
      <text:p text:style-name="P73"><text:tab/>Mutacje <text:span text:style-name="T133">polegają na wprowadzeniu losowych zmian w obrębie jednego genu lub kilku z nich, bez znacznej zmiany osobnika. Celem użycia mutacji jest zapewnienie zmienności osobników, stwarzają one możliwość wyjścia z optimów lokalnych. Cechą odróżniającą mutacje od krzyżowania jest to, że działają na pojedynczym osobniku i zachodzą z pewnym prawdopodobieństwem. </text:span></text:p>
      <text:p text:style-name="P73"/>
      <text:p text:style-name="P74"><text:tab/><text:span text:style-name="T73">Zamiana dwóch genów miejscami: </text:span><text:span text:style-name="T80">Metoda ta polega na wybraniu dwóch losowych genów danego osobnika i zamianie ich pozycjami. Dla zaprezentowanego wyżej osobnika:</text:span></text:p>
      <text:list xml:id="list3428131222428108214" text:style-name="L8">
        <text:list-item>
          <text:p text:style-name="P68"><text:span text:style-name="T115">R: 1 5 7 2 3 4 </text:span><text:span text:style-name="T116">6</text:span></text:p>
        </text:list-item>
      </text:list>
      <text:p text:style-name="P76"><text:span text:style-name="T112">mutacja genów o indeksach 3 i 5 polegałaby na zamianie liczb </text:span><text:span text:style-name="T118">2 </text:span><text:span text:style-name="T120">z </text:span><text:span text:style-name="T118">4</text:span><text:span text:style-name="T120">, co poskutkowałoby otrzymanie następującego osobnika:</text:span></text:p>
      <text:list xml:id="list3568129532020274533" text:style-name="L10">
        <text:list-item>
          <text:p text:style-name="P77"><text:span text:style-name="T120">R: 1 5 7 4 3 2 </text:span><text:span text:style-name="T121">6</text:span></text:p>
        </text:list-item>
      </text:list>
      <text:p text:style-name="P79"><text:span text:style-name="T121">W </text:span><text:span text:style-name="T120">przypadku rozwiązywania problemu TSP tak zmodyfikowana ścieżka która jest reprezentowana przez osobnika różni się jedynie dwiema krawędziami.</text:span></text:p>
      <text:p text:style-name="P76"><text:span text:style-name="T120"/></text:p>
      <text:p text:style-name="P78"><text:span text:style-name="T120"><text:tab/></text:span><text:span text:style-name="T129">Zamiana dwóch krawędzi miejscami</text:span><text:span text:style-name="T122">: Metoda ta polega na wybraniu dwóch krawędzi pomiędzy genami i zamianie ich miejscami. Krawędź definiuje się podobnie </text:span><text:span text:style-name="T123">ja </text:span><text:span text:style-name="T122">w opisie </text:span><text:span text:style-name="T119">krzyżowania krawędziowego</text:span><text:span text:style-name="T122">. </text:span><text:span text:style-name="T120">Dla zaprezentowanego wyżej osobnika:</text:span></text:p>
      <text:list xml:id="list4244053427171078986" text:style-name="L12">
        <text:list-item>
          <text:p text:style-name="P70"><text:span text:style-name="T124">R: 1 5 7 2 3 4 </text:span><text:span text:style-name="T121">6</text:span></text:p>
        </text:list-item>
      </text:list>
      <text:p text:style-name="P81"><text:span text:style-name="T121">w</text:span><text:span text:style-name="T120">ybrane zostają dwie krawędzie (pomiędzy genami o indeksach 2, 3 i pomiędzy 4,5). </text:span><text:span text:style-name="T125">Po przeprowadzeniu mutacji osobnik R zostanie przekształcony do postaci </text:span></text:p>
      <text:list xml:id="list3095327962771930697" text:style-name="L14">
        <text:list-item>
          <text:p text:style-name="P82"><text:span text:style-name="T124">R: 1 </text:span><text:span text:style-name="T120">3 4</text:span><text:span text:style-name="T124"> 2 5 7 </text:span><text:span text:style-name="T121">6</text:span></text:p>
        </text:list-item>
      </text:list>
      <text:p text:style-name="P83"><text:span text:style-name="T79">A</text:span><text:span text:style-name="T78">lgorytm mutacji krawędzi wprowadza większe zmiany w strukturze osobnika niż algorytm zamiany genów ponieważ przestawiane są 4 geny a zatem zmieniają się dokładnie 4 krawędzie.</text:span></text:p>
      <text:p text:style-name="P73"><text:span text:style-name="T79"/></text:p>
      <table:table table:name="Tabela4" table:style-name="Tabela4">
        <table:table-column table:style-name="Tabela4.A"/>
        <table:table-row table:style-name="Tabela4.1">
          <table:table-cell table:style-name="Tabela4.A1" office:value-type="string">
            <text:p text:style-name="P21">Optymalizacja parametrów </text:p>
          </table:table-cell>
        </table:table-row>
      </table:table>
      <text:p text:style-name="P40"/>
      <text:p text:style-name="P44"><text:span text:style-name="T35"><text:tab/></text:span><text:span text:style-name="T36">Zaprojektowany algorytm genetyczny wraz z operatorami krzyżowania i mutacji wymagał odnalezienia parametrów optymalnych pracy, dla których czas stosunek kosztów (czas przetwarzania) do rezultatów (jakości odnajdowanych rozwiązań) będzie zadowalający. </text:span></text:p>
      <text:p text:style-name="P90"><text:span text:style-name="T16"/></text:p>
      <text:p text:style-name="P90"><text:span text:style-name="T16"/></text:p>
      <text:p text:style-name="P91"><text:soft-page-break/><text:span text:style-name="T16">Proces testowania</text:span></text:p>
      <text:p text:style-name="P91"><text:span text:style-name="T16"><text:tab/></text:span><text:span text:style-name="T34">Każda z parametrów optymalizowano dla każdej dostępniej kombinacji operatorów krzyżowania i mutacji. Do rozróżnienia testowanych układów użyto oz</text:span><text:span text:style-name="T37">n</text:span><text:span text:style-name="T34">aczeń</text:span></text:p>
      <text:list xml:id="list5333129914012550916" text:style-name="L15">
        <text:list-item>
          <text:p text:style-name="P92"><text:span text:style-name="T16">EC –</text:span><text:span text:style-name="T34"> Edge Crossover – operator krzyżowania krawędziowego,</text:span></text:p>
        </text:list-item>
        <text:list-item>
          <text:p text:style-name="P93"><text:span text:style-name="T16">PMX</text:span><text:span text:style-name="T34"> - </text:span><text:span text:style-name="T126">Partially Mapped Crossover </text:span><text:span text:style-name="T131">–</text:span><text:span text:style-name="T126"> </text:span><text:span text:style-name="T120">operator </text:span><text:span text:style-name="T126">krzyżowan</text:span><text:span text:style-name="T120">ia </text:span><text:span text:style-name="T126">z częściowym odwzorowaniem,</text:span></text:p>
        </text:list-item>
        <text:list-item>
          <text:p text:style-name="P93"><text:span text:style-name="T131">E</text:span><text:span text:style-name="T130">M –</text:span><text:span text:style-name="T120"> Edge Mutation - operator mutacji krawędziowej,</text:span></text:p>
        </text:list-item>
        <text:list-item>
          <text:p text:style-name="P94"><text:span text:style-name="T130">GM</text:span><text:span text:style-name="T120"> – Gene Mutation – operator mutacji genu.</text:span></text:p>
        </text:list-item>
      </text:list>
      <text:p text:style-name="P95"><text:span text:style-name="T120"/></text:p>
      <text:p text:style-name="P95"><text:span text:style-name="T120">Poza optymalizacją parametrów celem testowania było również określenie najlepszej kombinacji algorytmów.</text:span></text:p>
      <text:p text:style-name="P95"><text:span text:style-name="T120"/></text:p>
      <text:p text:style-name="P97"><text:span text:style-name="T120">Do testów użyto </text:span><text:span text:style-name="T127">instancji </text:span><text:span text:style-name="T128">problemu </text:span><text:span text:style-name="T120">dostępnych na stronie </text:span><text:a xlink:type="simple" xlink:href="http://elib.zib.de/pub/mp-testdata/tsp/tsplib/tsplib.html" text:style-name="Internet_20_link" text:visited-style-name="Visited_20_Internet_20_Link"><text:span text:style-name="T120">http://elib.zib.de/pub/mp-testdata/tsp/tsplib/tsplib.html</text:span></text:a></text:p>
      <text:p text:style-name="P97"><text:span text:style-name="T120"/></text:p>
      <text:list xml:id="list5335361872118662175" text:style-name="L16">
        <text:list-item>
          <text:p text:style-name="P98"><text:span text:style-name="T120">Graf 42 wierzchołkowy </text:span><text:span text:style-name="T118">Swiss42</text:span><text:span text:style-name="T120">, z optymalną ścieżką długości 1273</text:span></text:p>
        </text:list-item>
        <text:list-item>
          <text:p text:style-name="P98"><text:span text:style-name="T120">Graf 17 wierzchołkowy Bays29, z optymalną ścieżką długości 2020</text:span></text:p>
        </text:list-item>
      </text:list>
      <text:p text:style-name="P96"><text:span text:style-name="T120"/></text:p>
      <text:p text:style-name="P38"><text:span text:style-name="T17">O</text:span><text:span text:style-name="T16">ptymalizacja </text:span><text:span text:style-name="T27">czasu przetwarzania</text:span></text:p>
      <text:p text:style-name="P38"><text:span text:style-name="T27"/></text:p>
      <text:p text:style-name="P109"><text:tab/>Pierwszym parametrem poddanym optymalizacji był <text:span text:style-name="T136">czas przetwarzania</text:span>. Przeprowadzono 20 testów dla ustalonych parametrów a następnie uśredniono wyniki. <text:span text:style-name="T137">Na </text:span><text:span text:style-name="T10">rysunku </text:span><text:span text:style-name="T10"><text:sequence-ref text:reference-format="value" text:ref-name="refDrawing0">1</text:sequence-ref></text:span><text:span text:style-name="T137"> zaprezentowano przykładową tabele wyników przetwarzania PMX i EM grafu o 42 wierzchołkach. Tabela zawiera informacje o znalezionej drodze i błędzie względnym. </text:span></text:p>
      <text:p text:style-name="P110"/>
      <text:p text:style-name="P110"><text:soft-page-break/><draw:frame draw:style-name="fr1" draw:name="Ramka1" text:anchor-type="as-char" svg:width="11.291cm" draw:z-index="20"><draw:text-box fo:min-height="12.27cm"><text:p text:style-name="P134"><draw:frame draw:style-name="fr6" draw:name="Obiekt2" text:anchor-type="as-char" svg:width="11.291cm" style:rel-width="100%" svg:height="12.27cm" style:rel-height="scale" draw:z-index="21"><draw:object xlink:href="./Object 2" xlink:type="simple" xlink:show="embed" xlink:actuate="onLoad"/><draw:image xlink:href="./ObjectReplacements/Object 2" xlink:type="simple" xlink:show="embed" xlink:actuate="onLoad"/></draw:frame><text:line-break/>Rysunek <text:sequence text:ref-name="refDrawing0" text:name="Drawing" text:formula="ooow:Drawing+1" style:num-format="1">1</text:sequence>: wyniki jakości przetwarzani grafu (42 wierzchołkowego) algorytmem genetycznym PMX i EM.</text:p></draw:text-box></draw:frame></text:p>
      <text:p text:style-name="P45"/>
      <text:p text:style-name="P115"><text:span text:style-name="T34">Dokładnie w ten sam sposób przetestowano następujące </text:span><text:span text:style-name="T38">czasy przetwarzania</text:span><text:span text:style-name="T34">: </text:span><text:span text:style-name="T38">1, 5, 10, 15, 20, 25, 30, 40 sekund. </text:span><text:span text:style-name="T12">Rysunek </text:span><text:span text:style-name="T12"><text:sequence-ref text:reference-format="value" text:ref-name="refDrawing1">2</text:sequence-ref></text:span><text:span text:style-name="T39"> przedstawia zależność średniego błędu względnego, który jest wyznacznikiem jakości algorytmu od czasu przetwarzania.</text:span></text:p>
      <text:p text:style-name="P115"><text:span text:style-name="T39"/></text:p>
      <text:p text:style-name="P116"><text:span text:style-name="T39"><draw:frame draw:style-name="fr1" draw:name="Ramka18" text:anchor-type="as-char" svg:width="13.547cm" draw:z-index="10"><draw:text-box fo:min-height="1.806cm"><text:p text:style-name="P134"><draw:frame draw:style-name="fr6" draw:name="Obiekt37" text:anchor-type="as-char" svg:width="13.547cm" style:rel-width="100%" svg:height="1.806cm" style:rel-height="scale" draw:z-index="11"><draw:object xlink:href="./Object 37" xlink:type="simple" xlink:show="embed" xlink:actuate="onLoad"/><draw:image xlink:href="./ObjectReplacements/Object 37" xlink:type="simple" xlink:show="embed" xlink:actuate="onLoad"/></draw:frame><text:line-break/>Rysunek <text:sequence text:ref-name="refDrawing1" text:name="Drawing" text:formula="ooow:Drawing+1" style:num-format="1">2</text:sequence>: Tabela zależności jakości wyników od czasu przetwarzania</text:p></draw:text-box></draw:frame></text:span></text:p>
      <text:p text:style-name="P115"><text:span text:style-name="T39"/></text:p>
      <text:p text:style-name="P116"><text:span text:style-name="T39"/></text:p>
      <text:p text:style-name="P116"><text:soft-page-break/><text:span text:style-name="T39"><draw:frame draw:style-name="fr1" draw:name="Ramka19" text:anchor-type="as-char" svg:width="15.998cm" draw:z-index="12"><draw:text-box fo:min-height="9.006cm"><text:p text:style-name="P134"><draw:frame draw:style-name="fr6" draw:name="Obiekt38" text:anchor-type="as-char" svg:width="15.998cm" style:rel-width="100%" svg:height="9.006cm" style:rel-height="scale" draw:z-index="13"><draw:object xlink:href="./Object 38" xlink:type="simple" xlink:show="embed" xlink:actuate="onLoad"/><draw:image xlink:href="./ObjectReplacements/Object 38" xlink:type="simple" xlink:show="embed" xlink:actuate="onLoad"/></draw:frame><text:line-break/>Rysunek <text:sequence text:ref-name="refDrawing2" text:name="Drawing" text:formula="ooow:Drawing+1" style:num-format="1">3</text:sequence>: Wykres zależności jakości wyników od czasu przetwarzani.</text:p></draw:text-box></draw:frame></text:span></text:p>
      <text:p text:style-name="P115"><text:span text:style-name="T39"/></text:p>
      <text:p text:style-name="P117"><text:span text:style-name="T34">Wykres zaprezentowany na </text:span><text:span text:style-name="T11">rysunku </text:span><text:span text:style-name="T11"><text:sequence-ref text:reference-format="value" text:ref-name="refDrawing2">3</text:sequence-ref></text:span><text:span text:style-name="T34">, przedstawia zależność jakości wyników od czasu przetwarzania. Uzyskane rezultaty pokrywają się z oczekiwaniami. Dłuższy czas przetwarzania powoduje że algorytm może wygenerować większą ilość pokoleń, przez co sprawdzi więcej możliwych rozwiązań problemu, co zwiększa prawdopodobieństwo znalezienia lepszych wyników. Jednakże zależność ta nie jest liniowa. </text:span></text:p>
      <text:p text:style-name="P117"/>
      <text:p text:style-name="P120"><text:span text:style-name="T34">W dalszej części analizie poddane zostały pozostałe kombinacje operatorów krzyżowania i mutacji, </text:span><text:span text:style-name="T40">a rezultaty przedstawiono na </text:span><text:span text:style-name="T13">rysunku </text:span><text:span text:style-name="T13"><text:sequence-ref text:reference-format="value" text:ref-name="refDrawing3">4</text:sequence-ref></text:span><text:span text:style-name="T40">.</text:span></text:p>
      <text:p text:style-name="P118"><draw:frame draw:style-name="fr1" draw:name="Ramka20" text:anchor-type="as-char" svg:width="14.792cm" draw:z-index="14"><draw:text-box fo:min-height="9.19cm"><text:p text:style-name="P134"><draw:frame draw:style-name="fr6" draw:name="Obiekt39" text:anchor-type="as-char" svg:width="15.998cm" style:rel-width="100%" svg:height="8.978cm" style:rel-height="scale" draw:z-index="15"><draw:object xlink:href="./Object 39" xlink:type="simple" xlink:show="embed" xlink:actuate="onLoad"/><draw:image xlink:href="./ObjectReplacements/Object 39" xlink:type="simple" xlink:show="embed" xlink:actuate="onLoad"/></draw:frame><text:line-break/>Rysunek <text:sequence text:ref-name="refDrawing3" text:name="Drawing" text:formula="ooow:Drawing+1" style:num-format="1">4</text:sequence>: <text:span text:style-name="T138">Wykres zależności jakości wyników od czasu przetwarzania dla różnych algorytmów.</text:span></text:p></draw:text-box></draw:frame></text:p>
      <text:p text:style-name="P117"><text:soft-page-break/><text:span text:style-name="T34"/></text:p>
      <text:p text:style-name="P122"><text:span text:style-name="T34">Z wykresu na </text:span><text:span text:style-name="T11">rysunku </text:span><text:span text:style-name="T13"><text:sequence-ref text:reference-format="value" text:ref-name="refDrawing3">4</text:sequence-ref></text:span><text:span text:style-name="T40">, </text:span><text:span text:style-name="T34">można wyciągnąć wniosek </text:span><text:span text:style-name="T41">że algorytm PMX jest skuteczn</text:span><text:span text:style-name="T42">i</text:span><text:span text:style-name="T41">ejszy od algorytmu EC. </text:span><text:span text:style-name="T43">Niezależnie od czasu jaki był przeznaczony na przetwarzanie i algorytmu mutacyjnego jego wyniki są 4-krotnie lepsze. </text:span></text:p>
      <text:p text:style-name="P119"><text:span text:style-name="T34"/></text:p>
      <text:p text:style-name="P119"><text:span text:style-name="T34"/></text:p>
      <text:p text:style-name="P121"><text:span text:style-name="T34"><draw:frame draw:style-name="fr1" draw:name="Ramka21" text:anchor-type="as-char" svg:width="15.998cm" draw:z-index="16"><draw:text-box fo:min-height="8.978cm"><text:p text:style-name="P135"><draw:frame draw:style-name="fr6" draw:name="Obiekt40" text:anchor-type="as-char" svg:width="15.998cm" style:rel-width="100%" svg:height="8.978cm" style:rel-height="scale" draw:z-index="17"><draw:object xlink:href="./Object 40" xlink:type="simple" xlink:show="embed" xlink:actuate="onLoad"/><draw:image xlink:href="./ObjectReplacements/Object 40" xlink:type="simple" xlink:show="embed" xlink:actuate="onLoad"/></draw:frame><text:line-break/>Rysunek <text:sequence text:ref-name="refDrawing4" text:name="Drawing" text:formula="ooow:Drawing+1" style:num-format="1">5</text:sequence>: <text:s/><text:span text:style-name="T138">Wykres zależności jakości wyników od czasu przetwarzania dla PMX</text:span></text:p></draw:text-box></draw:frame></text:span></text:p>
      <text:p text:style-name="P119"><text:span text:style-name="T34"/></text:p>
      <text:p text:style-name="P121"><text:span text:style-name="T34"><draw:frame draw:style-name="fr1" draw:name="Ramka22" text:anchor-type="as-char" svg:width="15.998cm" draw:z-index="18"><draw:text-box fo:min-height="8.978cm"><text:p text:style-name="P135"><draw:frame draw:style-name="fr6" draw:name="Obiekt41" text:anchor-type="as-char" svg:width="15.998cm" style:rel-width="100%" svg:height="8.978cm" style:rel-height="scale" draw:z-index="19"><draw:object xlink:href="./Object 41" xlink:type="simple" xlink:show="embed" xlink:actuate="onLoad"/><draw:image xlink:href="./ObjectReplacements/Object 41" xlink:type="simple" xlink:show="embed" xlink:actuate="onLoad"/></draw:frame><text:line-break/>Rysunek <text:sequence text:ref-name="refDrawing5" text:name="Drawing" text:formula="ooow:Drawing+1" style:num-format="1">6</text:sequence>: <text:span text:style-name="T138">Wykres zależności jakości wyników od czasu przetwarzania dla EC</text:span></text:p></draw:text-box></draw:frame></text:span></text:p>
      <text:p text:style-name="P119"><text:span text:style-name="T34"/></text:p>
      <text:p text:style-name="P119"><text:span text:style-name="T34"/></text:p>
      <text:p text:style-name="P124"><text:soft-page-break/><text:span text:style-name="T12">R</text:span><text:span text:style-name="T11">ysunek </text:span><text:span text:style-name="T11"><text:sequence-ref text:reference-format="value" text:ref-name="refDrawing4">5</text:sequence-ref></text:span><text:span text:style-name="T34"> i </text:span><text:span text:style-name="T11">rysunek </text:span><text:span text:style-name="T11"><text:sequence-ref text:reference-format="value" text:ref-name="refDrawing5">6</text:sequence-ref></text:span><text:span text:style-name="T11"> </text:span><text:span text:style-name="T34">prezentują porównanie pomiędzy różnymi metodami mutacji w przy zastosowaniu tego samego mechanizmu krzyżowania. </text:span></text:p>
      <text:p text:style-name="P124"><text:span text:style-name="T44"/></text:p>
      <text:p text:style-name="P124"><text:span text:style-name="T44"><text:tab/>Na podstawie przeprowadzonych pomiarów określono, że najbardziej odpowiednim czasem przetwarzania jest </text:span><text:span text:style-name="T68">1</text:span><text:span text:style-name="T67">5 sekund</text:span><text:span text:style-name="T44">. Jest to czas </text:span><text:span text:style-name="T45">podczas którego krzywe zbliżają się swoim kształtem do funkcji stałych – zysk z wydłużania czasu będzie już nieznaczny. </text:span><text:span text:style-name="T46">Natomiast czas przetwarzania przy wykonywaniu pomiarów zgodnie z założeniami nie jest jeszcze długi.</text:span></text:p>
      <text:p text:style-name="P122"><text:span text:style-name="T39"/></text:p>
      <text:p text:style-name="P85"><text:span text:style-name="T17">O</text:span><text:span text:style-name="T16">ptymalizacja </text:span><text:span text:style-name="T28">wielkości populacji</text:span></text:p>
      <text:p text:style-name="P85"><text:span text:style-name="T28"/></text:p>
      <text:p text:style-name="P86"><text:span text:style-name="T28"><text:tab/></text:span><text:span text:style-name="T47">W dalszych testach zastosowano wybrany czas do przetwarzania (</text:span><text:span text:style-name="T51">15</text:span><text:span text:style-name="T47"> sekund) i wybierano kolejno populacje o wielkościach </text:span><text:span text:style-name="T49">5, 10, 20, 40, 60, 80, 100 </text:span><text:span text:style-name="T47">osobników. </text:span><text:span text:style-name="T48">Uzyskane rezultaty zaprezentowano na </text:span><text:span text:style-name="T14">rys</text:span><text:span text:style-name="T15">unku </text:span><text:span text:style-name="T15"><text:sequence-ref text:reference-format="value" text:ref-name="refDrawing6">7</text:sequence-ref></text:span><text:span text:style-name="T52">.</text:span></text:p>
      <text:p text:style-name="P86"><text:span text:style-name="T48"/></text:p>
      <text:p text:style-name="P86"><text:span text:style-name="T48"><draw:frame draw:style-name="fr1" draw:name="Ramka23" text:anchor-type="as-char" svg:width="15.998cm" draw:z-index="22"><draw:text-box fo:min-height="9.005cm"><text:p text:style-name="P134"><draw:frame draw:style-name="fr6" draw:name="Obiekt42" text:anchor-type="as-char" svg:width="15.998cm" style:rel-width="100%" svg:height="9.005cm" style:rel-height="scale" draw:z-index="23"><draw:object xlink:href="./Object 42" xlink:type="simple" xlink:show="embed" xlink:actuate="onLoad"/><draw:image xlink:href="./ObjectReplacements/Object 42" xlink:type="simple" xlink:show="embed" xlink:actuate="onLoad"/></draw:frame><text:line-break/>Rysunek <text:sequence text:ref-name="refDrawing6" text:name="Drawing" text:formula="ooow:Drawing+1" style:num-format="1">7</text:sequence>: <text:span text:style-name="T139">Porównanie jakości wyników różnych algorytmów w zależności od wielkości populacji</text:span></text:p></draw:text-box></draw:frame></text:span></text:p>
      <text:p text:style-name="P86"><text:span text:style-name="T48"/></text:p>
      <text:p text:style-name="P101"><text:span text:style-name="T34">Z wykresu na </text:span><text:span text:style-name="T11">rysunku </text:span><text:span text:style-name="T11"><text:sequence-ref text:reference-format="value" text:ref-name="refDrawing6">7</text:sequence-ref></text:span><text:span text:style-name="T11">,</text:span><text:span text:style-name="T34"> widać zależność iż PMX jest skuteczniejszym algorytmem od EC aczkolwiek, przy większych wielkościach populacji tendencja ta zaczyna się odwracać. Algorytm EC EM wraz ze wzrostem populacji cały czas poprawia wyniki, natomiast algorytmy PMX tracą na dokładności. Dla 100 EC jest już lepszy od PMX. </text:span></text:p>
      <text:p text:style-name="P88"><draw:frame draw:style-name="fr2" draw:name="Ramka24" text:anchor-type="paragraph" svg:width="15.998cm" draw:z-index="24"><draw:text-box fo:min-height="9.005cm"><text:p text:style-name="P134"><draw:frame draw:style-name="fr6" draw:name="Obiekt43" text:anchor-type="as-char" svg:width="15.998cm" style:rel-width="100%" svg:height="9.005cm" style:rel-height="scale" draw:z-index="25"><draw:object xlink:href="./Object 43" xlink:type="simple" xlink:show="embed" xlink:actuate="onLoad"/><draw:image xlink:href="./ObjectReplacements/Object 43" xlink:type="simple" xlink:show="embed" xlink:actuate="onLoad"/></draw:frame><text:line-break/>Rysunek <text:sequence text:ref-name="refDrawing7" text:name="Drawing" text:formula="ooow:Drawing+1" style:num-format="1">8</text:sequence>: Porównanie jakości wyników <text:span text:style-name="T139">dla algorytmu PMX przy różnych wielkościach populacji</text:span></text:p></draw:text-box></draw:frame><text:soft-page-break/><text:span text:style-name="T48"/></text:p>
      <text:p text:style-name="P100"><text:span text:style-name="T34">Analiza zachowania się jakości wyników (</text:span><text:span text:style-name="T11">Rysunek </text:span><text:span text:style-name="T11"><text:sequence-ref text:reference-format="value" text:ref-name="refDrawing7">8</text:sequence-ref></text:span><text:span text:style-name="T34">) dla różnych wielkości populacji dla algorytmu PMX wskazuje, że algorytm najlepiej zachowuje się gdy wielkość populacji wynosi 20 osobników. Warto zauważyć również, że nie ma na to wpływu mechanizm mutacyjny. Aczkolwiek widać że zasada zauważona przy zmianach czasu operacji przestaje działać. Metoda mutacji genowej (GM) nie jest już zawsze gorsza od metody EM.</text:span></text:p>
      <text:p text:style-name="P86"><text:span text:style-name="T48"/></text:p>
      <text:p text:style-name="P86"><draw:frame draw:style-name="fr2" draw:name="Ramka25" text:anchor-type="paragraph" svg:width="15.998cm" draw:z-index="26"><draw:text-box fo:min-height="9.005cm"><text:p text:style-name="P136"><draw:frame draw:style-name="fr6" draw:name="Obiekt44" text:anchor-type="as-char" svg:width="15.998cm" style:rel-width="100%" svg:height="9.005cm" style:rel-height="scale" draw:z-index="27"><draw:object xlink:href="./Object 44" xlink:type="simple" xlink:show="embed" xlink:actuate="onLoad"/><draw:image xlink:href="./ObjectReplacements/Object 44" xlink:type="simple" xlink:show="embed" xlink:actuate="onLoad"/></draw:frame><text:line-break/>Rysunek <text:sequence text:ref-name="refDrawing8" text:name="Drawing" text:formula="ooow:Drawing+1" style:num-format="1">9</text:sequence>: Porównanie jakości wyników <text:span text:style-name="T139">dla algorytmu EC przy różnych wielkościach populacji</text:span></text:p></draw:text-box></draw:frame><text:span text:style-name="T48"/></text:p>
      <text:p text:style-name="P102"><text:soft-page-break/><text:span text:style-name="T48">W</text:span><text:span text:style-name="T34">ykres na </text:span><text:span text:style-name="T11">rysunku </text:span><text:span text:style-name="T11"><text:sequence-ref text:reference-format="value" text:ref-name="refDrawing8">9</text:sequence-ref></text:span><text:span text:style-name="T11"> </text:span><text:span text:style-name="T34">przedstawia zależność jakości wyników od wielkości populacji dla różnych metod mutacji. Metoda mutacji genów daje znacznie gorsze wyniki od metody mutacji krawedzi, a różnica ta rośnie wraz ze wzrostem populacji. </text:span><text:span text:style-name="T53">Jest to odwrócenie tendencji z pomiarów dla różnych czasów przetwarzania. Zachodzi podobne zjawisko jak dla algorytmów PMX, choć jest ono znacznie bardziej widoczne.</text:span></text:p>
      <text:p text:style-name="P102"><text:span text:style-name="T53"/></text:p>
      <text:p text:style-name="P102"><text:span text:style-name="T53"><text:tab/></text:span><text:span text:style-name="T54">Z uwagi na bardzo odległe charakterystyki zmian od różnych wielkości populacji do dalszego analizowania zostały wybrane wielkości </text:span><text:span text:style-name="T29">10, 20, 100</text:span><text:span text:style-name="T54"> osobników</text:span></text:p>
      <text:p text:style-name="P123"><text:span text:style-name="T39"/></text:p>
      <text:p text:style-name="P87"><text:span text:style-name="T17">O</text:span><text:span text:style-name="T30">ptymalizacja </text:span><text:span text:style-name="T31">prawdopodobieństwa zajścia mutacj</text:span><text:span text:style-name="T32">i</text:span></text:p>
      <text:p text:style-name="P106"><text:span text:style-name="T16"/></text:p>
      <text:p text:style-name="P106"><text:span text:style-name="T16"><text:tab/></text:span><text:span text:style-name="T62">Podobnie jak w zjawisku ewolucji biologicznej prawdopodobieństwo zaj</text:span><text:span text:style-name="T63">ś</text:span><text:span text:style-name="T62">cia mutacji </text:span><text:span text:style-name="T63">jest niskie. Mutacja w algorytmie genetycznym ma za zadanie zwiększyć szansę na wyjścia z minimów lokalnych funkcji optymalizowanej. W zależności od wartości prawdopodobieństwa mutacje mogą polepszyć wyniki jak i je pogorszyć. Dlatego niezbędne jest poprawne dobranie paramet</text:span><text:span text:style-name="T64">r</text:span><text:span text:style-name="T63">ów.</text:span></text:p>
      <text:p text:style-name="P106"><text:span text:style-name="T63"/></text:p>
      <text:p text:style-name="P106"><text:span text:style-name="T63"><text:tab/></text:span><text:span text:style-name="T64">Do prób wybrano </text:span><text:span text:style-name="T65">prawdopodobieństwa</text:span><text:span text:style-name="T64"> </text:span><text:span text:style-name="T33">0,02; 0,05; 0,1; 0,2; 0,5;</text:span><text:span text:style-name="T64"> </text:span><text:span text:style-name="T65">i zastosowana znalezione wcześniej optymalne wartości wielkości populacji i czasu przetwarzania które wynosiły odpowiednio 20 osobników i 15 sekund.</text:span></text:p>
      <text:p text:style-name="P106"><text:span text:style-name="T63"/></text:p>
      <text:p text:style-name="P106"><text:span text:style-name="T63"><draw:frame draw:style-name="fr1" draw:name="Ramka2" text:anchor-type="as-char" svg:width="15.804cm" draw:z-index="42"><draw:text-box fo:min-height="2.26cm"><text:p text:style-name="P134"><draw:frame draw:style-name="fr6" draw:name="Obiekt3" text:anchor-type="as-char" svg:width="15.804cm" style:rel-width="100%" svg:height="2.26cm" style:rel-height="scale" draw:z-index="43"><draw:object xlink:href="./Object 3" xlink:type="simple" xlink:show="embed" xlink:actuate="onLoad"/><draw:image xlink:href="./ObjectReplacements/Object 3" xlink:type="simple" xlink:show="embed" xlink:actuate="onLoad"/></draw:frame><text:line-break/>Rysunek <text:sequence text:ref-name="refDrawing16" text:name="Drawing" text:formula="ooow:Drawing+1" style:num-format="1">10</text:sequence>: <text:span text:style-name="T145">Zależność jakości wyników przetwarzania od prawdopodobieństwa zajścia mutacji</text:span></text:p></draw:text-box></draw:frame></text:span></text:p>
      <text:p text:style-name="P123"><text:span text:style-name="T39"/></text:p>
      <text:p text:style-name="P133"><text:span text:style-name="T39">N</text:span><text:span text:style-name="T34">a podstawie tabeli zawartej na </text:span><text:span text:style-name="T11">rysunku </text:span><text:span text:style-name="T11"><text:sequence-ref text:reference-format="value" text:ref-name="refDrawing16">10</text:sequence-ref></text:span><text:span text:style-name="T11"> </text:span><text:span text:style-name="T34">wygenerowano wykres który został zaprezentowany na rysunku </text:span><text:span text:style-name="T34"><text:sequence-ref text:reference-format="value" text:ref-name="refDrawing17">11</text:sequence-ref></text:span><text:span text:style-name="T34">.</text:span></text:p>
      <text:p text:style-name="P133"><text:span text:style-name="T34"/></text:p>
      <text:p text:style-name="P107"><text:span text:style-name="T16"/></text:p>
      <text:p text:style-name="P108"><text:soft-page-break/><text:span text:style-name="T16"><draw:frame draw:style-name="fr1" draw:name="Ramka3" text:anchor-type="as-char" svg:width="15.998cm" draw:z-index="44"><draw:text-box fo:min-height="9.006cm"><text:p text:style-name="P142"><draw:frame draw:style-name="fr6" draw:name="Obiekt4" text:anchor-type="as-char" svg:width="15.998cm" style:rel-width="100%" svg:height="9.006cm" style:rel-height="scale" draw:z-index="45"><draw:object xlink:href="./Object 4" xlink:type="simple" xlink:show="embed" xlink:actuate="onLoad"/><draw:image xlink:href="./ObjectReplacements/Object 4" xlink:type="simple" xlink:show="embed" xlink:actuate="onLoad"/></draw:frame><text:line-break/>Rysunek <text:sequence text:ref-name="refDrawing17" text:name="Drawing" text:formula="ooow:Drawing+1" style:num-format="1">11</text:sequence>: <text:span text:style-name="T145">Zależność jakości wyników przetwarzania od prawdopodobieństwa zajścia mutacji</text:span></text:p></draw:text-box></draw:frame></text:span></text:p>
      <text:p text:style-name="P108"><text:span text:style-name="T16"/></text:p>
      <text:p text:style-name="P114"><text:span text:style-name="T16">Na rysunku </text:span><text:span text:style-name="T16"><text:sequence-ref text:reference-format="value" text:ref-name="refDrawing17">11</text:sequence-ref></text:span><text:span text:style-name="T16"> zaprezentowano wykres zależności jakości otrzymywanych wyników od prawdopodobieństwa zajścia mutacji. Algorytmy PMX i EC w inny sposób reagują na zachodzące mutacje. PMX osiąga najlepsze wyniki dla prawdopodobieństwa mieszczącego się pomiędzy 0,1, a 0,2 natomiast w przebiegu zależności dla algorytmy EC nie ma znaczących spadków wartości co może sugerować, że nie same mutacje nie wpływają ani pozytywnie ani negatywnie na przetwarzanie, muszą one zachodzić aby spełnić swoją rolę.</text:span></text:p>
      <text:p text:style-name="P114"><text:span text:style-name="T16"/></text:p>
      <text:p text:style-name="P99"><text:span text:style-name="T16">Analiza jakości wyników dla różnych populacji przy zmiennym czasie przetwarzania</text:span></text:p>
      <text:p text:style-name="P99"><text:span text:style-name="T16"/></text:p>
      <text:p text:style-name="P99"><text:span text:style-name="T16"><text:tab/></text:span><text:span text:style-name="T50">Z wyników przetwarzania przy stałym czasie wybrano 3 wielkości populacji </text:span><text:span text:style-name="T55">i dla każdej z nich wykonano testy zmiennej długości przetwarzania. Rezultaty zostały przedstawione na rysunku </text:span></text:p>
      <text:p text:style-name="P86"><text:span text:style-name="T48"/></text:p>
      <text:p text:style-name="P89"><text:span text:style-name="T48"><draw:frame draw:style-name="fr1" draw:name="Ramka26" text:anchor-type="as-char" svg:width="15.806cm" draw:z-index="28"><draw:text-box fo:min-height="5.87cm"><text:p text:style-name="P134"><draw:frame draw:style-name="fr6" draw:name="Obiekt45" text:anchor-type="as-char" svg:width="15.806cm" style:rel-width="100%" svg:height="5.87cm" style:rel-height="scale" draw:z-index="29"><draw:object xlink:href="./Object 45" xlink:type="simple" xlink:show="embed" xlink:actuate="onLoad"/><draw:image xlink:href="./ObjectReplacements/Object 45" xlink:type="simple" xlink:show="embed" xlink:actuate="onLoad"/></draw:frame><text:line-break/>Rysunek <text:sequence text:ref-name="refDrawing9" text:name="Drawing" text:formula="ooow:Drawing+1" style:num-format="1">12</text:sequence>: <text:span text:style-name="T140">Tabla pomiarowa prezentująca błąd względny od czasu przetwarzania i wielkości populacji dla różnych algorytmów </text:span></text:p></draw:text-box></draw:frame></text:span></text:p>
      <text:p text:style-name="P75"><text:soft-page-break/><text:span text:style-name="T79"/></text:p>
      <text:p text:style-name="P127"><text:span text:style-name="T79">N</text:span><text:span text:style-name="T78">a podstawie danych zawartych w tabeli na </text:span><text:span text:style-name="T11">rysunku </text:span><text:span text:style-name="T11"><text:sequence-ref text:reference-format="value" text:ref-name="refDrawing9">12</text:sequence-ref></text:span><text:span text:style-name="T11"> </text:span><text:span text:style-name="T34">wygenerowano wykres tej samej zależności.</text:span></text:p>
      <text:p text:style-name="P127"><text:span text:style-name="T34"/></text:p>
      <text:p text:style-name="P128"><text:span text:style-name="T34"><draw:frame draw:style-name="fr3" draw:name="Ramka28" text:anchor-type="as-char" svg:width="15.998cm" style:rel-width="100%" svg:height="16.443cm" style:rel-height="scale-min" draw:z-index="30"><draw:text-box><text:p text:style-name="P137"><draw:frame draw:style-name="fr6" draw:name="Obiekt46" text:anchor-type="as-char" svg:width="15.998cm" style:rel-width="100%" svg:height="16.443cm" style:rel-height="scale" draw:z-index="31"><draw:object xlink:href="./Object 46" xlink:type="simple" xlink:show="embed" xlink:actuate="onLoad"/><draw:image xlink:href="./ObjectReplacements/Object 46" xlink:type="simple" xlink:show="embed" xlink:actuate="onLoad"/></draw:frame><text:line-break/>Rysunek <text:sequence text:ref-name="refDrawing11" text:name="Drawing" text:formula="ooow:Drawing+1" style:num-format="1">13</text:sequence>: <text:span text:style-name="T141">Wykres prezentujący błąd względny od czasu przetwarzania i wielkości populacji dla różnych algorytmów </text:span></text:p></draw:text-box></draw:frame></text:span></text:p>
      <text:p text:style-name="P75"><text:span text:style-name="T79"/></text:p>
      <text:p text:style-name="P130"><text:span text:style-name="T79">W</text:span><text:span text:style-name="T78">ykres zaprezentowany na </text:span><text:span text:style-name="T11">rysunku </text:span><text:span text:style-name="T11"><text:sequence-ref text:reference-format="value" text:ref-name="refDrawing11">13</text:sequence-ref></text:span><text:span text:style-name="T11"> </text:span><text:span text:style-name="T34">przedstawia zależności, które pozwalają porównać różne parametry przetwarzania. </text:span><text:span text:style-name="T56">Dzięki temu można określić parametry optymalne pracy poszczególnych </text:span><text:span text:style-name="T57">algorytmów. </text:span></text:p>
      <text:p text:style-name="P130"><text:span text:style-name="T58"/></text:p>
      <text:p text:style-name="P130"><text:soft-page-break/><text:span text:style-name="T58"><text:tab/>Najlepszym ze wszystkich algorytmów jest algorytm PMX z metodą mutacji EM przy wielkości populacji równej 20. </text:span><text:span text:style-name="T59">Natomiast najgorszym jest EC z metodą mutacji EM przy 10 osobnikach w populacji. </text:span></text:p>
      <text:p text:style-name="P130"><text:span text:style-name="T56"/></text:p>
      <text:p text:style-name="P131"><text:span text:style-name="T56"><draw:frame draw:style-name="fr1" draw:name="Ramka27" text:anchor-type="as-char" svg:width="15.998cm" draw:z-index="32"><draw:text-box fo:min-height="9.297cm"><text:p text:style-name="P138"><draw:frame draw:style-name="fr6" draw:name="Obiekt47" text:anchor-type="as-char" svg:width="15.998cm" style:rel-width="100%" svg:height="9.297cm" style:rel-height="scale" draw:z-index="33"><draw:object xlink:href="./Object 47" xlink:type="simple" xlink:show="embed" xlink:actuate="onLoad"/><draw:image xlink:href="./ObjectReplacements/Object 47" xlink:type="simple" xlink:show="embed" xlink:actuate="onLoad"/></draw:frame><text:line-break/>Rysunek <text:sequence text:ref-name="refDrawing10" text:name="Drawing" text:formula="ooow:Drawing+1" style:num-format="1">14</text:sequence>: <text:span text:style-name="T142">wykres prezentujący błąd względny od czasu przetwarzania i wielkości populacji dla algorytmu PMX EM</text:span></text:p></draw:text-box></draw:frame></text:span><text:span text:style-name="T56"> </text:span></text:p>
      <text:p text:style-name="P131"><text:span text:style-name="T56"/></text:p>
      <text:p text:style-name="P131"><text:span text:style-name="T56"><draw:frame draw:style-name="fr1" draw:name="Ramka29" text:anchor-type="as-char" svg:width="15.998cm" draw:z-index="34"><draw:text-box fo:min-height="9.271cm"><text:p text:style-name="P139"><draw:frame draw:style-name="fr6" draw:name="Obiekt48" text:anchor-type="as-char" svg:width="15.998cm" style:rel-width="100%" svg:height="9.271cm" style:rel-height="scale" draw:z-index="35"><draw:object xlink:href="./Object 48" xlink:type="simple" xlink:show="embed" xlink:actuate="onLoad"/><draw:image xlink:href="./ObjectReplacements/Object 48" xlink:type="simple" xlink:show="embed" xlink:actuate="onLoad"/></draw:frame><text:line-break/>Rysunek <text:sequence text:ref-name="refDrawing12" text:name="Drawing" text:formula="ooow:Drawing+1" style:num-format="1">15</text:sequence>: <text:span text:style-name="T143">wykres prezentujący błąd względny od czasu przetwarzania i wielkości populacji dla algorytmów PMX GM</text:span></text:p></draw:text-box></draw:frame></text:span></text:p>
      <text:p text:style-name="P131"><text:span text:style-name="T56"/></text:p>
      <text:p text:style-name="P131"><text:soft-page-break/><text:span text:style-name="T56"><draw:frame draw:style-name="fr1" draw:name="Ramka30" text:anchor-type="as-char" svg:width="15.998cm" draw:z-index="36"><draw:text-box fo:min-height="8.207cm"><text:p text:style-name="P140"><draw:frame draw:style-name="fr6" draw:name="Obiekt49" text:anchor-type="as-char" svg:width="15.998cm" style:rel-width="100%" svg:height="8.207cm" style:rel-height="scale" draw:z-index="37"><draw:object xlink:href="./Object 49" xlink:type="simple" xlink:show="embed" xlink:actuate="onLoad"/><draw:image xlink:href="./ObjectReplacements/Object 49" xlink:type="simple" xlink:show="embed" xlink:actuate="onLoad"/></draw:frame><text:line-break/>Rysunek <text:sequence text:ref-name="refDrawing13" text:name="Drawing" text:formula="ooow:Drawing+1" style:num-format="1">16</text:sequence>: <text:span text:style-name="T143">wykres prezentujący błąd względny od czasu przetwarzania i wielkości populacji dla algorytmów EC ME</text:span></text:p></draw:text-box></draw:frame></text:span></text:p>
      <text:p text:style-name="P131"><text:span text:style-name="T56"><draw:frame draw:style-name="fr1" draw:name="Ramka31" text:anchor-type="as-char" svg:width="15.998cm" draw:z-index="38"><draw:text-box fo:min-height="8.555cm"><text:p text:style-name="P141"><draw:frame draw:style-name="fr6" draw:name="Obiekt50" text:anchor-type="as-char" svg:width="15.998cm" style:rel-width="100%" svg:height="8.555cm" style:rel-height="scale" draw:z-index="39"><draw:object xlink:href="./Object 50" xlink:type="simple" xlink:show="embed" xlink:actuate="onLoad"/><draw:image xlink:href="./ObjectReplacements/Object 50" xlink:type="simple" xlink:show="embed" xlink:actuate="onLoad"/></draw:frame><text:line-break/>Rysunek <text:sequence text:ref-name="refDrawing14" text:name="Drawing" text:formula="ooow:Drawing+1" style:num-format="1">17</text:sequence>: <text:span text:style-name="T143">wykres prezentujący błąd względny od czasu przetwarzania i wielkości populacji dla algorytmów EC GM</text:span></text:p></draw:text-box></draw:frame></text:span></text:p>
      <text:p text:style-name="P131"><text:span text:style-name="T56"/></text:p>
      <text:p text:style-name="P131"><text:span text:style-name="T56"/></text:p>
      <table:table table:name="Tabela9" table:style-name="Tabela9">
        <table:table-column table:style-name="Tabela9.A"/>
        <table:table-row table:style-name="Tabela9.1">
          <table:table-cell table:style-name="Tabela9.A1" office:value-type="string">
            <text:p text:style-name="P125">Porównanie algorytmów genetycznych z algorytmem tabu search</text:p>
          </table:table-cell>
        </table:table-row>
      </table:table>
      <text:p text:style-name="P71"/>
      <text:p text:style-name="P105"><text:span text:style-name="T35">K</text:span><text:span text:style-name="T34">olejnym etapem rozpatrywania algor</text:span><text:span text:style-name="T61">y</text:span><text:span text:style-name="T34">tmów genetycznych było porównanie ich z wcześniej zaprojektowanymi i zrealizowanymi algorytmami. Podczas realizacji drugiego etapu został zaimplementowany algorytm realizujący metodę wyszukiwania z zakazami (</text:span><text:span text:style-name="T16">tabu search</text:span><text:span text:style-name="T34">). Dla zrealizowanie jego implementacji zostały określone parametry optymalne, gdzie wielkość listy wynosiła 38% wszystkich możliwych ruchów w instancji, a ilość błędów krytycznych została </text:span><text:soft-page-break/><text:span text:style-name="T34">określona na 20. Algorytmem rozwiązano instancję testową. Rezultat przetwarzania zaprezentowano na wykresie na </text:span><text:span text:style-name="T11">rysunku </text:span><text:span text:style-name="T11"><text:sequence-ref text:reference-format="value" text:ref-name="refDrawing15">18</text:sequence-ref></text:span><text:span text:style-name="T11">.</text:span></text:p>
      <text:p text:style-name="P105"><text:span text:style-name="T11"/></text:p>
      <text:p text:style-name="P103"><text:span text:style-name="T35"><draw:frame draw:style-name="fr4" draw:name="Ramka32" text:anchor-type="as-char" svg:width="16cm" draw:z-index="40"><draw:text-box fo:min-height="8.999cm"><text:p text:style-name="P134"><draw:frame draw:style-name="fr6" draw:name="Obiekt51" text:anchor-type="as-char" svg:width="16cm" style:rel-width="100%" svg:height="8.999cm" style:rel-height="scale" draw:z-index="41"><draw:object xlink:href="./Object 51" xlink:type="simple" xlink:show="embed" xlink:actuate="onLoad"/><draw:image xlink:href="./ObjectReplacements/Object 51" xlink:type="simple" xlink:show="embed" xlink:actuate="onLoad"/></draw:frame><text:line-break/>Rysunek <text:sequence text:ref-name="refDrawing15" text:name="Drawing" text:formula="ooow:Drawing+1" style:num-format="1">18</text:sequence>: <text:s/><text:span text:style-name="T144">Wykres porównanie zależności jakości wyników od czasu przetwarzania algorytmów genetycznych i tabu search</text:span></text:p></draw:text-box></draw:frame></text:span></text:p>
      <text:p text:style-name="P104"><text:span text:style-name="T35"/></text:p>
      <text:p text:style-name="P132"><text:span text:style-name="T83">R</text:span><text:span text:style-name="T78">ysunek </text:span><text:span text:style-name="T78"><text:sequence-ref text:reference-format="value" text:ref-name="refDrawing15">18</text:sequence-ref></text:span><text:span text:style-name="T34"> Przedstawia porównanie algorytmów genetycznych z tabu search. Wyniki przetwarzania wyszukiwania z zakazami plasuje się pomiędzy algorytm</text:span><text:span text:style-name="T60">i</text:span><text:span text:style-name="T34">e PMX a algorytmem GM. Powyższe porównanie zostało przeprowadzone dla parametrów optymalnych określonych w poprzedzających badaniach i podczas realizacji drugiego etapu projektu.</text:span></text:p>
      <text:p text:style-name="P129"><text:span text:style-name="T56"/></text:p>
      <table:table table:name="Tabela5" table:style-name="Tabela5">
        <table:table-column table:style-name="Tabela5.A"/>
        <table:table-row table:style-name="Tabela5.1">
          <table:table-cell table:style-name="Tabela5.A1" office:value-type="string">
            <text:p text:style-name="P126">Wnioski</text:p>
          </table:table-cell>
        </table:table-row>
      </table:table>
      <text:p text:style-name="P72"/>
      <text:p text:style-name="P111"><text:span text:style-name="T83"><text:tab/></text:span><text:span text:style-name="T84">Algorytmy generyczne są zbiorem algorytmów opartych w swoich założeniach o wiadomości zaczerpnięte z nauk przyrodniczych, wykorzystują mechanizmy, które w środowisku naturalnych odpowiadają za istnienie życia w formie jaką obecnie możemy oglądać. Jednakże pomimo prostego opisu samo wykorzystanie do rozwiązania problemu nie jest proste. Aby zaprojektować taki algorytm trzeba znać problem aby móc zdefiniować funkcję przystosowania </text:span><text:span text:style-name="T85">i należy</text:span><text:span text:style-name="T84"> przeprowadzić badania aby określić parametry optymalne pracy – </text:span><text:span text:style-name="T85">dopiero wtedy algorytmy genetyczne będą działać skutecznie.</text:span></text:p>
      <text:p text:style-name="P111"><text:span text:style-name="T85"><text:tab/>Zaimplementowane w projekcie algorytmy rozwiązywały instancje problemu nieosiągalne dla algorytmów dokładnych w czasie relatywnie krótkim. Popełniały przy tym błędy na poziomie kilku procent, co jak najbardziej było do przyjęcia. Warto zauważyć, że niejednokrotnie znajdowane były rozwiązania optymalne.</text:span></text:p>
      <text:p text:style-name="P111"><text:span text:style-name="T85"><text:tab/></text:span><text:span text:style-name="T87">Znalezione p</text:span><text:span text:style-name="T86">arametry optymalne:</text:span></text:p>
      <text:list xml:id="list1453862402223401324" text:style-name="L17">
        <text:list-item>
          <text:p text:style-name="P112"><text:span text:style-name="T78">PMX: </text:span>20 osobników<text:span text:style-name="T78">, </text:span>15 sekund<text:span text:style-name="T78">, prawdopodobieństwo </text:span>0,15 </text:p>
        </text:list-item>
        <text:list-item>
          <text:p text:style-name="P113"><text:span text:style-name="T78">EC: </text:span>100 osobników<text:span text:style-name="T78">, </text:span>15 sekund<text:span text:style-name="T78">, prawdopodobieństwo </text:span>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Tab" style:family="paragraph" style:parent-style-name="Caption"/>
    <style:style style:name="Footnote" style:family="paragraph" style:parent-style-name="Standard" style:class="extra"/>
    <style:style style:name="Wyk" style:family="paragraph" style:parent-style-name="Caption"/>
    <style:style style:name="Footer" style:family="paragraph" style:parent-style-name="Standard" style:class="extra"/>
    <style:style style:name="Preformatted_20_Text" style:display-name="Preformatted Text" style:family="paragraph" style:parent-style-name="Standard" style:class="html"/>
    <style:style style:name="Drawing" style:family="paragraph" style:parent-style-name="Caption" style:class="extra"/>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4:15:51.883409798</meta:creation-date>
    <dc:date>2020-01-14T00:31:50.175083716</dc:date>
    <meta:editing-duration>PT23H18M20S</meta:editing-duration>
    <meta:editing-cycles>598</meta:editing-cycles>
    <meta:generator>LibreOffice/5.1.6.2$Linux_X86_64 LibreOffice_project/10m0$Build-2</meta:generator>
    <meta:document-statistic meta:table-count="8" meta:image-count="0" meta:object-count="28" meta:page-count="17" meta:paragraph-count="157" meta:word-count="2621" meta:character-count="18773" meta:non-whitespace-character-count="16233"/>
  </office:meta>
</office:document-meta>
</file>

<file path=Object 1/content.xml><?xml version="1.0" encoding="utf-8"?>
<math xmlns="http://www.w3.org/1998/Math/MathML" display="block">
  <semantics>
    <mo stretchy="false">⇔</mo>
    <annotation encoding="StarMath 5.0">dlrarrow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fo:font-size="9pt" style:font-size-asian="9pt" style:font-size-complex="9pt"/>
    </style:style>
    <style:style style:name="ce2" style:family="table-cell" style:parent-style-name="Default">
      <style:table-cell-properties fo:background-color="#b2b2b2" style:text-align-source="fix" style:repeat-content="false" fo:border="0.06pt solid #000000" style:vertical-align="middle"/>
      <style:paragraph-properties fo:text-align="center"/>
      <style:text-properties fo:font-size="9pt" fo:font-weight="bold" style:font-size-asian="9pt" style:font-weight-asian="bold" style:font-size-complex="9pt" style:font-weight-complex="bold"/>
    </style:style>
    <style:style style:name="ce3"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size="9pt" fo:font-weight="bold" style:font-size-asian="9pt" style:font-weight-asian="bold" style:font-size-complex="9pt" style:font-weight-complex="bold"/>
    </style:style>
    <style:style style:name="ce4" style:family="table-cell" style:parent-style-name="Default">
      <style:table-cell-properties fo:background-color="#b2b2b2" fo:border="0.06pt solid #000000"/>
      <style:text-properties fo:font-size="9pt" fo:font-weight="bold" style:font-size-asian="9pt" style:font-weight-asian="bold" style:font-size-complex="9pt" style:font-weight-complex="bold"/>
    </style:style>
    <style:style style:name="ce5" style:family="table-cell" style:parent-style-name="Default">
      <style:table-cell-properties fo:border-bottom="none" fo:border-left="0.06pt solid #000000" fo:border-right="none" fo:border-top="none"/>
      <style:text-properties fo:font-size="9pt" style:font-size-asian="9pt" style:font-size-complex="9pt"/>
    </style:style>
    <style:style style:name="ce6" style:family="table-cell" style:parent-style-name="Default">
      <style:table-cell-properties fo:background-color="#dddddd" style:text-align-source="fix" style:repeat-content="false" fo:border="0.06pt solid #000000"/>
      <style:paragraph-properties fo:text-align="start" fo:margin-left="0mm"/>
      <style:text-properties fo:font-size="9pt" fo:font-weight="bold" style:font-size-asian="9pt" style:font-weight-asian="bold" style:font-size-complex="9pt" style:font-weight-complex="bold"/>
    </style:style>
    <style:style style:name="ce7" style:family="table-cell" style:parent-style-name="Default" style:data-style-name="N2">
      <style:text-properties fo:font-size="9pt" style:font-size-asian="9pt" style:font-size-complex="9pt"/>
    </style:style>
    <style:style style:name="ce8" style:family="table-cell" style:parent-style-name="Default">
      <style:table-cell-properties style:text-align-source="fix" style:repeat-content="false"/>
      <style:paragraph-properties fo:text-align="start" fo:margin-left="0mm"/>
      <style:text-properties fo:font-size="9pt" style:font-size-asian="9pt" style:font-size-complex="9pt"/>
    </style:style>
    <style:style style:name="ce9" style:family="table-cell" style:parent-style-name="Default">
      <style:table-cell-properties fo:background-color="#dddddd" fo:border="0.06pt solid #000000"/>
      <style:text-properties fo:font-size="9pt" style:font-size-asian="9pt" style:font-size-complex="9pt"/>
    </style:style>
    <style:style style:name="ce10" style:family="table-cell" style:parent-style-name="Default">
      <style:table-cell-properties fo:background-color="#dddddd" style:text-align-source="fix" style:repeat-content="false" fo:border="0.06pt solid #000000"/>
      <style:paragraph-properties fo:text-align="end" fo:margin-left="0mm"/>
      <style:text-properties fo:font-size="9pt" style:font-size-asian="9pt" style:font-size-complex="9pt"/>
    </style:style>
    <style:style style:name="ce11" style:family="table-cell" style:parent-style-name="Default" style:data-style-name="N2">
      <style:table-cell-properties fo:border-bottom="none" fo:border-left="none" fo:border-right="0.06pt solid #000000" fo:border-top="none"/>
      <style:text-properties fo:font-size="9pt" style:font-size-asian="9pt" style:font-size-complex="9pt"/>
    </style:style>
  </office:automatic-styles>
  <office:body>
    <office:spreadsheet>
      <table:calculation-settings table:automatic-find-labels="false"/>
      <table:table table:name="Arkusz1" table:style-name="ta1">
        <table:table-column table:style-name="co1" table:number-columns-repeated="1024" table:default-cell-style-name="ce1"/>
        <table:table-row table:style-name="ro1">
          <table:table-cell table:number-columns-repeated="13"/>
          <table:table-cell table:style-name="ce2" office:value-type="string" calcext:value-type="string" table:number-columns-spanned="5" table:number-rows-spanned="1">
            <text:p>Przetwarzanie grafu</text:p>
          </table:table-cell>
          <table:covered-table-cell table:style-name="ce6"/>
          <table:covered-table-cell table:number-columns-repeated="2" table:style-name="ce8"/>
          <table:covered-table-cell table:style-name="ce9"/>
          <table:table-cell table:number-columns-repeated="1006"/>
        </table:table-row>
        <table:table-row table:style-name="ro1">
          <table:table-cell table:number-columns-repeated="13"/>
          <table:table-cell table:style-name="ce3" office:value-type="string" calcext:value-type="string" table:number-columns-spanned="4" table:number-rows-spanned="1">
            <text:p>liczba wierzchołków</text:p>
          </table:table-cell>
          <table:covered-table-cell table:style-name="ce6"/>
          <table:covered-table-cell table:number-columns-repeated="2" table:style-name="ce8"/>
          <table:table-cell table:style-name="ce9" office:value-type="float" office:value="42" calcext:value-type="float">
            <text:p>42</text:p>
          </table:table-cell>
          <table:table-cell table:number-columns-repeated="1006"/>
        </table:table-row>
        <table:table-row table:style-name="ro1">
          <table:table-cell table:number-columns-repeated="13"/>
          <table:table-cell table:style-name="ce3" office:value-type="string" calcext:value-type="string" table:number-columns-spanned="4" table:number-rows-spanned="1">
            <text:p>czas przetwarzania</text:p>
          </table:table-cell>
          <table:covered-table-cell table:style-name="ce6"/>
          <table:covered-table-cell table:number-columns-repeated="2" table:style-name="ce8"/>
          <table:table-cell table:style-name="ce10" office:value-type="string" calcext:value-type="string">
            <text:p>1000 [ms]</text:p>
          </table:table-cell>
          <table:table-cell table:number-columns-repeated="1006"/>
        </table:table-row>
        <table:table-row table:style-name="ro1">
          <table:table-cell table:number-columns-repeated="13"/>
          <table:table-cell table:style-name="ce3" office:value-type="string" calcext:value-type="string" table:number-columns-spanned="4" table:number-rows-spanned="1">
            <text:p>operator krzyżowania</text:p>
          </table:table-cell>
          <table:covered-table-cell table:style-name="ce6"/>
          <table:covered-table-cell table:number-columns-repeated="2" table:style-name="ce8"/>
          <table:table-cell table:style-name="ce10" office:value-type="string" calcext:value-type="string">
            <text:p>PMX</text:p>
          </table:table-cell>
          <table:table-cell table:number-columns-repeated="1006"/>
        </table:table-row>
        <table:table-row table:style-name="ro1">
          <table:table-cell table:number-columns-repeated="13"/>
          <table:table-cell table:style-name="ce3" office:value-type="string" calcext:value-type="string" table:number-columns-spanned="4" table:number-rows-spanned="1">
            <text:p>operator mutacji</text:p>
          </table:table-cell>
          <table:covered-table-cell table:style-name="ce6"/>
          <table:covered-table-cell table:number-columns-repeated="2" table:style-name="ce8"/>
          <table:table-cell table:style-name="ce10" office:value-type="string" calcext:value-type="string">
            <text:p>EM</text:p>
          </table:table-cell>
          <table:table-cell table:number-columns-repeated="1006"/>
        </table:table-row>
        <table:table-row table:style-name="ro1">
          <table:table-cell table:number-columns-repeated="13"/>
          <table:table-cell table:style-name="ce3" office:value-type="string" calcext:value-type="string" table:number-columns-spanned="4" table:number-rows-spanned="1">
            <text:p>rozwiązanie optymalne</text:p>
          </table:table-cell>
          <table:covered-table-cell table:style-name="ce6"/>
          <table:covered-table-cell table:number-columns-repeated="2" table:style-name="ce8"/>
          <table:table-cell table:style-name="ce9" office:value-type="float" office:value="1273" calcext:value-type="float">
            <text:p>1273</text:p>
          </table:table-cell>
          <table:table-cell table:number-columns-repeated="1006"/>
        </table:table-row>
        <table:table-row table:style-name="ro1">
          <table:table-cell table:number-columns-repeated="13"/>
          <table:table-cell table:style-name="ce4" office:value-type="string" calcext:value-type="string">
            <text:p>l.p.</text:p>
          </table:table-cell>
          <table:table-cell table:style-name="ce4" office:value-type="string" calcext:value-type="string">
            <text:p>czas [ms]</text:p>
          </table:table-cell>
          <table:table-cell table:style-name="ce4" office:value-type="string" calcext:value-type="string">
            <text:p>droga</text:p>
          </table:table-cell>
          <table:table-cell table:style-name="ce4" office:value-type="string" calcext:value-type="string">
            <text:p>czas [s]</text:p>
          </table:table-cell>
          <table:table-cell table:style-name="ce4" office:value-type="string" calcext:value-type="string">
            <text:p>Błąd [%]</text:p>
          </table:table-cell>
          <table:table-cell table:number-columns-repeated="1006"/>
        </table:table-row>
        <table:table-row table:style-name="ro1">
          <table:table-cell table:number-columns-repeated="13"/>
          <table:table-cell table:style-name="ce5" office:value-type="float" office:value="1" calcext:value-type="float">
            <text:p>1</text:p>
          </table:table-cell>
          <table:table-cell table:style-name="ce7" office:value-type="float" office:value="1000" calcext:value-type="float">
            <text:p>1000,00</text:p>
          </table:table-cell>
          <table:table-cell office:value-type="float" office:value="1364" calcext:value-type="float">
            <text:p>1364</text:p>
          </table:table-cell>
          <table:table-cell table:style-name="ce7" table:formula="of:=[.O8]/1000" office:value-type="float" office:value="1" calcext:value-type="float">
            <text:p>1,00</text:p>
          </table:table-cell>
          <table:table-cell table:style-name="ce11" office:value-type="float" office:value="6.67155425219941" calcext:value-type="float">
            <text:p>6,67</text:p>
          </table:table-cell>
          <table:table-cell table:number-columns-repeated="1006"/>
        </table:table-row>
        <table:table-row table:style-name="ro1">
          <table:table-cell table:number-columns-repeated="13"/>
          <table:table-cell table:style-name="ce5" office:value-type="float" office:value="2" calcext:value-type="float">
            <text:p>2</text:p>
          </table:table-cell>
          <table:table-cell table:style-name="ce7" office:value-type="float" office:value="1000" calcext:value-type="float">
            <text:p>1000,00</text:p>
          </table:table-cell>
          <table:table-cell office:value-type="float" office:value="1440" calcext:value-type="float">
            <text:p>1440</text:p>
          </table:table-cell>
          <table:table-cell table:style-name="ce7" table:formula="of:=[.O9]/1000" office:value-type="float" office:value="1" calcext:value-type="float">
            <text:p>1,00</text:p>
          </table:table-cell>
          <table:table-cell table:style-name="ce11" office:value-type="float" office:value="11.5972222222222" calcext:value-type="float">
            <text:p>11,60</text:p>
          </table:table-cell>
          <table:table-cell table:number-columns-repeated="1006"/>
        </table:table-row>
        <table:table-row table:style-name="ro1">
          <table:table-cell table:number-columns-repeated="13"/>
          <table:table-cell table:style-name="ce5" office:value-type="float" office:value="3" calcext:value-type="float">
            <text:p>3</text:p>
          </table:table-cell>
          <table:table-cell table:style-name="ce7" office:value-type="float" office:value="1000" calcext:value-type="float">
            <text:p>1000,00</text:p>
          </table:table-cell>
          <table:table-cell office:value-type="float" office:value="1384" calcext:value-type="float">
            <text:p>1384</text:p>
          </table:table-cell>
          <table:table-cell table:style-name="ce7" table:formula="of:=[.O10]/1000" office:value-type="float" office:value="1" calcext:value-type="float">
            <text:p>1,00</text:p>
          </table:table-cell>
          <table:table-cell table:style-name="ce11" office:value-type="float" office:value="8.02023121387283" calcext:value-type="float">
            <text:p>8,02</text:p>
          </table:table-cell>
          <table:table-cell table:number-columns-repeated="1006"/>
        </table:table-row>
        <table:table-row table:style-name="ro1">
          <table:table-cell table:number-columns-repeated="13"/>
          <table:table-cell table:style-name="ce5" office:value-type="float" office:value="4" calcext:value-type="float">
            <text:p>4</text:p>
          </table:table-cell>
          <table:table-cell table:style-name="ce7" office:value-type="float" office:value="1000" calcext:value-type="float">
            <text:p>1000,00</text:p>
          </table:table-cell>
          <table:table-cell office:value-type="float" office:value="1410" calcext:value-type="float">
            <text:p>1410</text:p>
          </table:table-cell>
          <table:table-cell table:style-name="ce7" table:formula="of:=[.O11]/1000" office:value-type="float" office:value="1" calcext:value-type="float">
            <text:p>1,00</text:p>
          </table:table-cell>
          <table:table-cell table:style-name="ce11" office:value-type="float" office:value="9.71631205673759" calcext:value-type="float">
            <text:p>9,72</text:p>
          </table:table-cell>
          <table:table-cell table:number-columns-repeated="1006"/>
        </table:table-row>
        <table:table-row table:style-name="ro1">
          <table:table-cell table:number-columns-repeated="13"/>
          <table:table-cell table:style-name="ce5" office:value-type="float" office:value="5" calcext:value-type="float">
            <text:p>5</text:p>
          </table:table-cell>
          <table:table-cell table:style-name="ce7" office:value-type="float" office:value="1000" calcext:value-type="float">
            <text:p>1000,00</text:p>
          </table:table-cell>
          <table:table-cell office:value-type="float" office:value="1404" calcext:value-type="float">
            <text:p>1404</text:p>
          </table:table-cell>
          <table:table-cell table:style-name="ce7" table:formula="of:=[.O12]/1000" office:value-type="float" office:value="1" calcext:value-type="float">
            <text:p>1,00</text:p>
          </table:table-cell>
          <table:table-cell table:style-name="ce11" office:value-type="float" office:value="9.33048433048433" calcext:value-type="float">
            <text:p>9,33</text:p>
          </table:table-cell>
          <table:table-cell table:number-columns-repeated="1006"/>
        </table:table-row>
        <table:table-row table:style-name="ro1">
          <table:table-cell table:number-columns-repeated="13"/>
          <table:table-cell table:style-name="ce5" office:value-type="float" office:value="6" calcext:value-type="float">
            <text:p>6</text:p>
          </table:table-cell>
          <table:table-cell table:style-name="ce7" office:value-type="float" office:value="1000" calcext:value-type="float">
            <text:p>1000,00</text:p>
          </table:table-cell>
          <table:table-cell office:value-type="float" office:value="1394" calcext:value-type="float">
            <text:p>1394</text:p>
          </table:table-cell>
          <table:table-cell table:style-name="ce7" table:formula="of:=[.O13]/1000" office:value-type="float" office:value="1" calcext:value-type="float">
            <text:p>1,00</text:p>
          </table:table-cell>
          <table:table-cell table:style-name="ce11" office:value-type="float" office:value="8.68005738880918" calcext:value-type="float">
            <text:p>8,68</text:p>
          </table:table-cell>
          <table:table-cell table:number-columns-repeated="1006"/>
        </table:table-row>
        <table:table-row table:style-name="ro1">
          <table:table-cell table:number-columns-repeated="13"/>
          <table:table-cell table:style-name="ce5" office:value-type="float" office:value="7" calcext:value-type="float">
            <text:p>7</text:p>
          </table:table-cell>
          <table:table-cell table:style-name="ce7" office:value-type="float" office:value="1000" calcext:value-type="float">
            <text:p>1000,00</text:p>
          </table:table-cell>
          <table:table-cell office:value-type="float" office:value="1388" calcext:value-type="float">
            <text:p>1388</text:p>
          </table:table-cell>
          <table:table-cell table:style-name="ce7" table:formula="of:=[.O14]/1000" office:value-type="float" office:value="1" calcext:value-type="float">
            <text:p>1,00</text:p>
          </table:table-cell>
          <table:table-cell table:style-name="ce11" office:value-type="float" office:value="8.28530259365994" calcext:value-type="float">
            <text:p>8,29</text:p>
          </table:table-cell>
          <table:table-cell table:number-columns-repeated="1006"/>
        </table:table-row>
        <table:table-row table:style-name="ro1">
          <table:table-cell table:number-columns-repeated="13"/>
          <table:table-cell table:style-name="ce5" office:value-type="float" office:value="8" calcext:value-type="float">
            <text:p>8</text:p>
          </table:table-cell>
          <table:table-cell table:style-name="ce7" office:value-type="float" office:value="1000" calcext:value-type="float">
            <text:p>1000,00</text:p>
          </table:table-cell>
          <table:table-cell office:value-type="float" office:value="1383" calcext:value-type="float">
            <text:p>1383</text:p>
          </table:table-cell>
          <table:table-cell table:style-name="ce7" table:formula="of:=[.O15]/1000" office:value-type="float" office:value="1" calcext:value-type="float">
            <text:p>1,00</text:p>
          </table:table-cell>
          <table:table-cell table:style-name="ce11" office:value-type="float" office:value="7.95372378886479" calcext:value-type="float">
            <text:p>7,95</text:p>
          </table:table-cell>
          <table:table-cell table:number-columns-repeated="1006"/>
        </table:table-row>
        <table:table-row table:style-name="ro1">
          <table:table-cell table:number-columns-repeated="13"/>
          <table:table-cell table:style-name="ce5" office:value-type="float" office:value="9" calcext:value-type="float">
            <text:p>9</text:p>
          </table:table-cell>
          <table:table-cell table:style-name="ce7" office:value-type="float" office:value="1000" calcext:value-type="float">
            <text:p>1000,00</text:p>
          </table:table-cell>
          <table:table-cell office:value-type="float" office:value="1407" calcext:value-type="float">
            <text:p>1407</text:p>
          </table:table-cell>
          <table:table-cell table:style-name="ce7" table:formula="of:=[.O16]/1000" office:value-type="float" office:value="1" calcext:value-type="float">
            <text:p>1,00</text:p>
          </table:table-cell>
          <table:table-cell table:style-name="ce11" office:value-type="float" office:value="9.52380952380952" calcext:value-type="float">
            <text:p>9,52</text:p>
          </table:table-cell>
          <table:table-cell table:number-columns-repeated="1006"/>
        </table:table-row>
        <table:table-row table:style-name="ro1">
          <table:table-cell table:number-columns-repeated="13"/>
          <table:table-cell table:style-name="ce5" office:value-type="float" office:value="10" calcext:value-type="float">
            <text:p>10</text:p>
          </table:table-cell>
          <table:table-cell table:style-name="ce7" office:value-type="float" office:value="1000" calcext:value-type="float">
            <text:p>1000,00</text:p>
          </table:table-cell>
          <table:table-cell office:value-type="float" office:value="1407" calcext:value-type="float">
            <text:p>1407</text:p>
          </table:table-cell>
          <table:table-cell table:style-name="ce7" table:formula="of:=[.O17]/1000" office:value-type="float" office:value="1" calcext:value-type="float">
            <text:p>1,00</text:p>
          </table:table-cell>
          <table:table-cell table:style-name="ce11" office:value-type="float" office:value="9.52380952380952" calcext:value-type="float">
            <text:p>9,52</text:p>
          </table:table-cell>
          <table:table-cell table:number-columns-repeated="1006"/>
        </table:table-row>
        <table:table-row table:style-name="ro1">
          <table:table-cell table:number-columns-repeated="13"/>
          <table:table-cell table:style-name="ce5" office:value-type="float" office:value="11" calcext:value-type="float">
            <text:p>11</text:p>
          </table:table-cell>
          <table:table-cell table:style-name="ce7" office:value-type="float" office:value="1000" calcext:value-type="float">
            <text:p>1000,00</text:p>
          </table:table-cell>
          <table:table-cell office:value-type="float" office:value="1386" calcext:value-type="float">
            <text:p>1386</text:p>
          </table:table-cell>
          <table:table-cell table:style-name="ce7" table:formula="of:=[.O18]/1000" office:value-type="float" office:value="1" calcext:value-type="float">
            <text:p>1,00</text:p>
          </table:table-cell>
          <table:table-cell table:style-name="ce11" office:value-type="float" office:value="8.15295815295815" calcext:value-type="float">
            <text:p>8,15</text:p>
          </table:table-cell>
          <table:table-cell table:number-columns-repeated="1006"/>
        </table:table-row>
        <table:table-row table:style-name="ro1">
          <table:table-cell table:number-columns-repeated="13"/>
          <table:table-cell table:style-name="ce5" office:value-type="float" office:value="12" calcext:value-type="float">
            <text:p>12</text:p>
          </table:table-cell>
          <table:table-cell table:style-name="ce7" office:value-type="float" office:value="1000" calcext:value-type="float">
            <text:p>1000,00</text:p>
          </table:table-cell>
          <table:table-cell office:value-type="float" office:value="1404" calcext:value-type="float">
            <text:p>1404</text:p>
          </table:table-cell>
          <table:table-cell table:style-name="ce7" table:formula="of:=[.O19]/1000" office:value-type="float" office:value="1" calcext:value-type="float">
            <text:p>1,00</text:p>
          </table:table-cell>
          <table:table-cell table:style-name="ce11" office:value-type="float" office:value="9.33048433048433" calcext:value-type="float">
            <text:p>9,33</text:p>
          </table:table-cell>
          <table:table-cell table:number-columns-repeated="1006"/>
        </table:table-row>
        <table:table-row table:style-name="ro1">
          <table:table-cell table:number-columns-repeated="13"/>
          <table:table-cell table:style-name="ce5" office:value-type="float" office:value="13" calcext:value-type="float">
            <text:p>13</text:p>
          </table:table-cell>
          <table:table-cell table:style-name="ce7" office:value-type="float" office:value="1000" calcext:value-type="float">
            <text:p>1000,00</text:p>
          </table:table-cell>
          <table:table-cell office:value-type="float" office:value="1383" calcext:value-type="float">
            <text:p>1383</text:p>
          </table:table-cell>
          <table:table-cell table:style-name="ce7" table:formula="of:=[.O20]/1000" office:value-type="float" office:value="1" calcext:value-type="float">
            <text:p>1,00</text:p>
          </table:table-cell>
          <table:table-cell table:style-name="ce11" office:value-type="float" office:value="7.95372378886479" calcext:value-type="float">
            <text:p>7,95</text:p>
          </table:table-cell>
          <table:table-cell table:number-columns-repeated="1006"/>
        </table:table-row>
        <table:table-row table:style-name="ro1">
          <table:table-cell table:number-columns-repeated="13"/>
          <table:table-cell table:style-name="ce5" office:value-type="float" office:value="14" calcext:value-type="float">
            <text:p>14</text:p>
          </table:table-cell>
          <table:table-cell table:style-name="ce7" office:value-type="float" office:value="1000" calcext:value-type="float">
            <text:p>1000,00</text:p>
          </table:table-cell>
          <table:table-cell office:value-type="float" office:value="1384" calcext:value-type="float">
            <text:p>1384</text:p>
          </table:table-cell>
          <table:table-cell table:style-name="ce7" table:formula="of:=[.O21]/1000" office:value-type="float" office:value="1" calcext:value-type="float">
            <text:p>1,00</text:p>
          </table:table-cell>
          <table:table-cell table:style-name="ce11" office:value-type="float" office:value="8.02023121387283" calcext:value-type="float">
            <text:p>8,02</text:p>
          </table:table-cell>
          <table:table-cell table:number-columns-repeated="1006"/>
        </table:table-row>
        <table:table-row table:style-name="ro1">
          <table:table-cell table:number-columns-repeated="13"/>
          <table:table-cell table:style-name="ce5" office:value-type="float" office:value="15" calcext:value-type="float">
            <text:p>15</text:p>
          </table:table-cell>
          <table:table-cell table:style-name="ce7" office:value-type="float" office:value="1000" calcext:value-type="float">
            <text:p>1000,00</text:p>
          </table:table-cell>
          <table:table-cell office:value-type="float" office:value="1402" calcext:value-type="float">
            <text:p>1402</text:p>
          </table:table-cell>
          <table:table-cell table:style-name="ce7" table:formula="of:=[.O22]/1000" office:value-type="float" office:value="1" calcext:value-type="float">
            <text:p>1,00</text:p>
          </table:table-cell>
          <table:table-cell table:style-name="ce11" office:value-type="float" office:value="9.20114122681883" calcext:value-type="float">
            <text:p>9,20</text:p>
          </table:table-cell>
          <table:table-cell table:number-columns-repeated="1006"/>
        </table:table-row>
        <table:table-row table:style-name="ro1">
          <table:table-cell table:number-columns-repeated="13"/>
          <table:table-cell table:style-name="ce5" office:value-type="float" office:value="16" calcext:value-type="float">
            <text:p>16</text:p>
          </table:table-cell>
          <table:table-cell table:style-name="ce7" office:value-type="float" office:value="1000" calcext:value-type="float">
            <text:p>1000,00</text:p>
          </table:table-cell>
          <table:table-cell office:value-type="float" office:value="1383" calcext:value-type="float">
            <text:p>1383</text:p>
          </table:table-cell>
          <table:table-cell table:style-name="ce7" table:formula="of:=[.O23]/1000" office:value-type="float" office:value="1" calcext:value-type="float">
            <text:p>1,00</text:p>
          </table:table-cell>
          <table:table-cell table:style-name="ce11" office:value-type="float" office:value="7.95372378886479" calcext:value-type="float">
            <text:p>7,95</text:p>
          </table:table-cell>
          <table:table-cell table:number-columns-repeated="1006"/>
        </table:table-row>
        <table:table-row table:style-name="ro1">
          <table:table-cell table:number-columns-repeated="13"/>
          <table:table-cell table:style-name="ce5" office:value-type="float" office:value="17" calcext:value-type="float">
            <text:p>17</text:p>
          </table:table-cell>
          <table:table-cell table:style-name="ce7" office:value-type="float" office:value="1000" calcext:value-type="float">
            <text:p>1000,00</text:p>
          </table:table-cell>
          <table:table-cell office:value-type="float" office:value="1375" calcext:value-type="float">
            <text:p>1375</text:p>
          </table:table-cell>
          <table:table-cell table:style-name="ce7" table:formula="of:=[.O24]/1000" office:value-type="float" office:value="1" calcext:value-type="float">
            <text:p>1,00</text:p>
          </table:table-cell>
          <table:table-cell table:style-name="ce11" office:value-type="float" office:value="7.41818181818182" calcext:value-type="float">
            <text:p>7,42</text:p>
          </table:table-cell>
          <table:table-cell table:number-columns-repeated="1006"/>
        </table:table-row>
        <table:table-row table:style-name="ro1">
          <table:table-cell table:number-columns-repeated="13"/>
          <table:table-cell table:style-name="ce5" office:value-type="float" office:value="18" calcext:value-type="float">
            <text:p>18</text:p>
          </table:table-cell>
          <table:table-cell table:style-name="ce7" office:value-type="float" office:value="1000" calcext:value-type="float">
            <text:p>1000,00</text:p>
          </table:table-cell>
          <table:table-cell office:value-type="float" office:value="1396" calcext:value-type="float">
            <text:p>1396</text:p>
          </table:table-cell>
          <table:table-cell table:style-name="ce7" table:formula="of:=[.O25]/1000" office:value-type="float" office:value="1" calcext:value-type="float">
            <text:p>1,00</text:p>
          </table:table-cell>
          <table:table-cell table:style-name="ce11" office:value-type="float" office:value="8.810888252149" calcext:value-type="float">
            <text:p>8,81</text:p>
          </table:table-cell>
          <table:table-cell table:number-columns-repeated="1006"/>
        </table:table-row>
        <table:table-row table:style-name="ro1">
          <table:table-cell table:number-columns-repeated="13"/>
          <table:table-cell table:style-name="ce5" office:value-type="float" office:value="19" calcext:value-type="float">
            <text:p>19</text:p>
          </table:table-cell>
          <table:table-cell table:style-name="ce7" office:value-type="float" office:value="1000" calcext:value-type="float">
            <text:p>1000,00</text:p>
          </table:table-cell>
          <table:table-cell office:value-type="float" office:value="1465" calcext:value-type="float">
            <text:p>1465</text:p>
          </table:table-cell>
          <table:table-cell table:style-name="ce7" table:formula="of:=[.O26]/1000" office:value-type="float" office:value="1" calcext:value-type="float">
            <text:p>1,00</text:p>
          </table:table-cell>
          <table:table-cell table:style-name="ce11" office:value-type="float" office:value="13.1058020477816" calcext:value-type="float">
            <text:p>13,11</text:p>
          </table:table-cell>
          <table:table-cell table:number-columns-repeated="1006"/>
        </table:table-row>
        <table:table-row table:style-name="ro1">
          <table:table-cell table:number-columns-repeated="13"/>
          <table:table-cell table:style-name="ce5" office:value-type="float" office:value="20" calcext:value-type="float">
            <text:p>20</text:p>
          </table:table-cell>
          <table:table-cell table:style-name="ce7" office:value-type="float" office:value="1000" calcext:value-type="float">
            <text:p>1000,00</text:p>
          </table:table-cell>
          <table:table-cell office:value-type="float" office:value="1420" calcext:value-type="float">
            <text:p>1420</text:p>
          </table:table-cell>
          <table:table-cell table:style-name="ce7" table:formula="of:=[.O27]/1000" office:value-type="float" office:value="1" calcext:value-type="float">
            <text:p>1,00</text:p>
          </table:table-cell>
          <table:table-cell table:style-name="ce11" office:value-type="float" office:value="10.3521126760563" calcext:value-type="float">
            <text:p>10,35</text:p>
          </table:table-cell>
          <table:table-cell table:number-columns-repeated="1006"/>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3">00.00.0000</text:date>, <text:time style:data-style-name="N2" text:time-value="20:09:23.608956093">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8/content.xml><?xml version="1.0" encoding="utf-8"?>
<math xmlns="http://www.w3.org/1998/Math/MathML" display="block">
  <semantics>
    <mo stretchy="false">⇔</mo>
    <annotation encoding="StarMath 5.0">dlrarrow </annotation>
  </semantics>
</math>
</file>

<file path=Object 29/content.xml><?xml version="1.0" encoding="utf-8"?>
<math xmlns="http://www.w3.org/1998/Math/MathML" display="block">
  <semantics>
    <mo stretchy="false">⇔</mo>
    <annotation encoding="StarMath 5.0">dlrarrow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2">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2" style:family="table-cell" style:parent-style-name="Default" style:data-style-name="N2">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3" style:family="table-cell" style:parent-style-name="Default" style:data-style-name="N2">
      <style:table-cell-properties style:text-align-source="fix" style:repeat-content="false" fo:border="0.06pt solid #000000"/>
      <style:paragraph-properties fo:text-align="start" fo:margin-left="0mm"/>
      <style:text-properties style:text-position=""/>
    </style:style>
    <style:style style:name="ce4" style:family="table-cell" style:parent-style-name="Default" style:data-style-name="N2">
      <style:table-cell-properties fo:background-color="#dddddd" fo:border="0.06pt solid #000000"/>
      <style:text-properties style:text-position="" fo:font-weight="bold" style:font-weight-asian="bold" style:font-weight-complex="bold"/>
    </style:style>
    <style:style style:name="ce5" style:family="table-cell" style:parent-style-name="Default" style:data-style-name="N2">
      <style:table-cell-properties fo:border="0.06pt solid #000000"/>
      <style:text-properties style:text-position=""/>
    </style:style>
    <style:style style:name="ce6" style:family="table-cell" style:parent-style-name="Default" style:data-style-name="N2">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7" style:family="table-cell" style:parent-style-name="Default" style:data-style-name="N2">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8" style:family="table-cell" style:parent-style-name="Default" style:data-style-name="N2">
      <style:table-cell-properties style:text-align-source="fix" style:repeat-content="false" fo:border="0.06pt solid #000000"/>
      <style:paragraph-properties fo:text-align="start" fo:margin-left="0mm"/>
    </style:style>
    <style:style style:name="ce9" style:family="table-cell" style:parent-style-name="Default" style:data-style-name="N2">
      <style:table-cell-properties fo:background-color="#dddddd" fo:border="0.06pt solid #000000"/>
      <style:text-properties fo:font-weight="bold" style:font-weight-asian="bold" style:font-weight-complex="bold"/>
    </style:style>
    <style:style style:name="ce10" style:family="table-cell" style:parent-style-name="Default" style:data-style-name="N2">
      <style:table-cell-properties fo:border="0.06pt solid #000000"/>
    </style:style>
  </office:automatic-styles>
  <office:body>
    <office:spreadsheet>
      <table:calculation-settings table:automatic-find-labels="false"/>
      <table:table table:name="p mutacji" table:style-name="ta1">
        <table:table-column table:style-name="co1" table:number-columns-repeated="14" table:default-cell-style-name="Default"/>
        <table:table-row table:style-name="ro1" table:number-rows-repeated="6">
          <table:table-cell table:number-columns-repeated="14"/>
        </table:table-row>
        <table:table-row table:style-name="ro1">
          <table:table-cell table:number-columns-repeated="7"/>
          <table:table-cell table:style-name="ce6" table:number-columns-spanned="2" table:number-rows-spanned="1"/>
          <table:covered-table-cell table:style-name="ce7"/>
          <table:table-cell table:style-name="ce9" office:value-type="float" office:value="0.02" calcext:value-type="float">
            <text:p>0,02</text:p>
          </table:table-cell>
          <table:table-cell table:style-name="ce9" office:value-type="float" office:value="0.05" calcext:value-type="float">
            <text:p>0,05</text:p>
          </table:table-cell>
          <table:table-cell table:style-name="ce9" office:value-type="float" office:value="0.1" calcext:value-type="float">
            <text:p>0,10</text:p>
          </table:table-cell>
          <table:table-cell table:style-name="ce9" office:value-type="float" office:value="0.2" calcext:value-type="float">
            <text:p>0,20</text:p>
          </table:table-cell>
          <table:table-cell table:style-name="ce9" office:value-type="float" office:value="0.5" calcext:value-type="float">
            <text:p>0,50</text:p>
          </table:table-cell>
        </table:table-row>
        <table:table-row table:style-name="ro1">
          <table:table-cell table:number-columns-repeated="7"/>
          <table:table-cell table:style-name="ce6" office:value-type="string" calcext:value-type="string" table:number-columns-spanned="2" table:number-rows-spanned="1">
            <text:p>PMX EM</text:p>
          </table:table-cell>
          <table:covered-table-cell table:style-name="ce8"/>
          <table:table-cell table:style-name="ce10" office:value-type="float" office:value="27.957" calcext:value-type="float">
            <text:p>27,96</text:p>
          </table:table-cell>
          <table:table-cell table:style-name="ce10" office:value-type="float" office:value="21.7097" calcext:value-type="float">
            <text:p>21,71</text:p>
          </table:table-cell>
          <table:table-cell table:style-name="ce10" office:value-type="float" office:value="15.2463" calcext:value-type="float">
            <text:p>15,25</text:p>
          </table:table-cell>
          <table:table-cell table:style-name="ce10" office:value-type="float" office:value="7.95372" calcext:value-type="float">
            <text:p>7,95</text:p>
          </table:table-cell>
          <table:table-cell table:style-name="ce10" office:value-type="float" office:value="40.2628" calcext:value-type="float">
            <text:p>40,26</text:p>
          </table:table-cell>
        </table:table-row>
        <table:table-row table:style-name="ro1">
          <table:table-cell table:number-columns-repeated="7"/>
          <table:table-cell table:style-name="ce6" office:value-type="string" calcext:value-type="string" table:number-columns-spanned="2" table:number-rows-spanned="1">
            <text:p>EC EM</text:p>
          </table:table-cell>
          <table:covered-table-cell table:style-name="ce8"/>
          <table:table-cell table:style-name="ce10" office:value-type="float" office:value="43.896" calcext:value-type="float">
            <text:p>43,90</text:p>
          </table:table-cell>
          <table:table-cell table:style-name="ce10" office:value-type="float" office:value="43.2962" calcext:value-type="float">
            <text:p>43,30</text:p>
          </table:table-cell>
          <table:table-cell table:style-name="ce10" office:value-type="float" office:value="46.5126" calcext:value-type="float">
            <text:p>46,51</text:p>
          </table:table-cell>
          <table:table-cell table:style-name="ce10" office:value-type="float" office:value="40.0941" calcext:value-type="float">
            <text:p>40,09</text:p>
          </table:table-cell>
          <table:table-cell table:style-name="ce10" office:value-type="float" office:value="38.5618" calcext:value-type="float">
            <text:p>38,56</text:p>
          </table:table-cell>
        </table:table-row>
        <table:table-row table:style-name="ro1">
          <table:table-cell table:number-columns-repeated="7"/>
          <table:table-cell table:style-name="ce6" office:value-type="string" calcext:value-type="string" table:number-columns-spanned="2" table:number-rows-spanned="1">
            <text:p>PMX GM</text:p>
          </table:table-cell>
          <table:covered-table-cell table:style-name="ce8"/>
          <table:table-cell table:style-name="ce10" office:value-type="float" office:value="13.3424" calcext:value-type="float">
            <text:p>13,34</text:p>
          </table:table-cell>
          <table:table-cell table:style-name="ce10" office:value-type="float" office:value="10.2889" calcext:value-type="float">
            <text:p>10,29</text:p>
          </table:table-cell>
          <table:table-cell table:style-name="ce10" office:value-type="float" office:value="2.3773" calcext:value-type="float">
            <text:p>2,38</text:p>
          </table:table-cell>
          <table:table-cell table:style-name="ce10" office:value-type="float" office:value="6.12094" calcext:value-type="float">
            <text:p>6,12</text:p>
          </table:table-cell>
          <table:table-cell table:style-name="ce10" office:value-type="float" office:value="26.6705" calcext:value-type="float">
            <text:p>26,67</text:p>
          </table:table-cell>
        </table:table-row>
        <table:table-row table:style-name="ro1">
          <table:table-cell table:number-columns-repeated="7"/>
          <table:table-cell table:style-name="ce6" office:value-type="string" calcext:value-type="string" table:number-columns-spanned="2" table:number-rows-spanned="1">
            <text:p>EC GM</text:p>
          </table:table-cell>
          <table:covered-table-cell table:style-name="ce8"/>
          <table:table-cell table:style-name="ce10" office:value-type="float" office:value="44.9394" calcext:value-type="float">
            <text:p>44,94</text:p>
          </table:table-cell>
          <table:table-cell table:style-name="ce10" office:value-type="float" office:value="40.2908" calcext:value-type="float">
            <text:p>40,29</text:p>
          </table:table-cell>
          <table:table-cell table:style-name="ce10" office:value-type="float" office:value="44.044" calcext:value-type="float">
            <text:p>44,04</text:p>
          </table:table-cell>
          <table:table-cell table:style-name="ce10" office:value-type="float" office:value="42.4242" calcext:value-type="float">
            <text:p>42,42</text:p>
          </table:table-cell>
          <table:table-cell table:style-name="ce10" office:value-type="float" office:value="37.8114" calcext:value-type="float">
            <text:p>37,8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4">00.00.0000</text:date>, <text:time style:data-style-name="N2" text:time-value="00:10:18.241985752">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0/content.xml><?xml version="1.0" encoding="utf-8"?>
<math xmlns="http://www.w3.org/1998/Math/MathML" display="block">
  <semantics>
    <mo stretchy="false">⇔</mo>
    <annotation encoding="StarMath 5.0">dlrarrow </annotation>
  </semantics>
</math>
</file>

<file path=Object 31/content.xml><?xml version="1.0" encoding="utf-8"?>
<math xmlns="http://www.w3.org/1998/Math/MathML" display="block">
  <semantics>
    <mo stretchy="false">⇔</mo>
    <annotation encoding="StarMath 5.0">dlrarrow </annotation>
  </semantics>
</math>
</file>

<file path=Object 32/content.xml><?xml version="1.0" encoding="utf-8"?>
<math xmlns="http://www.w3.org/1998/Math/MathML" display="block">
  <semantics>
    <mo stretchy="false">⇔</mo>
    <annotation encoding="StarMath 5.0">dlrarrow </annotation>
  </semantics>
</math>
</file>

<file path=Object 33/content.xml><?xml version="1.0" encoding="utf-8"?>
<math xmlns="http://www.w3.org/1998/Math/MathML" display="block">
  <semantics>
    <mo stretchy="false">⇔</mo>
    <annotation encoding="StarMath 5.0">dlrarrow </annotation>
  </semantics>
</math>
</file>

<file path=Object 34/content.xml><?xml version="1.0" encoding="utf-8"?>
<math xmlns="http://www.w3.org/1998/Math/MathML" display="block">
  <semantics>
    <mo stretchy="false">⇔</mo>
    <annotation encoding="StarMath 5.0">dlrarrow </annotation>
  </semantics>
</math>
</file>

<file path=Object 35/content.xml><?xml version="1.0" encoding="utf-8"?>
<math xmlns="http://www.w3.org/1998/Math/MathML" display="block">
  <semantics>
    <mo stretchy="false">⇔</mo>
    <annotation encoding="StarMath 5.0">dlrarrow </annotation>
  </semantics>
</math>
</file>

<file path=Object 36/content.xml><?xml version="1.0" encoding="utf-8"?>
<math xmlns="http://www.w3.org/1998/Math/MathML" display="block">
  <semantics>
    <mo stretchy="false">⇔</mo>
    <annotation encoding="StarMath 5.0">dlrarrow </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vertical-align="middle"/>
      <style:paragraph-properties fo:text-align="start" fo:margin-left="0mm"/>
      <style:text-properties style:text-position="" fo:font-weight="bold" style:font-weight-asian="bold" style:font-weight-complex="bold"/>
    </style:style>
    <style:style style:name="ce2" style:family="table-cell" style:parent-style-name="Default">
      <style:table-cell-properties fo:background-color="#dddddd" style:text-align-source="fix" style:repeat-content="false" fo:border="0.06pt solid #000000"/>
      <style:paragraph-properties fo:text-align="start"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style:style>
    <style:style style:name="ce4" style:family="table-cell" style:parent-style-name="Default">
      <style:table-cell-properties fo:background-color="#dddddd" fo:border="0.06pt solid #000000"/>
      <style:text-properties style:text-position="" fo:font-weight="bold" style:font-weight-asian="bold" style:font-weight-complex="bold"/>
    </style:style>
    <style:style style:name="ce5" style:family="table-cell" style:parent-style-name="Default" style:data-style-name="N2">
      <style:table-cell-properties fo:border="0.06pt solid #000000"/>
      <style:text-properties style:text-position=""/>
    </style:style>
    <style:style style:name="ce6"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7"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start" fo:margin-left="0mm"/>
    </style:style>
    <style:style style:name="ce9" style:family="table-cell" style:parent-style-name="Default">
      <style:table-cell-properties fo:background-color="#dddddd" fo:border="0.06pt solid #000000"/>
      <style:text-properties fo:font-weight="bold" style:font-weight-asian="bold" style:font-weight-complex="bold"/>
    </style:style>
    <style:style style:name="ce10" style:family="table-cell" style:parent-style-name="Default" style:data-style-name="N2">
      <style:table-cell-properties fo:border="0.06pt solid #000000"/>
    </style:style>
  </office:automatic-styles>
  <office:body>
    <office:spreadsheet>
      <table:calculation-settings table:automatic-find-labels="false"/>
      <table:table table:name="Arkusz1" table:style-name="ta1">
        <table:table-column table:style-name="co1" table:number-columns-repeated="15" table:default-cell-style-name="Default"/>
        <table:table-row table:style-name="ro1" table:number-rows-repeated="105">
          <table:table-cell table:number-columns-repeated="15"/>
        </table:table-row>
        <table:table-row table:style-name="ro1">
          <table:table-cell table:number-columns-repeated="9"/>
          <table:table-cell table:style-name="ce6" office:value-type="string" calcext:value-type="string" table:number-columns-spanned="2" table:number-rows-spanned="1">
            <text:p>Czas przetwarzania</text:p>
          </table:table-cell>
          <table:covered-table-cell table:style-name="ce7"/>
          <table:table-cell table:style-name="ce9" office:value-type="float" office:value="1" calcext:value-type="float">
            <text:p>1</text:p>
          </table:table-cell>
          <table:table-cell table:style-name="ce9" office:value-type="float" office:value="5" calcext:value-type="float">
            <text:p>5</text:p>
          </table:table-cell>
          <table:table-cell table:style-name="ce9" office:value-type="float" office:value="10" calcext:value-type="float">
            <text:p>10</text:p>
          </table:table-cell>
          <table:table-cell table:style-name="ce9" office:value-type="float" office:value="15" calcext:value-type="float">
            <text:p>15</text:p>
          </table:table-cell>
        </table:table-row>
        <table:table-row table:style-name="ro1">
          <table:table-cell table:number-columns-repeated="9"/>
          <table:table-cell table:style-name="ce6" office:value-type="string" calcext:value-type="string" table:number-columns-spanned="2" table:number-rows-spanned="1">
            <text:p>Średni błąd [%]</text:p>
          </table:table-cell>
          <table:covered-table-cell table:style-name="ce8"/>
          <table:table-cell table:style-name="ce10" office:value-type="float" office:value="8.98008770952509" calcext:value-type="float">
            <text:p>8,98</text:p>
          </table:table-cell>
          <table:table-cell table:style-name="ce10" office:value-type="float" office:value="8.39311700769207" calcext:value-type="float">
            <text:p>8,39</text:p>
          </table:table-cell>
          <table:table-cell table:style-name="ce10" office:value-type="float" office:value="6.11475299537916" calcext:value-type="float">
            <text:p>6,11</text:p>
          </table:table-cell>
          <table:table-cell table:style-name="ce10" office:value-type="float" office:value="5.86646234328608" calcext:value-type="float">
            <text:p>5,87</text:p>
          </table:table-cell>
        </table:table-row>
        <table:table-row table:style-name="ro1">
          <table:table-cell table:number-columns-repeated="9"/>
          <table:table-cell table:style-name="ce6" office:value-type="string" calcext:value-type="string" table:number-columns-spanned="2" table:number-rows-spanned="1">
            <text:p>Czas przetwarzania</text:p>
          </table:table-cell>
          <table:covered-table-cell table:style-name="ce7"/>
          <table:table-cell table:style-name="ce9" office:value-type="float" office:value="20" calcext:value-type="float">
            <text:p>20</text:p>
          </table:table-cell>
          <table:table-cell table:style-name="ce9" office:value-type="float" office:value="25" calcext:value-type="float">
            <text:p>25</text:p>
          </table:table-cell>
          <table:table-cell table:style-name="ce9" office:value-type="float" office:value="30" calcext:value-type="float">
            <text:p>30</text:p>
          </table:table-cell>
          <table:table-cell table:style-name="ce9" office:value-type="float" office:value="40" calcext:value-type="float">
            <text:p>40</text:p>
          </table:table-cell>
        </table:table-row>
        <table:table-row table:style-name="ro1">
          <table:table-cell table:number-columns-repeated="9"/>
          <table:table-cell table:style-name="ce6" office:value-type="string" calcext:value-type="string" table:number-columns-spanned="2" table:number-rows-spanned="1">
            <text:p>Średni błąd [%]</text:p>
          </table:table-cell>
          <table:covered-table-cell table:style-name="ce8"/>
          <table:table-cell table:style-name="ce10" office:value-type="float" office:value="5.44665559194905" calcext:value-type="float">
            <text:p>5,45</text:p>
          </table:table-cell>
          <table:table-cell table:style-name="ce10" office:value-type="float" office:value="5.26352743450234" calcext:value-type="float">
            <text:p>5,26</text:p>
          </table:table-cell>
          <table:table-cell table:style-name="ce10" office:value-type="float" office:value="5.25850861191092" calcext:value-type="float">
            <text:p>5,26</text:p>
          </table:table-cell>
          <table:table-cell table:style-name="ce10" table:formula="of:=5.24" office:value-type="float" office:value="5.24" calcext:value-type="float">
            <text:p>5,24</text:p>
          </table:table-cell>
        </table:table-row>
      </table:table>
      <table:named-expressions/>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3">00.00.0000</text:date>, <text:time style:data-style-name="N2" text:time-value="19:16:13.268713407">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title svg:x="1.605cm" svg:y="0.316cm" chart:style-name="ch2">
          <text:p>Wykres zależności błędu od czasu przetwarzania dla PMX i EM</text:p>
        </chart:title>
        <chart:plot-area chart:style-name="ch3" chart:data-source-has-labels="both" svg:x="1.33cm" svg:y="1.275cm" svg:width="14.349cm" svg:height="6.57cm">
          <chartooo:coordinate-region svg:x="2.242cm" svg:y="1.474cm" svg:width="13.065cm" svg:height="5.724cm"/>
          <chart:axis chart:dimension="x" chart:name="primary-x" chart:style-name="ch4" chartooo:axis-type="auto">
            <chart:title svg:x="6.82cm" svg:y="8.025cm" chart:style-name="ch5">
              <text:p>Czas przetwarzania [s]</text:p>
            </chart:title>
            <chart:categories table:cell-range-address="local-table.$B$1:.$I$1"/>
          </chart:axis>
          <chart:axis chart:dimension="y" chart:name="primary-y" chart:style-name="ch6">
            <chart:title svg:x="0.451cm" svg:y="7.409cm" chart:style-name="ch7">
              <text:p>Średni błąd względny z serii testów [%]</text:p>
            </chart:title>
            <chart:grid chart:style-name="ch8" chart:class="major"/>
          </chart:axis>
          <chart:series chart:style-name="ch9" chart:values-cell-range-address="local-table.$B$3:.$I$3" chart:label-cell-address="local-table.$A$3" chart:class="chart:scatter">
            <chart:domain table:cell-range-address="local-table.$B$2:.$I$2"/>
            <chart:data-point chart:repeated="8"/>
          </chart:series>
          <chart:wall chart:style-name="ch10"/>
          <chart:floor chart:style-name="ch11"/>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able:table-cell>
              <table:table-cell office:value-type="float" office:value="1">
                <text:p>1</text:p>
              </table:table-cell>
              <table:table-cell office:value-type="float" office:value="5">
                <text:p>5</text:p>
              </table:table-cell>
              <table:table-cell office:value-type="float" office:value="10">
                <text:p>10</text:p>
              </table:table-cell>
              <table:table-cell office:value-type="float" office:value="15">
                <text:p>15</text:p>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row>
            <table:table-row>
              <table:table-cell office:value-type="string">
                <text:p>Średni błąd [%]</text:p>
                <text:list>
                  <text:list-item>
                    <text:p>Średni błąd [%]</text:p>
                  </text:list-item>
                  <text:list-item>
                    <text:p/>
                  </text:list-item>
                </text:list>
              </table:table-cell>
              <table:table-cell office:value-type="float" office:value="8.98008770952509">
                <text:p>8.98008770952509</text:p>
              </table:table-cell>
              <table:table-cell office:value-type="float" office:value="8.39311700769207">
                <text:p>8.39311700769207</text:p>
              </table:table-cell>
              <table:table-cell office:value-type="float" office:value="6.11475299537916">
                <text:p>6.11475299537916</text:p>
              </table:table-cell>
              <table:table-cell office:value-type="float" office:value="5.86646234328608">
                <text:p>5.86646234328608</text:p>
              </table:table-cell>
              <table:table-cell office:value-type="float" office:value="5.44665559194905">
                <text:p>5.44665559194905</text:p>
              </table:table-cell>
              <table:table-cell office:value-type="float" office:value="5.26352743450234">
                <text:p>5.26352743450234</text:p>
              </table:table-cell>
              <table:table-cell office:value-type="float" office:value="5.25850861191092">
                <text:p>5.25850861191092</text:p>
              </table:table-cell>
              <table:table-cell office:value-type="float" office:value="5.24">
                <text:p>5.24</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791cm" svg:height="8.3cm" xlink:href="." xlink:type="simple" chart:class="chart:scatter" chart:style-name="ch1">
        <chart:title svg:x="-0.004cm" svg:y="0.302cm" chart:style-name="ch2">
          <text:p>Porównanie jakości wyników od czasu przetwarzania różnych algorytmów</text:p>
        </chart:title>
        <chart:legend chart:legend-position="bottom" svg:x="3.553cm" svg:y="7.517cm" style:legend-expansion="wide" chart:style-name="ch3"/>
        <chart:plot-area chart:style-name="ch4" chart:data-source-has-labels="both" svg:x="1.306cm" svg:y="1.247cm" svg:width="13.19cm" svg:height="5.123cm">
          <chartooo:coordinate-region svg:x="2.404cm" svg:y="1.446cm" svg:width="11.905cm" svg:height="4.277cm"/>
          <chart:axis chart:dimension="x" chart:name="primary-x" chart:style-name="ch5" chartooo:axis-type="auto">
            <chart:title svg:x="6.217cm" svg:y="6.536cm" chart:style-name="ch6">
              <text:p>Czas przetwarzania [s]</text:p>
            </chart:title>
            <chart:categories table:cell-range-address="local-table.$B$1:.$I$1"/>
          </chart:axis>
          <chart:axis chart:dimension="y" chart:name="primary-y" chart:style-name="ch7">
            <chart:title svg:x="0.451cm" svg:y="6.908cm" chart:style-name="ch8">
              <text:p>Średni błąd względny z serii pomiarów [%]</text:p>
            </chart:title>
            <chart:grid chart:style-name="ch9" chart:class="major"/>
          </chart:axis>
          <chart:series chart:style-name="ch10" chart:values-cell-range-address="local-table.$B$3:.$I$3" chart:label-cell-address="local-table.$A$3" chart:class="chart:scatter">
            <chart:domain table:cell-range-address="local-table.$B$2:.$I$2"/>
            <chart:data-point chart:repeated="8"/>
          </chart:series>
          <chart:series chart:style-name="ch11" chart:values-cell-range-address="local-table.$B$4:.$I$4" chart:label-cell-address="local-table.$A$4" chart:class="chart:scatter">
            <chart:data-point chart:repeated="8"/>
          </chart:series>
          <chart:series chart:style-name="ch12" chart:values-cell-range-address="local-table.$B$5:.$I$5" chart:label-cell-address="local-table.$A$5" chart:class="chart:scatter">
            <chart:data-point chart:repeated="8"/>
          </chart:series>
          <chart:series chart:style-name="ch13" chart:values-cell-range-address="local-table.$B$6:.$I$6" chart:label-cell-address="local-table.$A$6"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able:table-cell>
              <table:table-cell office:value-type="float" office:value="1">
                <text:p>1</text:p>
              </table:table-cell>
              <table:table-cell office:value-type="float" office:value="5">
                <text:p>5</text:p>
              </table:table-cell>
              <table:table-cell office:value-type="float" office:value="10">
                <text:p>10</text:p>
              </table:table-cell>
              <table:table-cell office:value-type="float" office:value="15">
                <text:p>15</text:p>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row>
            <table:table-row>
              <table:table-cell office:value-type="string">
                <text:p>PMX EM</text:p>
                <text:list>
                  <text:list-item>
                    <text:p>PMX EM</text:p>
                  </text:list-item>
                  <text:list-item>
                    <text:p/>
                  </text:list-item>
                </text:list>
              </table:table-cell>
              <table:table-cell office:value-type="float" office:value="8.98008770952509">
                <text:p>8.98008770952509</text:p>
              </table:table-cell>
              <table:table-cell office:value-type="float" office:value="8.39311700769207">
                <text:p>8.39311700769207</text:p>
              </table:table-cell>
              <table:table-cell office:value-type="float" office:value="6.11475299537916">
                <text:p>6.11475299537916</text:p>
              </table:table-cell>
              <table:table-cell office:value-type="float" office:value="5.86646234328608">
                <text:p>5.86646234328608</text:p>
              </table:table-cell>
              <table:table-cell office:value-type="float" office:value="5.44665559194905">
                <text:p>5.44665559194905</text:p>
              </table:table-cell>
              <table:table-cell office:value-type="float" office:value="5.26352743450234">
                <text:p>5.26352743450234</text:p>
              </table:table-cell>
              <table:table-cell office:value-type="float" office:value="5.25850861191092">
                <text:p>5.25850861191092</text:p>
              </table:table-cell>
              <table:table-cell office:value-type="float" office:value="5.24">
                <text:p>5.24</text:p>
              </table:table-cell>
            </table:table-row>
            <table:table-row>
              <table:table-cell office:value-type="string">
                <text:p>EC EM</text:p>
                <text:list>
                  <text:list-item>
                    <text:p>EC EM</text:p>
                  </text:list-item>
                  <text:list-item>
                    <text:p/>
                  </text:list-item>
                </text:list>
              </table:table-cell>
              <table:table-cell office:value-type="float" office:value="46.839959">
                <text:p>46.839959</text:p>
              </table:table-cell>
              <table:table-cell office:value-type="float" office:value="44.156793">
                <text:p>44.156793</text:p>
              </table:table-cell>
              <table:table-cell office:value-type="float" office:value="43.544171">
                <text:p>43.544171</text:p>
              </table:table-cell>
              <table:table-cell office:value-type="float" office:value="42.63304">
                <text:p>42.63304</text:p>
              </table:table-cell>
              <table:table-cell office:value-type="float" office:value="41.89402">
                <text:p>41.89402</text:p>
              </table:table-cell>
              <table:table-cell office:value-type="float" office:value="41.710923">
                <text:p>41.710923</text:p>
              </table:table-cell>
              <table:table-cell office:value-type="float" office:value="41.220002">
                <text:p>41.220002</text:p>
              </table:table-cell>
              <table:table-cell office:value-type="float" office:value="41.1">
                <text:p>41.1</text:p>
              </table:table-cell>
            </table:table-row>
            <table:table-row>
              <table:table-cell office:value-type="string">
                <text:p>PMX GM</text:p>
                <text:list>
                  <text:list-item>
                    <text:p>PMX GM</text:p>
                  </text:list-item>
                  <text:list-item>
                    <text:p/>
                  </text:list-item>
                </text:list>
              </table:table-cell>
              <table:table-cell office:value-type="float" office:value="16.38408">
                <text:p>16.38408</text:p>
              </table:table-cell>
              <table:table-cell office:value-type="float" office:value="10.296716">
                <text:p>10.296716</text:p>
              </table:table-cell>
              <table:table-cell office:value-type="float" office:value="9.124188">
                <text:p>9.124188</text:p>
              </table:table-cell>
              <table:table-cell office:value-type="float" office:value="10.735533">
                <text:p>10.735533</text:p>
              </table:table-cell>
              <table:table-cell office:value-type="float" office:value="12.301761">
                <text:p>12.301761</text:p>
              </table:table-cell>
              <table:table-cell office:value-type="float" office:value="8.131654">
                <text:p>8.131654</text:p>
              </table:table-cell>
              <table:table-cell office:value-type="float" office:value="6.961879">
                <text:p>6.961879</text:p>
              </table:table-cell>
              <table:table-cell office:value-type="float" office:value="6.29">
                <text:p>6.29</text:p>
              </table:table-cell>
            </table:table-row>
            <table:table-row>
              <table:table-cell office:value-type="string">
                <text:p>EC GM</text:p>
                <text:list>
                  <text:list-item>
                    <text:p>EC GM</text:p>
                  </text:list-item>
                  <text:list-item>
                    <text:p/>
                  </text:list-item>
                </text:list>
              </table:table-cell>
              <table:table-cell office:value-type="float" office:value="45.5361">
                <text:p>45.5361</text:p>
              </table:table-cell>
              <table:table-cell office:value-type="float" office:value="42.6042">
                <text:p>42.6042</text:p>
              </table:table-cell>
              <table:table-cell office:value-type="float" office:value="43.0207">
                <text:p>43.0207</text:p>
              </table:table-cell>
              <table:table-cell office:value-type="float" office:value="41.6275">
                <text:p>41.6275</text:p>
              </table:table-cell>
              <table:table-cell office:value-type="float" office:value="42.1445">
                <text:p>42.1445</text:p>
              </table:table-cell>
              <table:table-cell office:value-type="float" office:value="40.8201">
                <text:p>40.8201</text:p>
              </table:table-cell>
              <table:table-cell office:value-type="float" office:value="41.9867">
                <text:p>41.9867</text:p>
              </table:table-cell>
              <table:table-cell office:value-type="float" office:value="38.5565">
                <text:p>38.5565</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2">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6cm" xlink:href="." xlink:type="simple" chart:class="chart:scatter" chart:style-name="ch1">
        <chart:title svg:x="1.116cm" svg:y="0.316cm" chart:style-name="ch2">
          <text:p>Zależność jakości wyników od prawodpodobieństawa zajścia mutacji</text:p>
        </chart:title>
        <chart:legend chart:legend-position="bottom" svg:x="4.157cm" svg:y="8.223cm" style:legend-expansion="wide" chart:style-name="ch3"/>
        <chart:plot-area chart:style-name="ch4" chart:data-source-has-labels="both" svg:x="1.33cm" svg:y="1.275cm" svg:width="14.349cm" svg:height="5.787cm">
          <chartooo:coordinate-region svg:x="2.428cm" svg:y="1.474cm" svg:width="12.919cm" svg:height="4.941cm"/>
          <chart:axis chart:dimension="x" chart:name="primary-x" chart:style-name="ch5" chartooo:axis-type="auto">
            <chart:title svg:x="5.774cm" svg:y="7.242cm" chart:style-name="ch6">
              <text:p>Prawdopodobieństwo zajścia mutacji</text:p>
            </chart:title>
            <chart:categories table:cell-range-address="local-table.$B$1:.$F$1"/>
          </chart:axis>
          <chart:axis chart:dimension="y" chart:name="primary-y" chart:style-name="ch5">
            <chart:title svg:x="0.451cm" svg:y="7.268cm" chart:style-name="ch7">
              <text:p>Średni błąd względny z serii pomiarów [%]</text:p>
            </chart:title>
            <chart:grid chart:style-name="ch8" chart:class="major"/>
          </chart:axis>
          <chart:series chart:style-name="ch9" chart:values-cell-range-address="local-table.$B$3:.$F$3" chart:label-cell-address="local-table.$A$3" chart:class="chart:scatter">
            <chart:domain table:cell-range-address="local-table.$B$2:.$F$2"/>
            <chart:data-point chart:repeated="5"/>
          </chart:series>
          <chart:series chart:style-name="ch10" chart:values-cell-range-address="local-table.$B$4:.$F$4" chart:label-cell-address="local-table.$A$4" chart:class="chart:scatter">
            <chart:data-point chart:repeated="5"/>
          </chart:series>
          <chart:series chart:style-name="ch11" chart:values-cell-range-address="local-table.$B$5:.$F$5" chart:label-cell-address="local-table.$A$5" chart:class="chart:scatter">
            <chart:data-point chart:repeated="5"/>
          </chart:series>
          <chart:series chart:style-name="ch12" chart:values-cell-range-address="local-table.$B$6:.$F$6" chart:label-cell-address="local-table.$A$6"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02">
                <text:p>0.02</text:p>
              </table:table-cell>
              <table:table-cell office:value-type="float" office:value="0.05">
                <text:p>0.05</text:p>
              </table:table-cell>
              <table:table-cell office:value-type="float" office:value="0.1">
                <text:p>0.1</text:p>
              </table:table-cell>
              <table:table-cell office:value-type="float" office:value="0.2">
                <text:p>0.2</text:p>
              </table:table-cell>
              <table:table-cell office:value-type="float" office:value="0.5">
                <text:p>0.5</text:p>
              </table:table-cell>
            </table:table-row>
            <table:table-row>
              <table:table-cell office:value-type="string">
                <text:p>PMX EM</text:p>
                <text:list>
                  <text:list-item>
                    <text:p>PMX EM</text:p>
                  </text:list-item>
                  <text:list-item>
                    <text:p/>
                  </text:list-item>
                </text:list>
              </table:table-cell>
              <table:table-cell office:value-type="float" office:value="27.957">
                <text:p>27.957</text:p>
              </table:table-cell>
              <table:table-cell office:value-type="float" office:value="21.7097">
                <text:p>21.7097</text:p>
              </table:table-cell>
              <table:table-cell office:value-type="float" office:value="15.2463">
                <text:p>15.2463</text:p>
              </table:table-cell>
              <table:table-cell office:value-type="float" office:value="7.95372">
                <text:p>7.95372</text:p>
              </table:table-cell>
              <table:table-cell office:value-type="float" office:value="40.2628">
                <text:p>40.2628</text:p>
              </table:table-cell>
            </table:table-row>
            <table:table-row>
              <table:table-cell office:value-type="string">
                <text:p>EC EM</text:p>
                <text:list>
                  <text:list-item>
                    <text:p>EC EM</text:p>
                  </text:list-item>
                  <text:list-item>
                    <text:p/>
                  </text:list-item>
                </text:list>
              </table:table-cell>
              <table:table-cell office:value-type="float" office:value="43.896">
                <text:p>43.896</text:p>
              </table:table-cell>
              <table:table-cell office:value-type="float" office:value="43.2962">
                <text:p>43.2962</text:p>
              </table:table-cell>
              <table:table-cell office:value-type="float" office:value="46.5126">
                <text:p>46.5126</text:p>
              </table:table-cell>
              <table:table-cell office:value-type="float" office:value="40.0941">
                <text:p>40.0941</text:p>
              </table:table-cell>
              <table:table-cell office:value-type="float" office:value="38.5618">
                <text:p>38.5618</text:p>
              </table:table-cell>
            </table:table-row>
            <table:table-row>
              <table:table-cell office:value-type="string">
                <text:p>PMX GM</text:p>
                <text:list>
                  <text:list-item>
                    <text:p>PMX GM</text:p>
                  </text:list-item>
                  <text:list-item>
                    <text:p/>
                  </text:list-item>
                </text:list>
              </table:table-cell>
              <table:table-cell office:value-type="float" office:value="13.3424">
                <text:p>13.3424</text:p>
              </table:table-cell>
              <table:table-cell office:value-type="float" office:value="10.2889">
                <text:p>10.2889</text:p>
              </table:table-cell>
              <table:table-cell office:value-type="float" office:value="2.3773">
                <text:p>2.3773</text:p>
              </table:table-cell>
              <table:table-cell office:value-type="float" office:value="6.12094">
                <text:p>6.12094</text:p>
              </table:table-cell>
              <table:table-cell office:value-type="float" office:value="26.6705">
                <text:p>26.6705</text:p>
              </table:table-cell>
            </table:table-row>
            <table:table-row>
              <table:table-cell office:value-type="string">
                <text:p>EC GM</text:p>
                <text:list>
                  <text:list-item>
                    <text:p>EC GM</text:p>
                  </text:list-item>
                  <text:list-item>
                    <text:p/>
                  </text:list-item>
                </text:list>
              </table:table-cell>
              <table:table-cell office:value-type="float" office:value="44.9394">
                <text:p>44.9394</text:p>
              </table:table-cell>
              <table:table-cell office:value-type="float" office:value="40.2908">
                <text:p>40.2908</text:p>
              </table:table-cell>
              <table:table-cell office:value-type="float" office:value="44.044">
                <text:p>44.044</text:p>
              </table:table-cell>
              <table:table-cell office:value-type="float" office:value="42.4242">
                <text:p>42.4242</text:p>
              </table:table-cell>
              <table:table-cell office:value-type="float" office:value="37.8114">
                <text:p>37.81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77cm" xlink:href="." xlink:type="simple" chart:class="chart:scatter" chart:style-name="ch1">
        <chart:title svg:x="2.121cm" svg:y="0.315cm" chart:style-name="ch2">
          <text:p>Porównanie jakości wyników od czasu przetwarzania PMX</text:p>
        </chart:title>
        <chart:legend chart:legend-position="bottom" svg:x="5.932cm" svg:y="8.194cm" style:legend-expansion="wide" chart:style-name="ch3"/>
        <chart:plot-area chart:style-name="ch4" chart:data-source-has-labels="both" svg:x="1.33cm" svg:y="1.273cm" svg:width="14.349cm" svg:height="5.761cm">
          <chartooo:coordinate-region svg:x="2.242cm" svg:y="1.472cm" svg:width="13.065cm" svg:height="4.915cm"/>
          <chart:axis chart:dimension="x" chart:name="primary-x" chart:style-name="ch5" chartooo:axis-type="auto">
            <chart:title svg:x="6.82cm" svg:y="7.213cm" chart:style-name="ch6">
              <text:p>Czas przetwarzania [s]</text:p>
            </chart:title>
            <chart:categories table:cell-range-address="local-table.$B$1:.$I$1"/>
          </chart:axis>
          <chart:axis chart:dimension="y" chart:name="primary-y" chart:style-name="ch7">
            <chart:title svg:x="0.451cm" svg:y="7.253cm" chart:style-name="ch8">
              <text:p>Średni błąd względny z serii pomiarów [%]</text:p>
            </chart:title>
            <chart:grid chart:style-name="ch9" chart:class="major"/>
          </chart:axis>
          <chart:series chart:style-name="ch10" chart:values-cell-range-address="local-table.$B$3:.$I$3" chart:label-cell-address="local-table.$A$3" chart:class="chart:scatter">
            <chart:domain table:cell-range-address="local-table.$B$2:.$I$2"/>
            <chart:data-point chart:repeated="8"/>
          </chart:series>
          <chart:series chart:style-name="ch11" chart:values-cell-range-address="local-table.$B$4:.$I$4" chart:label-cell-address="local-table.$A$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able:table-cell>
              <table:table-cell office:value-type="float" office:value="1">
                <text:p>1</text:p>
              </table:table-cell>
              <table:table-cell office:value-type="float" office:value="5">
                <text:p>5</text:p>
              </table:table-cell>
              <table:table-cell office:value-type="float" office:value="10">
                <text:p>10</text:p>
              </table:table-cell>
              <table:table-cell office:value-type="float" office:value="15">
                <text:p>15</text:p>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row>
            <table:table-row>
              <table:table-cell office:value-type="string">
                <text:p>PMX EM</text:p>
                <text:list>
                  <text:list-item>
                    <text:p>PMX EM</text:p>
                  </text:list-item>
                  <text:list-item>
                    <text:p/>
                  </text:list-item>
                </text:list>
              </table:table-cell>
              <table:table-cell office:value-type="float" office:value="8.98008770952509">
                <text:p>8.98008770952509</text:p>
              </table:table-cell>
              <table:table-cell office:value-type="float" office:value="8.39311700769207">
                <text:p>8.39311700769207</text:p>
              </table:table-cell>
              <table:table-cell office:value-type="float" office:value="6.11475299537916">
                <text:p>6.11475299537916</text:p>
              </table:table-cell>
              <table:table-cell office:value-type="float" office:value="5.86646234328608">
                <text:p>5.86646234328608</text:p>
              </table:table-cell>
              <table:table-cell office:value-type="float" office:value="5.44665559194905">
                <text:p>5.44665559194905</text:p>
              </table:table-cell>
              <table:table-cell office:value-type="float" office:value="5.26352743450234">
                <text:p>5.26352743450234</text:p>
              </table:table-cell>
              <table:table-cell office:value-type="float" office:value="5.25850861191092">
                <text:p>5.25850861191092</text:p>
              </table:table-cell>
              <table:table-cell office:value-type="float" office:value="5.24">
                <text:p>5.24</text:p>
              </table:table-cell>
            </table:table-row>
            <table:table-row>
              <table:table-cell office:value-type="string">
                <text:p>PMX GM</text:p>
                <text:list>
                  <text:list-item>
                    <text:p>PMX GM</text:p>
                  </text:list-item>
                  <text:list-item>
                    <text:p/>
                  </text:list-item>
                </text:list>
              </table:table-cell>
              <table:table-cell office:value-type="float" office:value="16.38408">
                <text:p>16.38408</text:p>
              </table:table-cell>
              <table:table-cell office:value-type="float" office:value="10.296716">
                <text:p>10.296716</text:p>
              </table:table-cell>
              <table:table-cell office:value-type="float" office:value="9.124188">
                <text:p>9.124188</text:p>
              </table:table-cell>
              <table:table-cell office:value-type="float" office:value="10.735533">
                <text:p>10.735533</text:p>
              </table:table-cell>
              <table:table-cell office:value-type="float" office:value="12.301761">
                <text:p>12.301761</text:p>
              </table:table-cell>
              <table:table-cell office:value-type="float" office:value="8.131654">
                <text:p>8.131654</text:p>
              </table:table-cell>
              <table:table-cell office:value-type="float" office:value="6.961879">
                <text:p>6.961879</text:p>
              </table:table-cell>
              <table:table-cell office:value-type="float" office:value="6.29">
                <text:p>6.29</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minimum="3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77cm" xlink:href="." xlink:type="simple" chart:class="chart:scatter" chart:style-name="ch1">
        <chart:title svg:x="2.293cm" svg:y="0.315cm" chart:style-name="ch2">
          <text:p>Porównanie jakości wyników od czasu przetwarzania EC</text:p>
        </chart:title>
        <chart:legend chart:legend-position="bottom" svg:x="6.223cm" svg:y="8.194cm" style:legend-expansion="wide" chart:style-name="ch3"/>
        <chart:plot-area chart:style-name="ch4" chart:data-source-has-labels="both" svg:x="1.33cm" svg:y="1.273cm" svg:width="14.349cm" svg:height="5.761cm">
          <chartooo:coordinate-region svg:x="2.428cm" svg:y="1.472cm" svg:width="13.065cm" svg:height="4.915cm"/>
          <chart:axis chart:dimension="x" chart:name="primary-x" chart:style-name="ch5" chartooo:axis-type="auto">
            <chart:title svg:x="6.82cm" svg:y="7.213cm" chart:style-name="ch6">
              <text:p>Czas przetwarzania [s]</text:p>
            </chart:title>
            <chart:categories table:cell-range-address="local-table.$B$1:.$I$1"/>
          </chart:axis>
          <chart:axis chart:dimension="y" chart:name="primary-y" chart:style-name="ch7">
            <chart:title svg:x="0.451cm" svg:y="7.253cm" chart:style-name="ch8">
              <text:p>Średni błąd względny z serii pomiarów [%]</text:p>
            </chart:title>
            <chart:grid chart:style-name="ch9" chart:class="major"/>
          </chart:axis>
          <chart:series chart:style-name="ch10" chart:values-cell-range-address="local-table.$B$3:.$I$3" chart:label-cell-address="local-table.$A$3" chart:class="chart:scatter">
            <chart:domain table:cell-range-address="local-table.$B$2:.$I$2"/>
            <chart:data-point chart:repeated="8"/>
          </chart:series>
          <chart:series chart:style-name="ch11" chart:values-cell-range-address="local-table.$B$4:.$I$4" chart:label-cell-address="local-table.$A$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able:table-cell>
              <table:table-cell office:value-type="float" office:value="1">
                <text:p>1</text:p>
              </table:table-cell>
              <table:table-cell office:value-type="float" office:value="5">
                <text:p>5</text:p>
              </table:table-cell>
              <table:table-cell office:value-type="float" office:value="10">
                <text:p>10</text:p>
              </table:table-cell>
              <table:table-cell office:value-type="float" office:value="15">
                <text:p>15</text:p>
              </table:table-cell>
              <table:table-cell office:value-type="float" office:value="20">
                <text:p>20</text:p>
              </table:table-cell>
              <table:table-cell office:value-type="float" office:value="25">
                <text:p>25</text:p>
              </table:table-cell>
              <table:table-cell office:value-type="float" office:value="30">
                <text:p>30</text:p>
              </table:table-cell>
              <table:table-cell office:value-type="float" office:value="40">
                <text:p>40</text:p>
              </table:table-cell>
            </table:table-row>
            <table:table-row>
              <table:table-cell office:value-type="string">
                <text:p>EC EM</text:p>
                <text:list>
                  <text:list-item>
                    <text:p>EC EM</text:p>
                  </text:list-item>
                  <text:list-item>
                    <text:p/>
                  </text:list-item>
                </text:list>
              </table:table-cell>
              <table:table-cell office:value-type="float" office:value="46.839959">
                <text:p>46.839959</text:p>
              </table:table-cell>
              <table:table-cell office:value-type="float" office:value="44.156793">
                <text:p>44.156793</text:p>
              </table:table-cell>
              <table:table-cell office:value-type="float" office:value="43.544171">
                <text:p>43.544171</text:p>
              </table:table-cell>
              <table:table-cell office:value-type="float" office:value="42.63304">
                <text:p>42.63304</text:p>
              </table:table-cell>
              <table:table-cell office:value-type="float" office:value="41.89402">
                <text:p>41.89402</text:p>
              </table:table-cell>
              <table:table-cell office:value-type="float" office:value="41.710923">
                <text:p>41.710923</text:p>
              </table:table-cell>
              <table:table-cell office:value-type="float" office:value="41.220002">
                <text:p>41.220002</text:p>
              </table:table-cell>
              <table:table-cell office:value-type="float" office:value="41.1">
                <text:p>41.1</text:p>
              </table:table-cell>
            </table:table-row>
            <table:table-row>
              <table:table-cell office:value-type="string">
                <text:p>EC GM</text:p>
                <text:list>
                  <text:list-item>
                    <text:p>EC GM</text:p>
                  </text:list-item>
                  <text:list-item>
                    <text:p/>
                  </text:list-item>
                </text:list>
              </table:table-cell>
              <table:table-cell office:value-type="float" office:value="45.5361">
                <text:p>45.5361</text:p>
              </table:table-cell>
              <table:table-cell office:value-type="float" office:value="42.6042">
                <text:p>42.6042</text:p>
              </table:table-cell>
              <table:table-cell office:value-type="float" office:value="43.0207">
                <text:p>43.0207</text:p>
              </table:table-cell>
              <table:table-cell office:value-type="float" office:value="41.6275">
                <text:p>41.6275</text:p>
              </table:table-cell>
              <table:table-cell office:value-type="float" office:value="42.1445">
                <text:p>42.1445</text:p>
              </table:table-cell>
              <table:table-cell office:value-type="float" office:value="40.8201">
                <text:p>40.8201</text:p>
              </table:table-cell>
              <table:table-cell office:value-type="float" office:value="41.9867">
                <text:p>41.9867</text:p>
              </table:table-cell>
              <table:table-cell office:value-type="float" office:value="38.5565">
                <text:p>38.5565</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scatter" chart:style-name="ch1">
        <chart:title svg:x="0.6cm" svg:y="0.316cm" chart:style-name="ch2">
          <text:p>Porównanie jakości wyników od czasu przetwarzania różnych algorytmów</text:p>
        </chart:title>
        <chart:legend chart:legend-position="bottom" svg:x="4.157cm" svg:y="8.221cm" style:legend-expansion="wide" chart:style-name="ch3"/>
        <chart:plot-area chart:style-name="ch4" chart:data-source-has-labels="both" svg:x="1.33cm" svg:y="1.275cm" svg:width="14.349cm" svg:height="5.785cm">
          <chartooo:coordinate-region svg:x="1.951cm" svg:y="1.474cm" svg:width="13.449cm" svg:height="4.939cm"/>
          <chart:axis chart:dimension="x" chart:name="primary-x" chart:style-name="ch5" chartooo:axis-type="auto">
            <chart:title svg:x="7.097cm" svg:y="7.24cm" chart:style-name="ch6">
              <text:p>Wielkość populacji</text:p>
            </chart:title>
            <chart:categories table:cell-range-address="local-table.$B$1:.$H$1"/>
          </chart:axis>
          <chart:axis chart:dimension="y" chart:name="primary-y" chart:style-name="ch5">
            <chart:title svg:x="0.451cm" svg:y="7.267cm" chart:style-name="ch7">
              <text:p>Średni błąd względny z serii pomiarów [%]</text:p>
            </chart:title>
            <chart:grid chart:style-name="ch8" chart:class="major"/>
          </chart:axis>
          <chart:series chart:style-name="ch9" chart:values-cell-range-address="local-table.$B$3:.$H$3" chart:label-cell-address="local-table.$A$3" chart:class="chart:scatter">
            <chart:domain table:cell-range-address="local-table.$B$2:.$H$2"/>
            <chart:data-point chart:repeated="7"/>
          </chart:series>
          <chart:series chart:style-name="ch10" chart:values-cell-range-address="local-table.$B$4:.$H$4" chart:label-cell-address="local-table.$A$4" chart:class="chart:scatter">
            <chart:data-point chart:repeated="7"/>
          </chart:series>
          <chart:series chart:style-name="ch11" chart:values-cell-range-address="local-table.$B$5:.$H$5" chart:label-cell-address="local-table.$A$5" chart:class="chart:scatter">
            <chart:data-point chart:repeated="7"/>
          </chart:series>
          <chart:series chart:style-name="ch12" chart:values-cell-range-address="local-table.$B$6:.$H$6" chart:label-cell-address="local-table.$A$6"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100">
                <text:p>100</text:p>
              </table:table-cell>
            </table:table-row>
            <table:table-row>
              <table:table-cell office:value-type="string">
                <text:p>PMX EM</text:p>
                <text:list>
                  <text:list-item>
                    <text:p>PMX EM</text:p>
                  </text:list-item>
                  <text:list-item>
                    <text:p/>
                  </text:list-item>
                </text:list>
              </table:table-cell>
              <table:table-cell office:value-type="float" office:value="44.623">
                <text:p>44.623</text:p>
              </table:table-cell>
              <table:table-cell office:value-type="float" office:value="25.3289">
                <text:p>25.3289</text:p>
              </table:table-cell>
              <table:table-cell office:value-type="float" office:value="6.36352">
                <text:p>6.36352</text:p>
              </table:table-cell>
              <table:table-cell office:value-type="float" office:value="15.635">
                <text:p>15.635</text:p>
              </table:table-cell>
              <table:table-cell office:value-type="float" office:value="30.1339">
                <text:p>30.1339</text:p>
              </table:table-cell>
              <table:table-cell office:value-type="float" office:value="31.1252">
                <text:p>31.1252</text:p>
              </table:table-cell>
              <table:table-cell office:value-type="float" office:value="30.6324">
                <text:p>30.6324</text:p>
              </table:table-cell>
            </table:table-row>
            <table:table-row>
              <table:table-cell office:value-type="string">
                <text:p>EC EM</text:p>
                <text:list>
                  <text:list-item>
                    <text:p>EC EM</text:p>
                  </text:list-item>
                  <text:list-item>
                    <text:p/>
                  </text:list-item>
                </text:list>
              </table:table-cell>
              <table:table-cell office:value-type="float" office:value="52.9219">
                <text:p>52.9219</text:p>
              </table:table-cell>
              <table:table-cell office:value-type="float" office:value="46.4914">
                <text:p>46.4914</text:p>
              </table:table-cell>
              <table:table-cell office:value-type="float" office:value="43.2766">
                <text:p>43.2766</text:p>
              </table:table-cell>
              <table:table-cell office:value-type="float" office:value="35.7582">
                <text:p>35.7582</text:p>
              </table:table-cell>
              <table:table-cell office:value-type="float" office:value="32.9721">
                <text:p>32.9721</text:p>
              </table:table-cell>
              <table:table-cell office:value-type="float" office:value="31.9579">
                <text:p>31.9579</text:p>
              </table:table-cell>
              <table:table-cell office:value-type="float" office:value="28.0912">
                <text:p>28.0912</text:p>
              </table:table-cell>
            </table:table-row>
            <table:table-row>
              <table:table-cell office:value-type="string">
                <text:p>PMX GM</text:p>
                <text:list>
                  <text:list-item>
                    <text:p>PMX GM</text:p>
                  </text:list-item>
                  <text:list-item>
                    <text:p/>
                  </text:list-item>
                </text:list>
              </table:table-cell>
              <table:table-cell office:value-type="float" office:value="41.222">
                <text:p>41.222</text:p>
              </table:table-cell>
              <table:table-cell office:value-type="float" office:value="14.3786">
                <text:p>14.3786</text:p>
              </table:table-cell>
              <table:table-cell office:value-type="float" office:value="8.25522">
                <text:p>8.25522</text:p>
              </table:table-cell>
              <table:table-cell office:value-type="float" office:value="23.1666">
                <text:p>23.1666</text:p>
              </table:table-cell>
              <table:table-cell office:value-type="float" office:value="27.9993">
                <text:p>27.9993</text:p>
              </table:table-cell>
              <table:table-cell office:value-type="float" office:value="31.8008">
                <text:p>31.8008</text:p>
              </table:table-cell>
              <table:table-cell office:value-type="float" office:value="34.1238">
                <text:p>34.1238</text:p>
              </table:table-cell>
            </table:table-row>
            <table:table-row>
              <table:table-cell office:value-type="string">
                <text:p>EC GM</text:p>
                <text:list>
                  <text:list-item>
                    <text:p>EC GM</text:p>
                  </text:list-item>
                  <text:list-item>
                    <text:p/>
                  </text:list-item>
                </text:list>
              </table:table-cell>
              <table:table-cell office:value-type="float" office:value="61.9953">
                <text:p>61.9953</text:p>
              </table:table-cell>
              <table:table-cell office:value-type="float" office:value="57.9655">
                <text:p>57.9655</text:p>
              </table:table-cell>
              <table:table-cell office:value-type="float" office:value="53.9219">
                <text:p>53.9219</text:p>
              </table:table-cell>
              <table:table-cell office:value-type="float" office:value="50.6136">
                <text:p>50.6136</text:p>
              </table:table-cell>
              <table:table-cell office:value-type="float" office:value="48.8045">
                <text:p>48.8045</text:p>
              </table:table-cell>
              <table:table-cell office:value-type="float" office:value="47.0422">
                <text:p>47.0422</text:p>
              </table:table-cell>
              <table:table-cell office:value-type="float" office:value="45.3048">
                <text:p>45.3048</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0.6cm" svg:y="0.316cm" chart:style-name="ch2">
          <text:p>Porównanie jakości wyników od czasu przetwarzania różnych algorytmów</text:p>
        </chart:title>
        <chart:legend chart:legend-position="bottom" svg:x="5.932cm" svg:y="8.221cm" style:legend-expansion="wide" chart:style-name="ch3"/>
        <chart:plot-area chart:style-name="ch4" chart:data-source-has-labels="both" svg:x="1.33cm" svg:y="1.275cm" svg:width="14.349cm" svg:height="5.785cm">
          <chartooo:coordinate-region svg:x="1.951cm" svg:y="1.474cm" svg:width="13.449cm" svg:height="4.939cm"/>
          <chart:axis chart:dimension="x" chart:name="primary-x" chart:style-name="ch5" chartooo:axis-type="auto">
            <chart:title svg:x="7.097cm" svg:y="7.24cm" chart:style-name="ch6">
              <text:p>Wielkość populacji</text:p>
            </chart:title>
            <chart:categories table:cell-range-address="local-table.$B$1:.$H$1"/>
          </chart:axis>
          <chart:axis chart:dimension="y" chart:name="primary-y" chart:style-name="ch5">
            <chart:title svg:x="0.451cm" svg:y="7.267cm" chart:style-name="ch7">
              <text:p>Średni błąd względny z serii pomiarów [%]</text:p>
            </chart:title>
            <chart:grid chart:style-name="ch8" chart:class="major"/>
          </chart:axis>
          <chart:series chart:style-name="ch9" chart:values-cell-range-address="local-table.$B$3:.$H$3" chart:label-cell-address="local-table.$A$3" chart:class="chart:scatter">
            <chart:domain table:cell-range-address="local-table.$B$2:.$H$2"/>
            <chart:data-point chart:repeated="7"/>
          </chart:series>
          <chart:series chart:style-name="ch10" chart:values-cell-range-address="local-table.$B$4:.$H$4" chart:label-cell-address="local-table.$A$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100">
                <text:p>100</text:p>
              </table:table-cell>
            </table:table-row>
            <table:table-row>
              <table:table-cell office:value-type="string">
                <text:p>PMX EM</text:p>
                <text:list>
                  <text:list-item>
                    <text:p>PMX EM</text:p>
                  </text:list-item>
                  <text:list-item>
                    <text:p/>
                  </text:list-item>
                </text:list>
              </table:table-cell>
              <table:table-cell office:value-type="float" office:value="44.623">
                <text:p>44.623</text:p>
              </table:table-cell>
              <table:table-cell office:value-type="float" office:value="25.3289">
                <text:p>25.3289</text:p>
              </table:table-cell>
              <table:table-cell office:value-type="float" office:value="6.36352">
                <text:p>6.36352</text:p>
              </table:table-cell>
              <table:table-cell office:value-type="float" office:value="15.635">
                <text:p>15.635</text:p>
              </table:table-cell>
              <table:table-cell office:value-type="float" office:value="30.1339">
                <text:p>30.1339</text:p>
              </table:table-cell>
              <table:table-cell office:value-type="float" office:value="31.1252">
                <text:p>31.1252</text:p>
              </table:table-cell>
              <table:table-cell office:value-type="float" office:value="30.6324">
                <text:p>30.6324</text:p>
              </table:table-cell>
            </table:table-row>
            <table:table-row>
              <table:table-cell office:value-type="string">
                <text:p>PMX GM</text:p>
                <text:list>
                  <text:list-item>
                    <text:p>PMX GM</text:p>
                  </text:list-item>
                  <text:list-item>
                    <text:p/>
                  </text:list-item>
                </text:list>
              </table:table-cell>
              <table:table-cell office:value-type="float" office:value="41.222">
                <text:p>41.222</text:p>
              </table:table-cell>
              <table:table-cell office:value-type="float" office:value="14.3786">
                <text:p>14.3786</text:p>
              </table:table-cell>
              <table:table-cell office:value-type="float" office:value="8.25522">
                <text:p>8.25522</text:p>
              </table:table-cell>
              <table:table-cell office:value-type="float" office:value="23.1666">
                <text:p>23.1666</text:p>
              </table:table-cell>
              <table:table-cell office:value-type="float" office:value="27.9993">
                <text:p>27.9993</text:p>
              </table:table-cell>
              <table:table-cell office:value-type="float" office:value="31.8008">
                <text:p>31.8008</text:p>
              </table:table-cell>
              <table:table-cell office:value-type="float" office:value="34.1238">
                <text:p>34.1238</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scatter" chart:style-name="ch1">
        <chart:title svg:x="0.6cm" svg:y="0.316cm" chart:style-name="ch2">
          <text:p>Porównanie jakości wyników od czasu przetwarzania różnych algorytmów</text:p>
        </chart:title>
        <chart:legend chart:legend-position="bottom" svg:x="6.223cm" svg:y="8.221cm" style:legend-expansion="wide" chart:style-name="ch3"/>
        <chart:plot-area chart:style-name="ch4" chart:data-source-has-labels="both" svg:x="1.33cm" svg:y="1.275cm" svg:width="14.349cm" svg:height="5.785cm">
          <chartooo:coordinate-region svg:x="1.951cm" svg:y="1.474cm" svg:width="13.449cm" svg:height="4.939cm"/>
          <chart:axis chart:dimension="x" chart:name="primary-x" chart:style-name="ch5" chartooo:axis-type="auto">
            <chart:title svg:x="7.097cm" svg:y="7.24cm" chart:style-name="ch6">
              <text:p>Wielkość populacji</text:p>
            </chart:title>
            <chart:categories table:cell-range-address="local-table.$B$1:.$H$1"/>
          </chart:axis>
          <chart:axis chart:dimension="y" chart:name="primary-y" chart:style-name="ch5">
            <chart:title svg:x="0.451cm" svg:y="7.267cm" chart:style-name="ch7">
              <text:p>Średni błąd względny z serii pomiarów [%]</text:p>
            </chart:title>
            <chart:grid chart:style-name="ch8" chart:class="major"/>
          </chart:axis>
          <chart:series chart:style-name="ch9" chart:values-cell-range-address="local-table.$B$3:.$H$3" chart:label-cell-address="local-table.$A$3" chart:class="chart:scatter">
            <chart:domain table:cell-range-address="local-table.$B$2:.$H$2"/>
            <chart:data-point chart:repeated="7"/>
          </chart:series>
          <chart:series chart:style-name="ch10" chart:values-cell-range-address="local-table.$B$4:.$H$4" chart:label-cell-address="local-table.$A$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100">
                <text:p>100</text:p>
              </table:table-cell>
            </table:table-row>
            <table:table-row>
              <table:table-cell office:value-type="string">
                <text:p>EC EM</text:p>
                <text:list>
                  <text:list-item>
                    <text:p>EC EM</text:p>
                  </text:list-item>
                  <text:list-item>
                    <text:p/>
                  </text:list-item>
                </text:list>
              </table:table-cell>
              <table:table-cell office:value-type="float" office:value="52.9219">
                <text:p>52.9219</text:p>
              </table:table-cell>
              <table:table-cell office:value-type="float" office:value="46.4914">
                <text:p>46.4914</text:p>
              </table:table-cell>
              <table:table-cell office:value-type="float" office:value="43.2766">
                <text:p>43.2766</text:p>
              </table:table-cell>
              <table:table-cell office:value-type="float" office:value="35.7582">
                <text:p>35.7582</text:p>
              </table:table-cell>
              <table:table-cell office:value-type="float" office:value="32.9721">
                <text:p>32.9721</text:p>
              </table:table-cell>
              <table:table-cell office:value-type="float" office:value="31.9579">
                <text:p>31.9579</text:p>
              </table:table-cell>
              <table:table-cell office:value-type="float" office:value="28.0912">
                <text:p>28.0912</text:p>
              </table:table-cell>
            </table:table-row>
            <table:table-row>
              <table:table-cell office:value-type="string">
                <text:p>EC GM</text:p>
                <text:list>
                  <text:list-item>
                    <text:p>EC GM</text:p>
                  </text:list-item>
                  <text:list-item>
                    <text:p/>
                  </text:list-item>
                </text:list>
              </table:table-cell>
              <table:table-cell office:value-type="float" office:value="61.9953">
                <text:p>61.9953</text:p>
              </table:table-cell>
              <table:table-cell office:value-type="float" office:value="57.9655">
                <text:p>57.9655</text:p>
              </table:table-cell>
              <table:table-cell office:value-type="float" office:value="53.9219">
                <text:p>53.9219</text:p>
              </table:table-cell>
              <table:table-cell office:value-type="float" office:value="50.6136">
                <text:p>50.6136</text:p>
              </table:table-cell>
              <table:table-cell office:value-type="float" office:value="48.8045">
                <text:p>48.8045</text:p>
              </table:table-cell>
              <table:table-cell office:value-type="float" office:value="47.0422">
                <text:p>47.0422</text:p>
              </table:table-cell>
              <table:table-cell office:value-type="float" office:value="45.3048">
                <text:p>45.3048</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2" style:family="table-cell" style:parent-style-name="Default">
      <style:table-cell-properties fo:background-color="#dddddd" style:text-align-source="fix" style:repeat-content="false" fo:border="0.06pt solid #000000"/>
      <style:paragraph-properties fo:text-align="start" fo:margin-left="0mm"/>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start" fo:margin-left="0mm"/>
    </style:style>
    <style:style style:name="ce4" style:family="table-cell" style:parent-style-name="Default">
      <style:table-cell-properties fo:background-color="#dddddd" fo:border="0.06pt solid #000000"/>
      <style:text-properties fo:font-weight="bold" style:font-weight-asian="bold" style:font-weight-complex="bold"/>
    </style:style>
    <style:style style:name="ce5" style:family="table-cell" style:parent-style-name="Default" style:data-style-name="N2">
      <style:table-cell-properties fo:border="0.06pt solid #000000"/>
    </style:style>
  </office:automatic-styles>
  <office:body>
    <office:spreadsheet>
      <table:calculation-settings table:automatic-find-labels="false"/>
      <table:table table:name="czas i populacja" table:style-name="ta1">
        <table:table-column table:style-name="co1" table:number-columns-repeated="2" table:default-cell-style-name="Default"/>
        <table:table-column table:style-name="co1" table:default-cell-style-name="ce1"/>
        <table:table-column table:style-name="co1" table:default-cell-style-name="ce3"/>
        <table:table-column table:style-name="co1" table:number-columns-repeated="5" table:default-cell-style-name="ce5"/>
        <table:table-row table:style-name="ro1" table:number-rows-repeated="4">
          <table:table-cell table:number-columns-repeated="2"/>
          <table:table-cell table:style-name="Default" table:number-columns-repeated="7"/>
        </table:table-row>
        <table:table-row table:style-name="ro1">
          <table:table-cell table:number-columns-repeated="2"/>
          <table:table-cell table:number-columns-spanned="2" table:number-rows-spanned="1"/>
          <table:covered-table-cell table:style-name="ce2"/>
          <table:table-cell table:style-name="ce4" office:value-type="float" office:value="5" calcext:value-type="float">
            <text:p>5</text:p>
          </table:table-cell>
          <table:table-cell table:style-name="ce4" office:value-type="float" office:value="10" calcext:value-type="float">
            <text:p>10</text:p>
          </table:table-cell>
          <table:table-cell table:style-name="ce4" office:value-type="float" office:value="20" calcext:value-type="float">
            <text:p>20</text:p>
          </table:table-cell>
          <table:table-cell table:style-name="ce4" office:value-type="float" office:value="30" calcext:value-type="float">
            <text:p>30</text:p>
          </table:table-cell>
          <table:table-cell table:style-name="ce4" office:value-type="float" office:value="40" calcext:value-type="float">
            <text:p>40</text:p>
          </table:table-cell>
        </table:table-row>
        <table:table-row table:style-name="ro1">
          <table:table-cell table:number-columns-repeated="2"/>
          <table:table-cell office:value-type="string" calcext:value-type="string" table:number-columns-spanned="2" table:number-rows-spanned="1">
            <text:p>PMX EM (10)</text:p>
          </table:table-cell>
          <table:covered-table-cell/>
          <table:table-cell office:value-type="float" office:value="28.4429" calcext:value-type="float">
            <text:p>28,44</text:p>
          </table:table-cell>
          <table:table-cell office:value-type="float" office:value="25.0736" calcext:value-type="float">
            <text:p>25,07</text:p>
          </table:table-cell>
          <table:table-cell office:value-type="float" office:value="27.2571" calcext:value-type="float">
            <text:p>27,26</text:p>
          </table:table-cell>
          <table:table-cell office:value-type="float" office:value="23.4055" calcext:value-type="float">
            <text:p>23,41</text:p>
          </table:table-cell>
          <table:table-cell office:value-type="float" office:value="23.1744" calcext:value-type="float">
            <text:p>23,17</text:p>
          </table:table-cell>
        </table:table-row>
        <table:table-row table:style-name="ro1">
          <table:table-cell table:number-columns-repeated="2"/>
          <table:table-cell office:value-type="string" calcext:value-type="string" table:number-columns-spanned="2" table:number-rows-spanned="1">
            <text:p>EC EM (10)</text:p>
          </table:table-cell>
          <table:covered-table-cell/>
          <table:table-cell office:value-type="float" office:value="49.8622" calcext:value-type="float">
            <text:p>49,86</text:p>
          </table:table-cell>
          <table:table-cell office:value-type="float" office:value="47.8065" calcext:value-type="float">
            <text:p>47,81</text:p>
          </table:table-cell>
          <table:table-cell office:value-type="float" office:value="49.3232" calcext:value-type="float">
            <text:p>49,32</text:p>
          </table:table-cell>
          <table:table-cell office:value-type="float" office:value="46.7809" calcext:value-type="float">
            <text:p>46,78</text:p>
          </table:table-cell>
          <table:table-cell office:value-type="float" office:value="46.3096" calcext:value-type="float">
            <text:p>46,31</text:p>
          </table:table-cell>
        </table:table-row>
        <table:table-row table:style-name="ro1">
          <table:table-cell table:number-columns-repeated="2"/>
          <table:table-cell office:value-type="string" calcext:value-type="string" table:number-columns-spanned="2" table:number-rows-spanned="1">
            <text:p>PMX GM (10)</text:p>
          </table:table-cell>
          <table:covered-table-cell/>
          <table:table-cell office:value-type="float" office:value="17.0249" calcext:value-type="float">
            <text:p>17,02</text:p>
          </table:table-cell>
          <table:table-cell office:value-type="float" office:value="17.871" calcext:value-type="float">
            <text:p>17,87</text:p>
          </table:table-cell>
          <table:table-cell office:value-type="float" office:value="15.5275" calcext:value-type="float">
            <text:p>15,53</text:p>
          </table:table-cell>
          <table:table-cell office:value-type="float" office:value="12.7485" calcext:value-type="float">
            <text:p>12,75</text:p>
          </table:table-cell>
          <table:table-cell office:value-type="float" office:value="12.3338" calcext:value-type="float">
            <text:p>12,33</text:p>
          </table:table-cell>
        </table:table-row>
        <table:table-row table:style-name="ro1">
          <table:table-cell table:number-columns-repeated="2"/>
          <table:table-cell office:value-type="string" calcext:value-type="string" table:number-columns-spanned="2" table:number-rows-spanned="1">
            <text:p>EC GM (10)</text:p>
          </table:table-cell>
          <table:covered-table-cell/>
          <table:table-cell office:value-type="float" office:value="45.5285" calcext:value-type="float">
            <text:p>45,53</text:p>
          </table:table-cell>
          <table:table-cell office:value-type="float" office:value="47.9133" calcext:value-type="float">
            <text:p>47,91</text:p>
          </table:table-cell>
          <table:table-cell office:value-type="float" office:value="45.2238" calcext:value-type="float">
            <text:p>45,22</text:p>
          </table:table-cell>
          <table:table-cell office:value-type="float" office:value="45.7605" calcext:value-type="float">
            <text:p>45,76</text:p>
          </table:table-cell>
          <table:table-cell office:value-type="float" office:value="47.5268" calcext:value-type="float">
            <text:p>47,53</text:p>
          </table:table-cell>
        </table:table-row>
        <table:table-row table:style-name="ro1">
          <table:table-cell table:number-columns-repeated="2"/>
          <table:table-cell office:value-type="string" calcext:value-type="string" table:number-columns-spanned="2" table:number-rows-spanned="1">
            <text:p>PMX EM (20)</text:p>
          </table:table-cell>
          <table:covered-table-cell/>
          <table:table-cell office:value-type="float" office:value="3.99698" calcext:value-type="float">
            <text:p>4,00</text:p>
          </table:table-cell>
          <table:table-cell office:value-type="float" office:value="8.6145" calcext:value-type="float">
            <text:p>8,61</text:p>
          </table:table-cell>
          <table:table-cell office:value-type="float" office:value="6.60308" calcext:value-type="float">
            <text:p>6,60</text:p>
          </table:table-cell>
          <table:table-cell office:value-type="float" office:value="5.8432" calcext:value-type="float">
            <text:p>5,84</text:p>
          </table:table-cell>
          <table:table-cell office:value-type="float" office:value="5.42348" calcext:value-type="float">
            <text:p>5,42</text:p>
          </table:table-cell>
        </table:table-row>
        <table:table-row table:style-name="ro1">
          <table:table-cell table:number-columns-repeated="2"/>
          <table:table-cell office:value-type="string" calcext:value-type="string" table:number-columns-spanned="2" table:number-rows-spanned="1">
            <text:p>EC EM (20)</text:p>
          </table:table-cell>
          <table:covered-table-cell/>
          <table:table-cell office:value-type="float" office:value="43.4976" calcext:value-type="float">
            <text:p>43,50</text:p>
          </table:table-cell>
          <table:table-cell office:value-type="float" office:value="43.2203" calcext:value-type="float">
            <text:p>43,22</text:p>
          </table:table-cell>
          <table:table-cell office:value-type="float" office:value="41.9252" calcext:value-type="float">
            <text:p>41,93</text:p>
          </table:table-cell>
          <table:table-cell office:value-type="float" office:value="43.6227" calcext:value-type="float">
            <text:p>43,62</text:p>
          </table:table-cell>
          <table:table-cell office:value-type="float" office:value="41.8721" calcext:value-type="float">
            <text:p>41,87</text:p>
          </table:table-cell>
        </table:table-row>
        <table:table-row table:style-name="ro1">
          <table:table-cell table:number-columns-repeated="2"/>
          <table:table-cell office:value-type="string" calcext:value-type="string" table:number-columns-spanned="2" table:number-rows-spanned="1">
            <text:p>PMX GM (20)</text:p>
          </table:table-cell>
          <table:covered-table-cell/>
          <table:table-cell office:value-type="float" office:value="13.7534" calcext:value-type="float">
            <text:p>13,75</text:p>
          </table:table-cell>
          <table:table-cell office:value-type="float" office:value="9.26586" calcext:value-type="float">
            <text:p>9,27</text:p>
          </table:table-cell>
          <table:table-cell office:value-type="float" office:value="6.8082" calcext:value-type="float">
            <text:p>6,81</text:p>
          </table:table-cell>
          <table:table-cell office:value-type="float" office:value="4.64419" calcext:value-type="float">
            <text:p>4,64</text:p>
          </table:table-cell>
          <table:table-cell office:value-type="float" office:value="5.7037" calcext:value-type="float">
            <text:p>5,70</text:p>
          </table:table-cell>
        </table:table-row>
        <table:table-row table:style-name="ro1">
          <table:table-cell table:number-columns-repeated="2"/>
          <table:table-cell office:value-type="string" calcext:value-type="string" table:number-columns-spanned="2" table:number-rows-spanned="1">
            <text:p>EC GM (20)</text:p>
          </table:table-cell>
          <table:covered-table-cell/>
          <table:table-cell office:value-type="float" office:value="39.8393" calcext:value-type="float">
            <text:p>39,84</text:p>
          </table:table-cell>
          <table:table-cell office:value-type="float" office:value="42.4763" calcext:value-type="float">
            <text:p>42,48</text:p>
          </table:table-cell>
          <table:table-cell office:value-type="float" office:value="41.3364" calcext:value-type="float">
            <text:p>41,34</text:p>
          </table:table-cell>
          <table:table-cell office:value-type="float" office:value="40.3188" calcext:value-type="float">
            <text:p>40,32</text:p>
          </table:table-cell>
          <table:table-cell office:value-type="float" office:value="40.3468" calcext:value-type="float">
            <text:p>40,35</text:p>
          </table:table-cell>
        </table:table-row>
        <table:table-row table:style-name="ro1">
          <table:table-cell table:number-columns-repeated="2"/>
          <table:table-cell office:value-type="string" calcext:value-type="string" table:number-columns-spanned="2" table:number-rows-spanned="1">
            <text:p>PMX EM (100)</text:p>
          </table:table-cell>
          <table:covered-table-cell/>
          <table:table-cell office:value-type="float" office:value="34.449" calcext:value-type="float">
            <text:p>34,45</text:p>
          </table:table-cell>
          <table:table-cell office:value-type="float" office:value="30.5131" calcext:value-type="float">
            <text:p>30,51</text:p>
          </table:table-cell>
          <table:table-cell office:value-type="float" office:value="32.5742" calcext:value-type="float">
            <text:p>32,57</text:p>
          </table:table-cell>
          <table:table-cell office:value-type="float" office:value="28.8827" calcext:value-type="float">
            <text:p>28,88</text:p>
          </table:table-cell>
          <table:table-cell office:value-type="float" office:value="37.9327" calcext:value-type="float">
            <text:p>37,93</text:p>
          </table:table-cell>
        </table:table-row>
        <table:table-row table:style-name="ro1">
          <table:table-cell table:number-columns-repeated="2"/>
          <table:table-cell office:value-type="string" calcext:value-type="string" table:number-columns-spanned="2" table:number-rows-spanned="1">
            <text:p>EC EM (100)</text:p>
          </table:table-cell>
          <table:covered-table-cell/>
          <table:table-cell office:value-type="float" office:value="36.1905" calcext:value-type="float">
            <text:p>36,19</text:p>
          </table:table-cell>
          <table:table-cell office:value-type="float" office:value="25.3372" calcext:value-type="float">
            <text:p>25,34</text:p>
          </table:table-cell>
          <table:table-cell office:value-type="float" office:value="26.8391" calcext:value-type="float">
            <text:p>26,84</text:p>
          </table:table-cell>
          <table:table-cell office:value-type="float" office:value="25.512" calcext:value-type="float">
            <text:p>25,51</text:p>
          </table:table-cell>
          <table:table-cell office:value-type="float" office:value="25.9453" calcext:value-type="float">
            <text:p>25,95</text:p>
          </table:table-cell>
        </table:table-row>
        <table:table-row table:style-name="ro1">
          <table:table-cell table:number-columns-repeated="2"/>
          <table:table-cell office:value-type="string" calcext:value-type="string" table:number-columns-spanned="2" table:number-rows-spanned="1">
            <text:p>PMX GM (100)</text:p>
          </table:table-cell>
          <table:covered-table-cell/>
          <table:table-cell office:value-type="float" office:value="43.7969" calcext:value-type="float">
            <text:p>43,80</text:p>
          </table:table-cell>
          <table:table-cell office:value-type="float" office:value="35.7071" calcext:value-type="float">
            <text:p>35,71</text:p>
          </table:table-cell>
          <table:table-cell office:value-type="float" office:value="29.8236" calcext:value-type="float">
            <text:p>29,82</text:p>
          </table:table-cell>
          <table:table-cell office:value-type="float" office:value="24.0906" calcext:value-type="float">
            <text:p>24,09</text:p>
          </table:table-cell>
          <table:table-cell office:value-type="float" office:value="24.8516" calcext:value-type="float">
            <text:p>24,85</text:p>
          </table:table-cell>
        </table:table-row>
        <table:table-row table:style-name="ro1">
          <table:table-cell table:number-columns-repeated="2"/>
          <table:table-cell office:value-type="string" calcext:value-type="string" table:number-columns-spanned="2" table:number-rows-spanned="1">
            <text:p>EC GM (100)</text:p>
          </table:table-cell>
          <table:covered-table-cell/>
          <table:table-cell office:value-type="float" office:value="28.6035" calcext:value-type="float">
            <text:p>28,60</text:p>
          </table:table-cell>
          <table:table-cell office:value-type="float" office:value="29.1597" calcext:value-type="float">
            <text:p>29,16</text:p>
          </table:table-cell>
          <table:table-cell office:value-type="float" office:value="27.547" calcext:value-type="float">
            <text:p>27,55</text:p>
          </table:table-cell>
          <table:table-cell office:value-type="float" office:value="25.2056" calcext:value-type="float">
            <text:p>25,21</text:p>
          </table:table-cell>
          <table:table-cell office:value-type="float" office:value="22.708" calcext:value-type="float">
            <text:p>22,71</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3">00.00.0000</text:date>, <text:time style:data-style-name="N2" text:time-value="23:08:24.85640723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5" style:family="chart" style:data-style-name="N2">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16" style:family="chart" style:data-style-name="N2">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17" style:family="chart" style:data-style-name="N2">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18" style:family="chart" style:data-style-name="N2">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9" style:family="chart" style:data-style-name="N2">
      <style:chart-properties chart:symbol-type="named-symbol" chart:symbol-name="star" chart:symbol-width="0.25cm" chart:symbol-height="0.25cm" chart:link-data-style-to-source="true"/>
      <style:graphic-properties draw:stroke="none" svg:stroke-width="0.08cm" svg:stroke-color="#ff950e" draw:fill-color="#ff950e"/>
      <style:text-properties fo:font-size="10pt" style:font-size-asian="10pt" style:font-size-complex="10pt"/>
    </style:style>
    <style:style style:name="ch20" style:family="chart" style:data-style-name="N2">
      <style:chart-properties chart:symbol-type="named-symbol" chart:symbol-name="x" chart:symbol-width="0.25cm" chart:symbol-height="0.25cm" chart:link-data-style-to-source="true"/>
      <style:graphic-properties draw:stroke="none" svg:stroke-width="0.08cm" svg:stroke-color="#c5000b" draw:fill-color="#c5000b"/>
      <style:text-properties fo:font-size="10pt" style:font-size-asian="10pt" style:font-size-complex="10pt"/>
    </style:style>
    <style:style style:name="ch21" style:family="chart" style:data-style-name="N2">
      <style:chart-properties chart:symbol-type="named-symbol" chart:symbol-name="plus" chart:symbol-width="0.25cm" chart:symbol-height="0.25cm" chart:link-data-style-to-source="true"/>
      <style:graphic-properties draw:stroke="none" svg:stroke-width="0.08cm" svg:stroke-color="#0084d1" draw:fill-color="#0084d1"/>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7cm" svg:height="17.471cm" xlink:href="." xlink:type="simple" chart:class="chart:scatter" chart:style-name="ch1">
        <chart:title svg:x="3.112cm" svg:y="0.484cm" chart:style-name="ch2">
          <text:p>Zależność jakości wyników od czasu przetwarzania i 
wielkości populacji dla różnych algorytmów </text:p>
        </chart:title>
        <chart:legend chart:legend-position="bottom" svg:x="2.912cm" svg:y="15.692cm" style:legend-expansion="wide" chart:style-name="ch3"/>
        <chart:plot-area chart:style-name="ch4" chart:data-source-has-labels="both" svg:x="1.351cm" svg:y="2.116cm" svg:width="15.309cm" svg:height="12.246cm">
          <chartooo:coordinate-region svg:x="2.449cm" svg:y="2.315cm" svg:width="14.024cm" svg:height="11.4cm"/>
          <chart:axis chart:dimension="x" chart:name="primary-x" chart:style-name="ch5" chartooo:axis-type="auto">
            <chart:title svg:x="6.408cm" svg:y="14.711cm" chart:style-name="ch6">
              <text:p>Błąd względny z serii pomiarów [%]</text:p>
            </chart:title>
            <chart:categories table:cell-range-address="local-table.$B$1:.$F$1"/>
          </chart:axis>
          <chart:axis chart:dimension="y" chart:name="primary-y" chart:style-name="ch7">
            <chart:title svg:x="0.451cm" svg:y="9.923cm" chart:style-name="ch8">
              <text:p>Czas przetwarzania [s]</text:p>
            </chart:title>
            <chart:grid chart:style-name="ch9" chart:class="major"/>
          </chart:axis>
          <chart:series chart:style-name="ch10" chart:values-cell-range-address="local-table.$B$3:.$F$3" chart:label-cell-address="local-table.$A$3" chart:class="chart:scatter">
            <chart:domain table:cell-range-address="local-table.$B$2:.$F$2"/>
            <chart:data-point chart:repeated="5"/>
          </chart:series>
          <chart:series chart:style-name="ch11" chart:values-cell-range-address="local-table.$B$4:.$F$4" chart:label-cell-address="local-table.$A$4" chart:class="chart:scatter">
            <chart:data-point chart:repeated="5"/>
          </chart:series>
          <chart:series chart:style-name="ch12" chart:values-cell-range-address="local-table.$B$5:.$F$5" chart:label-cell-address="local-table.$A$5" chart:class="chart:scatter">
            <chart:data-point chart:repeated="5"/>
          </chart:series>
          <chart:series chart:style-name="ch13" chart:values-cell-range-address="local-table.$B$6:.$F$6" chart:label-cell-address="local-table.$A$6" chart:class="chart:scatter">
            <chart:data-point chart:repeated="5"/>
          </chart:series>
          <chart:series chart:style-name="ch14" chart:values-cell-range-address="local-table.$B$7:.$F$7" chart:label-cell-address="local-table.$A$7" chart:class="chart:scatter">
            <chart:data-point chart:repeated="5"/>
          </chart:series>
          <chart:series chart:style-name="ch15" chart:values-cell-range-address="local-table.$B$8:.$F$8" chart:label-cell-address="local-table.$A$8" chart:class="chart:scatter">
            <chart:data-point chart:repeated="5"/>
          </chart:series>
          <chart:series chart:style-name="ch16" chart:values-cell-range-address="local-table.$B$9:.$F$9" chart:label-cell-address="local-table.$A$9" chart:class="chart:scatter">
            <chart:data-point chart:repeated="5"/>
          </chart:series>
          <chart:series chart:style-name="ch17" chart:values-cell-range-address="local-table.$B$10:.$F$10" chart:label-cell-address="local-table.$A$10" chart:class="chart:scatter">
            <chart:data-point chart:repeated="5"/>
          </chart:series>
          <chart:series chart:style-name="ch18" chart:values-cell-range-address="local-table.$B$11:.$F$11" chart:label-cell-address="local-table.$A$11" chart:class="chart:scatter">
            <chart:data-point chart:repeated="5"/>
          </chart:series>
          <chart:series chart:style-name="ch19" chart:values-cell-range-address="local-table.$B$12:.$F$12" chart:label-cell-address="local-table.$A$12" chart:class="chart:scatter">
            <chart:data-point chart:repeated="5"/>
          </chart:series>
          <chart:series chart:style-name="ch20" chart:values-cell-range-address="local-table.$B$13:.$F$13" chart:label-cell-address="local-table.$A$13" chart:class="chart:scatter">
            <chart:data-point chart:repeated="5"/>
          </chart:series>
          <chart:series chart:style-name="ch21" chart:values-cell-range-address="local-table.$B$14:.$F$14" chart:label-cell-address="local-table.$A$14" chart:class="chart:scatter">
            <chart:data-point chart:repeated="5"/>
          </chart:series>
          <chart:wall chart:style-name="ch22"/>
          <chart:floor chart:style-name="ch2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row>
            <table:table-row>
              <table:table-cell office:value-type="string">
                <text:p>PMX EM (10)</text:p>
                <text:list>
                  <text:list-item>
                    <text:p>PMX EM (10)</text:p>
                  </text:list-item>
                  <text:list-item>
                    <text:p/>
                  </text:list-item>
                </text:list>
              </table:table-cell>
              <table:table-cell office:value-type="float" office:value="28.4429">
                <text:p>28.4429</text:p>
              </table:table-cell>
              <table:table-cell office:value-type="float" office:value="25.0736">
                <text:p>25.0736</text:p>
              </table:table-cell>
              <table:table-cell office:value-type="float" office:value="27.2571">
                <text:p>27.2571</text:p>
              </table:table-cell>
              <table:table-cell office:value-type="float" office:value="23.4055">
                <text:p>23.4055</text:p>
              </table:table-cell>
              <table:table-cell office:value-type="float" office:value="23.1744">
                <text:p>23.1744</text:p>
              </table:table-cell>
            </table:table-row>
            <table:table-row>
              <table:table-cell office:value-type="string">
                <text:p>EC EM (10)</text:p>
                <text:list>
                  <text:list-item>
                    <text:p>EC EM (10)</text:p>
                  </text:list-item>
                  <text:list-item>
                    <text:p/>
                  </text:list-item>
                </text:list>
              </table:table-cell>
              <table:table-cell office:value-type="float" office:value="49.8622">
                <text:p>49.8622</text:p>
              </table:table-cell>
              <table:table-cell office:value-type="float" office:value="47.8065">
                <text:p>47.8065</text:p>
              </table:table-cell>
              <table:table-cell office:value-type="float" office:value="49.3232">
                <text:p>49.3232</text:p>
              </table:table-cell>
              <table:table-cell office:value-type="float" office:value="46.7809">
                <text:p>46.7809</text:p>
              </table:table-cell>
              <table:table-cell office:value-type="float" office:value="46.3096">
                <text:p>46.3096</text:p>
              </table:table-cell>
            </table:table-row>
            <table:table-row>
              <table:table-cell office:value-type="string">
                <text:p>PMX GM (10)</text:p>
                <text:list>
                  <text:list-item>
                    <text:p>PMX GM (10)</text:p>
                  </text:list-item>
                  <text:list-item>
                    <text:p/>
                  </text:list-item>
                </text:list>
              </table:table-cell>
              <table:table-cell office:value-type="float" office:value="17.0249">
                <text:p>17.0249</text:p>
              </table:table-cell>
              <table:table-cell office:value-type="float" office:value="17.871">
                <text:p>17.871</text:p>
              </table:table-cell>
              <table:table-cell office:value-type="float" office:value="15.5275">
                <text:p>15.5275</text:p>
              </table:table-cell>
              <table:table-cell office:value-type="float" office:value="12.7485">
                <text:p>12.7485</text:p>
              </table:table-cell>
              <table:table-cell office:value-type="float" office:value="12.3338">
                <text:p>12.3338</text:p>
              </table:table-cell>
            </table:table-row>
            <table:table-row>
              <table:table-cell office:value-type="string">
                <text:p>EC GM (10)</text:p>
                <text:list>
                  <text:list-item>
                    <text:p>EC GM (10)</text:p>
                  </text:list-item>
                  <text:list-item>
                    <text:p/>
                  </text:list-item>
                </text:list>
              </table:table-cell>
              <table:table-cell office:value-type="float" office:value="45.5285">
                <text:p>45.5285</text:p>
              </table:table-cell>
              <table:table-cell office:value-type="float" office:value="47.9133">
                <text:p>47.9133</text:p>
              </table:table-cell>
              <table:table-cell office:value-type="float" office:value="45.2238">
                <text:p>45.2238</text:p>
              </table:table-cell>
              <table:table-cell office:value-type="float" office:value="45.7605">
                <text:p>45.7605</text:p>
              </table:table-cell>
              <table:table-cell office:value-type="float" office:value="47.5268">
                <text:p>47.5268</text:p>
              </table:table-cell>
            </table:table-row>
            <table:table-row>
              <table:table-cell office:value-type="string">
                <text:p>PMX EM (20)</text:p>
                <text:list>
                  <text:list-item>
                    <text:p>PMX EM (20)</text:p>
                  </text:list-item>
                  <text:list-item>
                    <text:p/>
                  </text:list-item>
                </text:list>
              </table:table-cell>
              <table:table-cell office:value-type="float" office:value="3.99698">
                <text:p>3.99698</text:p>
              </table:table-cell>
              <table:table-cell office:value-type="float" office:value="8.6145">
                <text:p>8.6145</text:p>
              </table:table-cell>
              <table:table-cell office:value-type="float" office:value="6.60308">
                <text:p>6.60308</text:p>
              </table:table-cell>
              <table:table-cell office:value-type="float" office:value="5.8432">
                <text:p>5.8432</text:p>
              </table:table-cell>
              <table:table-cell office:value-type="float" office:value="5.42348">
                <text:p>5.42348</text:p>
              </table:table-cell>
            </table:table-row>
            <table:table-row>
              <table:table-cell office:value-type="string">
                <text:p>EC EM (20)</text:p>
                <text:list>
                  <text:list-item>
                    <text:p>EC EM (20)</text:p>
                  </text:list-item>
                  <text:list-item>
                    <text:p/>
                  </text:list-item>
                </text:list>
              </table:table-cell>
              <table:table-cell office:value-type="float" office:value="43.4976">
                <text:p>43.4976</text:p>
              </table:table-cell>
              <table:table-cell office:value-type="float" office:value="43.2203">
                <text:p>43.2203</text:p>
              </table:table-cell>
              <table:table-cell office:value-type="float" office:value="41.9252">
                <text:p>41.9252</text:p>
              </table:table-cell>
              <table:table-cell office:value-type="float" office:value="43.6227">
                <text:p>43.6227</text:p>
              </table:table-cell>
              <table:table-cell office:value-type="float" office:value="41.8721">
                <text:p>41.8721</text:p>
              </table:table-cell>
            </table:table-row>
            <table:table-row>
              <table:table-cell office:value-type="string">
                <text:p>PMX GM (20)</text:p>
                <text:list>
                  <text:list-item>
                    <text:p>PMX GM (20)</text:p>
                  </text:list-item>
                  <text:list-item>
                    <text:p/>
                  </text:list-item>
                </text:list>
              </table:table-cell>
              <table:table-cell office:value-type="float" office:value="13.7534">
                <text:p>13.7534</text:p>
              </table:table-cell>
              <table:table-cell office:value-type="float" office:value="9.26586">
                <text:p>9.26586</text:p>
              </table:table-cell>
              <table:table-cell office:value-type="float" office:value="6.8082">
                <text:p>6.8082</text:p>
              </table:table-cell>
              <table:table-cell office:value-type="float" office:value="4.64419">
                <text:p>4.64419</text:p>
              </table:table-cell>
              <table:table-cell office:value-type="float" office:value="5.7037">
                <text:p>5.7037</text:p>
              </table:table-cell>
            </table:table-row>
            <table:table-row>
              <table:table-cell office:value-type="string">
                <text:p>EC GM (20)</text:p>
                <text:list>
                  <text:list-item>
                    <text:p>EC GM (20)</text:p>
                  </text:list-item>
                  <text:list-item>
                    <text:p/>
                  </text:list-item>
                </text:list>
              </table:table-cell>
              <table:table-cell office:value-type="float" office:value="39.8393">
                <text:p>39.8393</text:p>
              </table:table-cell>
              <table:table-cell office:value-type="float" office:value="42.4763">
                <text:p>42.4763</text:p>
              </table:table-cell>
              <table:table-cell office:value-type="float" office:value="41.3364">
                <text:p>41.3364</text:p>
              </table:table-cell>
              <table:table-cell office:value-type="float" office:value="40.3188">
                <text:p>40.3188</text:p>
              </table:table-cell>
              <table:table-cell office:value-type="float" office:value="40.3468">
                <text:p>40.3468</text:p>
              </table:table-cell>
            </table:table-row>
            <table:table-row>
              <table:table-cell office:value-type="string">
                <text:p>PMX EM (100)</text:p>
                <text:list>
                  <text:list-item>
                    <text:p>PMX EM (100)</text:p>
                  </text:list-item>
                  <text:list-item>
                    <text:p/>
                  </text:list-item>
                </text:list>
              </table:table-cell>
              <table:table-cell office:value-type="float" office:value="34.449">
                <text:p>34.449</text:p>
              </table:table-cell>
              <table:table-cell office:value-type="float" office:value="30.5131">
                <text:p>30.5131</text:p>
              </table:table-cell>
              <table:table-cell office:value-type="float" office:value="32.5742">
                <text:p>32.5742</text:p>
              </table:table-cell>
              <table:table-cell office:value-type="float" office:value="28.8827">
                <text:p>28.8827</text:p>
              </table:table-cell>
              <table:table-cell office:value-type="float" office:value="37.9327">
                <text:p>37.9327</text:p>
              </table:table-cell>
            </table:table-row>
            <table:table-row>
              <table:table-cell office:value-type="string">
                <text:p>EC EM (100)</text:p>
                <text:list>
                  <text:list-item>
                    <text:p>EC EM (100)</text:p>
                  </text:list-item>
                  <text:list-item>
                    <text:p/>
                  </text:list-item>
                </text:list>
              </table:table-cell>
              <table:table-cell office:value-type="float" office:value="36.1905">
                <text:p>36.1905</text:p>
              </table:table-cell>
              <table:table-cell office:value-type="float" office:value="25.3372">
                <text:p>25.3372</text:p>
              </table:table-cell>
              <table:table-cell office:value-type="float" office:value="26.8391">
                <text:p>26.8391</text:p>
              </table:table-cell>
              <table:table-cell office:value-type="float" office:value="25.512">
                <text:p>25.512</text:p>
              </table:table-cell>
              <table:table-cell office:value-type="float" office:value="25.9453">
                <text:p>25.9453</text:p>
              </table:table-cell>
            </table:table-row>
            <table:table-row>
              <table:table-cell office:value-type="string">
                <text:p>PMX GM (100)</text:p>
                <text:list>
                  <text:list-item>
                    <text:p>PMX GM (100)</text:p>
                  </text:list-item>
                  <text:list-item>
                    <text:p/>
                  </text:list-item>
                </text:list>
              </table:table-cell>
              <table:table-cell office:value-type="float" office:value="43.7969">
                <text:p>43.7969</text:p>
              </table:table-cell>
              <table:table-cell office:value-type="float" office:value="35.7071">
                <text:p>35.7071</text:p>
              </table:table-cell>
              <table:table-cell office:value-type="float" office:value="29.8236">
                <text:p>29.8236</text:p>
              </table:table-cell>
              <table:table-cell office:value-type="float" office:value="24.0906">
                <text:p>24.0906</text:p>
              </table:table-cell>
              <table:table-cell office:value-type="float" office:value="24.8516">
                <text:p>24.8516</text:p>
              </table:table-cell>
            </table:table-row>
            <table:table-row>
              <table:table-cell office:value-type="string">
                <text:p>EC GM (100)</text:p>
                <text:list>
                  <text:list-item>
                    <text:p>EC GM (100)</text:p>
                  </text:list-item>
                  <text:list-item>
                    <text:p/>
                  </text:list-item>
                </text:list>
              </table:table-cell>
              <table:table-cell office:value-type="float" office:value="28.6035">
                <text:p>28.6035</text:p>
              </table:table-cell>
              <table:table-cell office:value-type="float" office:value="29.1597">
                <text:p>29.1597</text:p>
              </table:table-cell>
              <table:table-cell office:value-type="float" office:value="27.547">
                <text:p>27.547</text:p>
              </table:table-cell>
              <table:table-cell office:value-type="float" office:value="25.2056">
                <text:p>25.2056</text:p>
              </table:table-cell>
              <table:table-cell office:value-type="float" office:value="22.708">
                <text:p>22.708</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2" style:family="chart" style:data-style-name="N2">
      <style:chart-properties chart:symbol-type="named-symbol" chart:symbol-name="circle" chart:symbol-width="0.25cm" chart:symbol-height="0.25cm" chart:link-data-style-to-source="true"/>
      <style:graphic-properties draw:stroke="none" svg:stroke-width="0.08cm" svg:stroke-color="#4b1f6f" draw:fill-color="#4b1f6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297cm" xlink:href="." xlink:type="simple" chart:class="chart:scatter" chart:style-name="ch1">
        <chart:title svg:x="2.611cm" svg:y="0.32cm" chart:style-name="ch2">
          <text:p>Zależność jakości wyników od czasu przetwarzania i 
wielkości populacji dla PMX EM</text:p>
        </chart:title>
        <chart:legend chart:legend-position="bottom" svg:x="3.795cm" svg:y="8.514cm" style:legend-expansion="wide" chart:style-name="ch3"/>
        <chart:plot-area chart:style-name="ch4" chart:data-source-has-labels="both" svg:x="1.33cm" svg:y="1.788cm" svg:width="14.349cm" svg:height="5.56cm">
          <chartooo:coordinate-region svg:x="2.428cm" svg:y="1.987cm" svg:width="13.065cm" svg:height="4.714cm"/>
          <chart:axis chart:dimension="x" chart:name="primary-x" chart:style-name="ch5" chartooo:axis-type="auto">
            <chart:title svg:x="5.907cm" svg:y="7.533cm" chart:style-name="ch6">
              <text:p>Błąd względny z serii pomiarów [%]</text:p>
            </chart:title>
            <chart:categories table:cell-range-address="local-table.$B$1:.$F$1"/>
          </chart:axis>
          <chart:axis chart:dimension="y" chart:name="primary-y" chart:style-name="ch7">
            <chart:title svg:x="0.451cm" svg:y="6.252cm" chart:style-name="ch8">
              <text:p>Czas przetwarzania [s]</text:p>
            </chart:title>
            <chart:grid chart:style-name="ch9" chart:class="major"/>
          </chart:axis>
          <chart:series chart:style-name="ch10" chart:values-cell-range-address="local-table.$B$3:.$F$3" chart:label-cell-address="local-table.$A$3" chart:class="chart:scatter">
            <chart:domain table:cell-range-address="local-table.$B$2:.$F$2"/>
            <chart:data-point chart:repeated="5"/>
          </chart:series>
          <chart:series chart:style-name="ch11" chart:values-cell-range-address="local-table.$B$4:.$F$4" chart:label-cell-address="local-table.$A$4" chart:class="chart:scatter">
            <chart:data-point chart:repeated="5"/>
          </chart:series>
          <chart:series chart:style-name="ch12" chart:values-cell-range-address="local-table.$B$5:.$F$5" chart:label-cell-address="local-table.$A$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row>
            <table:table-row>
              <table:table-cell office:value-type="string">
                <text:p>PMX EM (10)</text:p>
                <text:list>
                  <text:list-item>
                    <text:p>PMX EM (10)</text:p>
                  </text:list-item>
                  <text:list-item>
                    <text:p/>
                  </text:list-item>
                </text:list>
              </table:table-cell>
              <table:table-cell office:value-type="float" office:value="28.4429">
                <text:p>28.4429</text:p>
              </table:table-cell>
              <table:table-cell office:value-type="float" office:value="25.0736">
                <text:p>25.0736</text:p>
              </table:table-cell>
              <table:table-cell office:value-type="float" office:value="27.2571">
                <text:p>27.2571</text:p>
              </table:table-cell>
              <table:table-cell office:value-type="float" office:value="23.4055">
                <text:p>23.4055</text:p>
              </table:table-cell>
              <table:table-cell office:value-type="float" office:value="23.1744">
                <text:p>23.1744</text:p>
              </table:table-cell>
            </table:table-row>
            <table:table-row>
              <table:table-cell office:value-type="string">
                <text:p>PMX EM (20)</text:p>
                <text:list>
                  <text:list-item>
                    <text:p>PMX EM (20)</text:p>
                  </text:list-item>
                  <text:list-item>
                    <text:p/>
                  </text:list-item>
                </text:list>
              </table:table-cell>
              <table:table-cell office:value-type="float" office:value="3.99698">
                <text:p>3.99698</text:p>
              </table:table-cell>
              <table:table-cell office:value-type="float" office:value="8.6145">
                <text:p>8.6145</text:p>
              </table:table-cell>
              <table:table-cell office:value-type="float" office:value="6.60308">
                <text:p>6.60308</text:p>
              </table:table-cell>
              <table:table-cell office:value-type="float" office:value="5.8432">
                <text:p>5.8432</text:p>
              </table:table-cell>
              <table:table-cell office:value-type="float" office:value="5.42348">
                <text:p>5.42348</text:p>
              </table:table-cell>
            </table:table-row>
            <table:table-row>
              <table:table-cell office:value-type="string">
                <text:p>PMX EM (100)</text:p>
                <text:list>
                  <text:list-item>
                    <text:p>PMX EM (100)</text:p>
                  </text:list-item>
                  <text:list-item>
                    <text:p/>
                  </text:list-item>
                </text:list>
              </table:table-cell>
              <table:table-cell office:value-type="float" office:value="34.449">
                <text:p>34.449</text:p>
              </table:table-cell>
              <table:table-cell office:value-type="float" office:value="30.5131">
                <text:p>30.5131</text:p>
              </table:table-cell>
              <table:table-cell office:value-type="float" office:value="32.5742">
                <text:p>32.5742</text:p>
              </table:table-cell>
              <table:table-cell office:value-type="float" office:value="28.8827">
                <text:p>28.8827</text:p>
              </table:table-cell>
              <table:table-cell office:value-type="float" office:value="37.9327">
                <text:p>37.9327</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1" style:family="chart" style:data-style-name="N2">
      <style:chart-properties chart:symbol-type="named-symbol" chart:symbol-name="bow-tie" chart:symbol-width="0.25cm" chart:symbol-height="0.25cm" chart:link-data-style-to-source="true"/>
      <style:graphic-properties draw:stroke="none" svg:stroke-width="0.08cm" svg:stroke-color="#314004" draw:fill-color="#314004"/>
      <style:text-properties fo:font-size="10pt" style:font-size-asian="10pt" style:font-size-complex="10pt"/>
    </style:style>
    <style:style style:name="ch12" style:family="chart" style:data-style-name="N2">
      <style:chart-properties chart:symbol-type="named-symbol" chart:symbol-name="x" chart:symbol-width="0.25cm" chart:symbol-height="0.25cm" chart:link-data-style-to-source="true"/>
      <style:graphic-properties draw:stroke="none" svg:stroke-width="0.08cm" svg:stroke-color="#c5000b" draw:fill-color="#c5000b"/>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27cm" xlink:href="." xlink:type="simple" chart:class="chart:scatter" chart:style-name="ch1">
        <chart:title svg:x="2.611cm" svg:y="0.32cm" chart:style-name="ch2">
          <text:p>Zależność jakości wyników od czasu przetwarzania i 
wielkości populacji dla PMX GM</text:p>
        </chart:title>
        <chart:legend chart:legend-position="bottom" svg:x="3.754cm" svg:y="8.487cm" style:legend-expansion="wide" chart:style-name="ch3"/>
        <chart:plot-area chart:style-name="ch4" chart:data-source-has-labels="both" svg:x="1.33cm" svg:y="1.788cm" svg:width="14.349cm" svg:height="5.533cm">
          <chartooo:coordinate-region svg:x="2.428cm" svg:y="1.987cm" svg:width="13.065cm" svg:height="4.687cm"/>
          <chart:axis chart:dimension="x" chart:name="primary-x" chart:style-name="ch5" chartooo:axis-type="auto">
            <chart:title svg:x="5.907cm" svg:y="7.506cm" chart:style-name="ch6">
              <text:p>Błąd względny z serii pomiarów [%]</text:p>
            </chart:title>
            <chart:categories table:cell-range-address="local-table.$B$1:.$F$1"/>
          </chart:axis>
          <chart:axis chart:dimension="y" chart:name="primary-y" chart:style-name="ch7">
            <chart:title svg:x="0.451cm" svg:y="6.238cm" chart:style-name="ch8">
              <text:p>Czas przetwarzania [s]</text:p>
            </chart:title>
            <chart:grid chart:style-name="ch9" chart:class="major"/>
          </chart:axis>
          <chart:series chart:style-name="ch10" chart:values-cell-range-address="local-table.$B$3:.$F$3" chart:label-cell-address="local-table.$A$3" chart:class="chart:scatter">
            <chart:domain table:cell-range-address="local-table.$B$2:.$F$2"/>
            <chart:data-point chart:repeated="5"/>
          </chart:series>
          <chart:series chart:style-name="ch11" chart:values-cell-range-address="local-table.$B$4:.$F$4" chart:label-cell-address="local-table.$A$4" chart:class="chart:scatter">
            <chart:data-point chart:repeated="5"/>
          </chart:series>
          <chart:series chart:style-name="ch12" chart:values-cell-range-address="local-table.$B$5:.$F$5" chart:label-cell-address="local-table.$A$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row>
            <table:table-row>
              <table:table-cell office:value-type="string">
                <text:p>PMX GM (10)</text:p>
                <text:list>
                  <text:list-item>
                    <text:p>PMX GM (10)</text:p>
                  </text:list-item>
                  <text:list-item>
                    <text:p/>
                  </text:list-item>
                </text:list>
              </table:table-cell>
              <table:table-cell office:value-type="float" office:value="17.0249">
                <text:p>17.0249</text:p>
              </table:table-cell>
              <table:table-cell office:value-type="float" office:value="17.871">
                <text:p>17.871</text:p>
              </table:table-cell>
              <table:table-cell office:value-type="float" office:value="15.5275">
                <text:p>15.5275</text:p>
              </table:table-cell>
              <table:table-cell office:value-type="float" office:value="12.7485">
                <text:p>12.7485</text:p>
              </table:table-cell>
              <table:table-cell office:value-type="float" office:value="12.3338">
                <text:p>12.3338</text:p>
              </table:table-cell>
            </table:table-row>
            <table:table-row>
              <table:table-cell office:value-type="string">
                <text:p>PMX GM (20)</text:p>
                <text:list>
                  <text:list-item>
                    <text:p>PMX GM (20)</text:p>
                  </text:list-item>
                  <text:list-item>
                    <text:p/>
                  </text:list-item>
                </text:list>
              </table:table-cell>
              <table:table-cell office:value-type="float" office:value="13.7534">
                <text:p>13.7534</text:p>
              </table:table-cell>
              <table:table-cell office:value-type="float" office:value="9.26586">
                <text:p>9.26586</text:p>
              </table:table-cell>
              <table:table-cell office:value-type="float" office:value="6.8082">
                <text:p>6.8082</text:p>
              </table:table-cell>
              <table:table-cell office:value-type="float" office:value="4.64419">
                <text:p>4.64419</text:p>
              </table:table-cell>
              <table:table-cell office:value-type="float" office:value="5.7037">
                <text:p>5.7037</text:p>
              </table:table-cell>
            </table:table-row>
            <table:table-row>
              <table:table-cell office:value-type="string">
                <text:p>PMX GM (100)</text:p>
                <text:list>
                  <text:list-item>
                    <text:p>PMX GM (100)</text:p>
                  </text:list-item>
                  <text:list-item>
                    <text:p/>
                  </text:list-item>
                </text:list>
              </table:table-cell>
              <table:table-cell office:value-type="float" office:value="43.7969">
                <text:p>43.7969</text:p>
              </table:table-cell>
              <table:table-cell office:value-type="float" office:value="35.7071">
                <text:p>35.7071</text:p>
              </table:table-cell>
              <table:table-cell office:value-type="float" office:value="29.8236">
                <text:p>29.8236</text:p>
              </table:table-cell>
              <table:table-cell office:value-type="float" office:value="24.0906">
                <text:p>24.0906</text:p>
              </table:table-cell>
              <table:table-cell office:value-type="float" office:value="24.8516">
                <text:p>24.8516</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minimum="2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left" chart:symbol-width="0.25cm" chart:symbol-height="0.25cm" chart:link-data-style-to-source="true"/>
      <style:graphic-properties draw:stroke="none" svg:stroke-width="0.08cm" svg:stroke-color="#83caff" draw:fill-color="#83caff"/>
      <style:text-properties fo:font-size="10pt" style:font-size-asian="10pt" style:font-size-complex="10pt"/>
    </style:style>
    <style:style style:name="ch12" style:family="chart" style:data-style-name="N2">
      <style:chart-properties chart:symbol-type="named-symbol" chart:symbol-name="star" chart:symbol-width="0.25cm" chart:symbol-height="0.25cm" chart:link-data-style-to-source="true"/>
      <style:graphic-properties draw:stroke="none" svg:stroke-width="0.08cm" svg:stroke-color="#ff950e" draw:fill-color="#ff95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207cm" xlink:href="." xlink:type="simple" chart:class="chart:scatter" chart:style-name="ch1">
        <chart:title svg:x="2.611cm" svg:y="0.299cm" chart:style-name="ch2">
          <text:p>Zależność jakości wyników od czasu przetwarzania i 
wielkości populacji dla EC EM</text:p>
        </chart:title>
        <chart:legend chart:legend-position="bottom" svg:x="4.231cm" svg:y="7.424cm" style:legend-expansion="wide" chart:style-name="ch3"/>
        <chart:plot-area chart:style-name="ch4" chart:data-source-has-labels="both" svg:x="1.33cm" svg:y="1.746cm" svg:width="14.349cm" svg:height="4.533cm">
          <chartooo:coordinate-region svg:x="2.428cm" svg:y="1.945cm" svg:width="13.065cm" svg:height="3.687cm"/>
          <chart:axis chart:dimension="x" chart:name="primary-x" chart:style-name="ch5" chartooo:axis-type="auto">
            <chart:title svg:x="5.907cm" svg:y="6.443cm" chart:style-name="ch6">
              <text:p>Błąd względny z serii pomiarów [%]</text:p>
            </chart:title>
            <chart:categories table:cell-range-address="local-table.$B$1:.$F$1"/>
          </chart:axis>
          <chart:axis chart:dimension="y" chart:name="primary-y" chart:style-name="ch7">
            <chart:title svg:x="0.451cm" svg:y="5.696cm" chart:style-name="ch8">
              <text:p>Czas przetwarzania [s]</text:p>
            </chart:title>
            <chart:grid chart:style-name="ch9" chart:class="major"/>
          </chart:axis>
          <chart:series chart:style-name="ch10" chart:values-cell-range-address="local-table.$B$3:.$F$3" chart:label-cell-address="local-table.$A$3" chart:class="chart:scatter">
            <chart:domain table:cell-range-address="local-table.$B$2:.$F$2"/>
            <chart:data-point chart:repeated="5"/>
          </chart:series>
          <chart:series chart:style-name="ch11" chart:values-cell-range-address="local-table.$B$4:.$F$4" chart:label-cell-address="local-table.$A$4" chart:class="chart:scatter">
            <chart:data-point chart:repeated="5"/>
          </chart:series>
          <chart:series chart:style-name="ch12" chart:values-cell-range-address="local-table.$B$5:.$F$5" chart:label-cell-address="local-table.$A$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row>
            <table:table-row>
              <table:table-cell office:value-type="string">
                <text:p>EC EM (10)</text:p>
                <text:list>
                  <text:list-item>
                    <text:p>EC EM (10)</text:p>
                  </text:list-item>
                  <text:list-item>
                    <text:p/>
                  </text:list-item>
                </text:list>
              </table:table-cell>
              <table:table-cell office:value-type="float" office:value="49.8622">
                <text:p>49.8622</text:p>
              </table:table-cell>
              <table:table-cell office:value-type="float" office:value="47.8065">
                <text:p>47.8065</text:p>
              </table:table-cell>
              <table:table-cell office:value-type="float" office:value="49.3232">
                <text:p>49.3232</text:p>
              </table:table-cell>
              <table:table-cell office:value-type="float" office:value="46.7809">
                <text:p>46.7809</text:p>
              </table:table-cell>
              <table:table-cell office:value-type="float" office:value="46.3096">
                <text:p>46.3096</text:p>
              </table:table-cell>
            </table:table-row>
            <table:table-row>
              <table:table-cell office:value-type="string">
                <text:p>EC EM (20)</text:p>
                <text:list>
                  <text:list-item>
                    <text:p>EC EM (20)</text:p>
                  </text:list-item>
                  <text:list-item>
                    <text:p/>
                  </text:list-item>
                </text:list>
              </table:table-cell>
              <table:table-cell office:value-type="float" office:value="43.4976">
                <text:p>43.4976</text:p>
              </table:table-cell>
              <table:table-cell office:value-type="float" office:value="43.2203">
                <text:p>43.2203</text:p>
              </table:table-cell>
              <table:table-cell office:value-type="float" office:value="41.9252">
                <text:p>41.9252</text:p>
              </table:table-cell>
              <table:table-cell office:value-type="float" office:value="43.6227">
                <text:p>43.6227</text:p>
              </table:table-cell>
              <table:table-cell office:value-type="float" office:value="41.8721">
                <text:p>41.8721</text:p>
              </table:table-cell>
            </table:table-row>
            <table:table-row>
              <table:table-cell office:value-type="string">
                <text:p>EC EM (100)</text:p>
                <text:list>
                  <text:list-item>
                    <text:p>EC EM (100)</text:p>
                  </text:list-item>
                  <text:list-item>
                    <text:p/>
                  </text:list-item>
                </text:list>
              </table:table-cell>
              <table:table-cell office:value-type="float" office:value="36.1905">
                <text:p>36.1905</text:p>
              </table:table-cell>
              <table:table-cell office:value-type="float" office:value="25.3372">
                <text:p>25.3372</text:p>
              </table:table-cell>
              <table:table-cell office:value-type="float" office:value="26.8391">
                <text:p>26.8391</text:p>
              </table:table-cell>
              <table:table-cell office:value-type="float" office:value="25.512">
                <text:p>25.512</text:p>
              </table:table-cell>
              <table:table-cell office:value-type="float" office:value="25.9453">
                <text:p>25.9453</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minimum="2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1" style:family="chart" style:data-style-name="N2">
      <style:chart-properties chart:symbol-type="named-symbol" chart:symbol-name="hourglass" chart:symbol-width="0.25cm" chart:symbol-height="0.25cm" chart:link-data-style-to-source="true"/>
      <style:graphic-properties draw:stroke="none" svg:stroke-width="0.08cm" svg:stroke-color="#aecf00" draw:fill-color="#aecf00"/>
      <style:text-properties fo:font-size="10pt" style:font-size-asian="10pt" style:font-size-complex="10pt"/>
    </style:style>
    <style:style style:name="ch12" style:family="chart" style:data-style-name="N2">
      <style:chart-properties chart:symbol-type="named-symbol" chart:symbol-name="plus" chart:symbol-width="0.25cm" chart:symbol-height="0.25cm" chart:link-data-style-to-source="true"/>
      <style:graphic-properties draw:stroke="none" svg:stroke-width="0.08cm" svg:stroke-color="#0084d1" draw:fill-color="#0084d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554cm" xlink:href="." xlink:type="simple" chart:class="chart:scatter" chart:style-name="ch1">
        <chart:title svg:x="2.611cm" svg:y="0.306cm" chart:style-name="ch2">
          <text:p>Zależność jakości wyników od czasu przetwarzania i 
wielkości populacji dla EC GM</text:p>
        </chart:title>
        <chart:legend chart:legend-position="bottom" svg:x="4.192cm" svg:y="7.771cm" style:legend-expansion="wide" chart:style-name="ch3"/>
        <chart:plot-area chart:style-name="ch4" chart:data-source-has-labels="both" svg:x="1.33cm" svg:y="1.76cm" svg:width="14.349cm" svg:height="4.859cm">
          <chartooo:coordinate-region svg:x="2.428cm" svg:y="1.959cm" svg:width="13.065cm" svg:height="4.013cm"/>
          <chart:axis chart:dimension="x" chart:name="primary-x" chart:style-name="ch5" chartooo:axis-type="auto">
            <chart:title svg:x="5.907cm" svg:y="6.79cm" chart:style-name="ch6">
              <text:p>Błąd względny z serii pomiarów [%]</text:p>
            </chart:title>
            <chart:categories table:cell-range-address="local-table.$B$1:.$F$1"/>
          </chart:axis>
          <chart:axis chart:dimension="y" chart:name="primary-y" chart:style-name="ch7">
            <chart:title svg:x="0.451cm" svg:y="5.873cm" chart:style-name="ch8">
              <text:p>Czas przetwarzania [s]</text:p>
            </chart:title>
            <chart:grid chart:style-name="ch9" chart:class="major"/>
          </chart:axis>
          <chart:series chart:style-name="ch10" chart:values-cell-range-address="local-table.$B$3:.$F$3" chart:label-cell-address="local-table.$A$3" chart:class="chart:scatter">
            <chart:domain table:cell-range-address="local-table.$B$2:.$F$2"/>
            <chart:data-point chart:repeated="5"/>
          </chart:series>
          <chart:series chart:style-name="ch11" chart:values-cell-range-address="local-table.$B$4:.$F$4" chart:label-cell-address="local-table.$A$4" chart:class="chart:scatter">
            <chart:data-point chart:repeated="5"/>
          </chart:series>
          <chart:series chart:style-name="ch12" chart:values-cell-range-address="local-table.$B$5:.$F$5" chart:label-cell-address="local-table.$A$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row>
            <table:table-row>
              <table:table-cell office:value-type="string">
                <text:p>EC GM (10)</text:p>
                <text:list>
                  <text:list-item>
                    <text:p>EC GM (10)</text:p>
                  </text:list-item>
                  <text:list-item>
                    <text:p/>
                  </text:list-item>
                </text:list>
              </table:table-cell>
              <table:table-cell office:value-type="float" office:value="45.5285">
                <text:p>45.5285</text:p>
              </table:table-cell>
              <table:table-cell office:value-type="float" office:value="47.9133">
                <text:p>47.9133</text:p>
              </table:table-cell>
              <table:table-cell office:value-type="float" office:value="45.2238">
                <text:p>45.2238</text:p>
              </table:table-cell>
              <table:table-cell office:value-type="float" office:value="45.7605">
                <text:p>45.7605</text:p>
              </table:table-cell>
              <table:table-cell office:value-type="float" office:value="47.5268">
                <text:p>47.5268</text:p>
              </table:table-cell>
            </table:table-row>
            <table:table-row>
              <table:table-cell office:value-type="string">
                <text:p>EC GM (20)</text:p>
                <text:list>
                  <text:list-item>
                    <text:p>EC GM (20)</text:p>
                  </text:list-item>
                  <text:list-item>
                    <text:p/>
                  </text:list-item>
                </text:list>
              </table:table-cell>
              <table:table-cell office:value-type="float" office:value="39.8393">
                <text:p>39.8393</text:p>
              </table:table-cell>
              <table:table-cell office:value-type="float" office:value="42.4763">
                <text:p>42.4763</text:p>
              </table:table-cell>
              <table:table-cell office:value-type="float" office:value="41.3364">
                <text:p>41.3364</text:p>
              </table:table-cell>
              <table:table-cell office:value-type="float" office:value="40.3188">
                <text:p>40.3188</text:p>
              </table:table-cell>
              <table:table-cell office:value-type="float" office:value="40.3468">
                <text:p>40.3468</text:p>
              </table:table-cell>
            </table:table-row>
            <table:table-row>
              <table:table-cell office:value-type="string">
                <text:p>EC GM (100)</text:p>
                <text:list>
                  <text:list-item>
                    <text:p>EC GM (100)</text:p>
                  </text:list-item>
                  <text:list-item>
                    <text:p/>
                  </text:list-item>
                </text:list>
              </table:table-cell>
              <table:table-cell office:value-type="float" office:value="28.6035">
                <text:p>28.6035</text:p>
              </table:table-cell>
              <table:table-cell office:value-type="float" office:value="29.1597">
                <text:p>29.1597</text:p>
              </table:table-cell>
              <table:table-cell office:value-type="float" office:value="27.547">
                <text:p>27.547</text:p>
              </table:table-cell>
              <table:table-cell office:value-type="float" office:value="25.2056">
                <text:p>25.2056</text:p>
              </table:table-cell>
              <table:table-cell office:value-type="float" office:value="22.708">
                <text:p>22.708</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draw:stroke="none"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2.637cm" svg:y="0.314cm" chart:style-name="ch2">
          <text:p>Porównianie Tabu search z optymalnymi parametrami
 do algorytmów genetycznych</text:p>
        </chart:title>
        <chart:legend chart:legend-position="bottom" svg:x="1.596cm" svg:y="8.216cm" style:legend-expansion="wide" chart:style-name="ch3"/>
        <chart:plot-area chart:style-name="ch4" chart:data-source-has-labels="both" svg:x="1.33cm" svg:y="1.776cm" svg:width="14.35cm" svg:height="5.28cm">
          <chartooo:coordinate-region svg:x="2.428cm" svg:y="1.975cm" svg:width="13.065cm" svg:height="4.434cm"/>
          <chart:axis chart:dimension="x" chart:name="primary-x" chart:style-name="ch5" chartooo:axis-type="auto">
            <chart:title svg:x="6.324cm" svg:y="7.234cm" chart:style-name="ch6">
              <text:p>Czas przetwarzania [s]</text:p>
            </chart:title>
            <chart:categories table:cell-range-address="local-table.$B$1:.$F$1"/>
          </chart:axis>
          <chart:axis chart:dimension="y" chart:name="primary-y" chart:style-name="ch7">
            <chart:title svg:x="0.451cm" svg:y="7.556cm" chart:style-name="ch8">
              <text:p>Średni błąd względny w serii pomiarów [%]</text:p>
            </chart:title>
            <chart:grid chart:style-name="ch9" chart:class="major"/>
          </chart:axis>
          <chart:series chart:style-name="ch10" chart:values-cell-range-address="local-table.$B$3:.$F$3" chart:label-cell-address="local-table.$A$3" chart:class="chart:scatter">
            <chart:domain table:cell-range-address="local-table.$B$2:.$F$2"/>
            <chart:data-point chart:repeated="5"/>
          </chart:series>
          <chart:series chart:style-name="ch11" chart:values-cell-range-address="local-table.$B$4:.$F$4" chart:label-cell-address="local-table.$A$4" chart:class="chart:scatter">
            <chart:data-point chart:repeated="5"/>
          </chart:series>
          <chart:series chart:style-name="ch12" chart:values-cell-range-address="local-table.$B$5:.$F$5" chart:label-cell-address="local-table.$A$5" chart:class="chart:scatter">
            <chart:data-point chart:repeated="5"/>
          </chart:series>
          <chart:series chart:style-name="ch13" chart:values-cell-range-address="local-table.$B$6:.$F$6" chart:label-cell-address="local-table.$A$6" chart:class="chart:scatter">
            <chart:data-point chart:repeated="5"/>
          </chart:series>
          <chart:series chart:style-name="ch14" chart:values-cell-range-address="local-table.$B$7:.$F$7" chart:label-cell-address="local-table.$A$7"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5">
                <text:p>5</text:p>
              </table:table-cell>
              <table:table-cell office:value-type="float" office:value="10">
                <text:p>10</text:p>
              </table:table-cell>
              <table:table-cell office:value-type="float" office:value="20">
                <text:p>20</text:p>
              </table:table-cell>
              <table:table-cell office:value-type="float" office:value="30">
                <text:p>30</text:p>
              </table:table-cell>
              <table:table-cell office:value-type="float" office:value="40">
                <text:p>40</text:p>
              </table:table-cell>
            </table:table-row>
            <table:table-row>
              <table:table-cell office:value-type="string">
                <text:p>Tabu (36%)</text:p>
                <text:list>
                  <text:list-item>
                    <text:p>Tabu (36%)</text:p>
                  </text:list-item>
                  <text:list-item>
                    <text:p/>
                  </text:list-item>
                </text:list>
              </table:table-cell>
              <table:table-cell office:value-type="float" office:value="28.2284">
                <text:p>28.2284</text:p>
              </table:table-cell>
              <table:table-cell office:value-type="float" office:value="29.9452">
                <text:p>29.9452</text:p>
              </table:table-cell>
              <table:table-cell office:value-type="float" office:value="29.5128">
                <text:p>29.5128</text:p>
              </table:table-cell>
              <table:table-cell office:value-type="float" office:value="30.4948">
                <text:p>30.4948</text:p>
              </table:table-cell>
              <table:table-cell office:value-type="float" office:value="28.8488">
                <text:p>28.8488</text:p>
              </table:table-cell>
            </table:table-row>
            <table:table-row>
              <table:table-cell office:value-type="string">
                <text:p>PMX EM (20)</text:p>
                <text:list>
                  <text:list-item>
                    <text:p>PMX EM (20)</text:p>
                  </text:list-item>
                  <text:list-item>
                    <text:p/>
                  </text:list-item>
                </text:list>
              </table:table-cell>
              <table:table-cell office:value-type="float" office:value="3.99698">
                <text:p>3.99698</text:p>
              </table:table-cell>
              <table:table-cell office:value-type="float" office:value="8.6145">
                <text:p>8.6145</text:p>
              </table:table-cell>
              <table:table-cell office:value-type="float" office:value="6.60308">
                <text:p>6.60308</text:p>
              </table:table-cell>
              <table:table-cell office:value-type="float" office:value="5.8432">
                <text:p>5.8432</text:p>
              </table:table-cell>
              <table:table-cell office:value-type="float" office:value="5.42348">
                <text:p>5.42348</text:p>
              </table:table-cell>
            </table:table-row>
            <table:table-row>
              <table:table-cell office:value-type="string">
                <text:p>EC EM (20)</text:p>
                <text:list>
                  <text:list-item>
                    <text:p>EC EM (20)</text:p>
                  </text:list-item>
                  <text:list-item>
                    <text:p/>
                  </text:list-item>
                </text:list>
              </table:table-cell>
              <table:table-cell office:value-type="float" office:value="43.4976">
                <text:p>43.4976</text:p>
              </table:table-cell>
              <table:table-cell office:value-type="float" office:value="43.2203">
                <text:p>43.2203</text:p>
              </table:table-cell>
              <table:table-cell office:value-type="float" office:value="41.9252">
                <text:p>41.9252</text:p>
              </table:table-cell>
              <table:table-cell office:value-type="float" office:value="43.6227">
                <text:p>43.6227</text:p>
              </table:table-cell>
              <table:table-cell office:value-type="float" office:value="41.8721">
                <text:p>41.8721</text:p>
              </table:table-cell>
            </table:table-row>
            <table:table-row>
              <table:table-cell office:value-type="string">
                <text:p>PMX GM (20)</text:p>
                <text:list>
                  <text:list-item>
                    <text:p>PMX GM (20)</text:p>
                  </text:list-item>
                  <text:list-item>
                    <text:p/>
                  </text:list-item>
                </text:list>
              </table:table-cell>
              <table:table-cell office:value-type="float" office:value="13.7534">
                <text:p>13.7534</text:p>
              </table:table-cell>
              <table:table-cell office:value-type="float" office:value="9.26586">
                <text:p>9.26586</text:p>
              </table:table-cell>
              <table:table-cell office:value-type="float" office:value="6.8082">
                <text:p>6.8082</text:p>
              </table:table-cell>
              <table:table-cell office:value-type="float" office:value="4.64419">
                <text:p>4.64419</text:p>
              </table:table-cell>
              <table:table-cell office:value-type="float" office:value="5.7037">
                <text:p>5.7037</text:p>
              </table:table-cell>
            </table:table-row>
            <table:table-row>
              <table:table-cell office:value-type="string">
                <text:p>EC GM (20)</text:p>
                <text:list>
                  <text:list-item>
                    <text:p>EC GM (20)</text:p>
                  </text:list-item>
                  <text:list-item>
                    <text:p/>
                  </text:list-item>
                </text:list>
              </table:table-cell>
              <table:table-cell office:value-type="float" office:value="39.8393">
                <text:p>39.8393</text:p>
              </table:table-cell>
              <table:table-cell office:value-type="float" office:value="42.4763">
                <text:p>42.4763</text:p>
              </table:table-cell>
              <table:table-cell office:value-type="float" office:value="41.3364">
                <text:p>41.3364</text:p>
              </table:table-cell>
              <table:table-cell office:value-type="float" office:value="40.3188">
                <text:p>40.3188</text:p>
              </table:table-cell>
              <table:table-cell office:value-type="float" office:value="40.3468">
                <text:p>40.3468</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